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none" draw:fill-color="#ffffff" fo:min-height="22.5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3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44cm" fo:min-width="1.694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2.06cm" fo:min-width="7.986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61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svg:stroke-color="#000000" draw:marker-end="Arrowheads_20_6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0000" draw:marker-end="Arrowheads_20_65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svg:stroke-color="#000000" draw:marker-end="Arrowheads_20_68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46cm" fo:min-width="0.396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89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1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92" draw:marker-end-width="0.3cm" draw:fill="none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26cm" fo:min-width="1.276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0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02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03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04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05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06" draw:marker-end-width="0.3cm" draw:fill="none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682cm" fo:min-width="3.194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871cm" fo:min-width="3.223cm"/>
      <style:paragraph-properties style:writing-mode="lr-tb"/>
    </style:style>
    <style:style style:name="gr23" style:family="graphic" style:parent-style-name="objectwithoutfill">
      <style:graphic-properties svg:stroke-color="#000000" draw:marker-end="Arrowheads_20_117" draw:marker-end-width="0.3cm" draw:fill="none" draw:textarea-vertical-align="middle"/>
    </style:style>
    <style:style style:name="gr24" style:family="graphic" style:parent-style-name="standard">
      <style:graphic-properties draw:stroke="dash" draw:stroke-dash="Long_20_Dash" svg:stroke-color="#000000" draw:textarea-vertical-align="middle"/>
      <style:paragraph-properties style:writing-mode="lr-tb"/>
    </style:style>
    <style:style style:name="gr25" style:family="graphic" style:parent-style-name="objectwithoutfill">
      <style:graphic-properties svg:stroke-color="#000000" draw:marker-end="Arrowheads_20_373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99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28" style:family="graphic" style:parent-style-name="objectwithoutfill">
      <style:graphic-properties svg:stroke-color="#000000" draw:marker-end="Arrowheads_20_110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111" draw:marker-end-width="0.3cm" draw:fill="none" draw:textarea-vertical-align="middl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93cm" fo:min-width="3.629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112" draw:marker-end-width="0.3cm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113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116" draw:marker-end-width="0.3cm" draw:fill="none" draw:textarea-vertical-align="middl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118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Arrowheads_20_119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Arrowheads_20_120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Arrowheads_20_121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Arrowheads_20_122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gr4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44" style:family="graphic" style:parent-style-name="objectwithoutfill">
      <style:graphic-properties svg:stroke-color="#000000" draw:marker-end="Arrowheads_20_123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Arrowheads_20_125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svg:stroke-color="#000000" draw:marker-end="Arrowheads_20_126" draw:marker-end-width="0.3cm" draw:fill="none" draw:textarea-vertical-align="middle"/>
    </style:style>
    <style:style style:name="gr47" style:family="graphic" style:parent-style-name="objectwithoutfill">
      <style:graphic-properties svg:stroke-color="#000000" draw:marker-end="Arrowheads_20_127" draw:marker-end-width="0.3cm" draw:fill="none" draw:textarea-vertical-align="middle"/>
    </style:style>
    <style:style style:name="gr48" style:family="graphic" style:parent-style-name="objectwithoutfill">
      <style:graphic-properties svg:stroke-color="#000000" draw:marker-end="Arrowheads_20_128" draw:marker-end-width="0.3cm" draw:fill="none" draw:textarea-vertical-align="middle"/>
    </style:style>
    <style:style style:name="gr49" style:family="graphic" style:parent-style-name="objectwithoutfill">
      <style:graphic-properties svg:stroke-color="#000000" draw:marker-end="Arrowheads_20_129" draw:marker-end-width="0.3cm" draw:fill="none" draw:textarea-vertical-align="middle"/>
    </style:style>
    <style:style style:name="gr50" style:family="graphic" style:parent-style-name="objectwithoutfill">
      <style:graphic-properties svg:stroke-color="#000000" draw:marker-end="Arrowheads_20_130" draw:marker-end-width="0.3cm" draw:fill="none" draw:textarea-vertical-align="middle"/>
    </style:style>
    <style:style style:name="gr51" style:family="graphic" style:parent-style-name="objectwithoutfill">
      <style:graphic-properties svg:stroke-color="#000000" draw:marker-end="Arrowheads_20_131" draw:marker-end-width="0.3cm" draw:fill="none" draw:textarea-vertical-align="middle"/>
    </style:style>
    <style:style style:name="gr52" style:family="graphic" style:parent-style-name="objectwithoutfill">
      <style:graphic-properties svg:stroke-color="#000000" draw:marker-end="Arrowheads_20_133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Arrowheads_20_134" draw:marker-end-width="0.3cm" draw:fill="none" draw:textarea-vertical-align="middle"/>
    </style:style>
    <style:style style:name="gr54" style:family="graphic" style:parent-style-name="objectwithoutfill">
      <style:graphic-properties svg:stroke-color="#000000" draw:marker-end="Arrowheads_20_132" draw:marker-end-width="0.3cm" draw:fill="none" draw:textarea-vertical-align="middle"/>
    </style:style>
    <style:style style:name="gr55" style:family="graphic" style:parent-style-name="objectwithoutfill">
      <style:graphic-properties svg:stroke-color="#000000" draw:marker-end="Arrowheads_20_135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Arrowheads_20_136" draw:marker-end-width="0.3cm" draw:fill="none" draw:textarea-vertical-align="middle"/>
    </style:style>
    <style:style style:name="gr57" style:family="graphic" style:parent-style-name="objectwithoutfill">
      <style:graphic-properties svg:stroke-color="#000000" draw:marker-end="Arrowheads_20_137" draw:marker-end-width="0.3cm" draw:fill="none" draw:textarea-vertical-align="middle"/>
    </style:style>
    <style:style style:name="gr58" style:family="graphic" style:parent-style-name="objectwithoutfill">
      <style:graphic-properties svg:stroke-color="#000000" draw:marker-end="Arrowheads_20_138" draw:marker-end-width="0.3cm" draw:fill="none" draw:textarea-vertical-align="middle"/>
    </style:style>
    <style:style style:name="gr59" style:family="graphic" style:parent-style-name="objectwithoutfill">
      <style:graphic-properties svg:stroke-color="#000000" draw:marker-end="Arrowheads_20_139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Arrowheads_20_140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Arrowheads_20_142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Arrowheads_20_143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Arrowheads_20_144" draw:marker-end-width="0.3cm" draw:fill="none" draw:textarea-vertical-align="middle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37cm" fo:min-width="2.12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3.166cm"/>
      <style:paragraph-properties style:writing-mode="lr-tb"/>
    </style:style>
    <style:style style:name="gr66" style:family="graphic" style:parent-style-name="objectwithoutfill">
      <style:graphic-properties svg:stroke-color="#000000" draw:marker-end="Arrowheads_20_151" draw:marker-end-width="0.3cm" draw:fill="none" draw:textarea-vertical-align="middle"/>
      <style:paragraph-properties style:writing-mode="lr-tb"/>
    </style:style>
    <style:style style:name="gr67" style:family="graphic" style:parent-style-name="objectwithoutfill">
      <style:graphic-properties svg:stroke-color="#000000" draw:marker-end="Arrowheads_20_153" draw:marker-end-width="0.3cm" draw:fill="none" draw:textarea-vertical-align="middle"/>
      <style:paragraph-properties style:writing-mode="lr-tb"/>
    </style:style>
    <style:style style:name="gr68" style:family="graphic" style:parent-style-name="objectwithoutfill">
      <style:graphic-properties svg:stroke-color="#000000" draw:marker-end="Arrowheads_20_155" draw:marker-end-width="0.3cm" draw:fill="none" draw:textarea-vertical-align="middle"/>
    </style:style>
    <style:style style:name="gr69" style:family="graphic" style:parent-style-name="objectwithoutfill">
      <style:graphic-properties svg:stroke-color="#000000" draw:marker-end="Arrowheads_20_157" draw:marker-end-width="0.3cm" draw:fill="none" draw:textarea-vertical-align="middle"/>
      <style:paragraph-properties style:writing-mode="lr-tb"/>
    </style:style>
    <style:style style:name="gr70" style:family="graphic" style:parent-style-name="objectwithoutfill">
      <style:graphic-properties svg:stroke-color="#000000" draw:marker-end="Arrowheads_20_158" draw:marker-end-width="0.3cm" draw:fill="none" draw:textarea-vertical-align="middle"/>
    </style:style>
    <style:style style:name="gr71" style:family="graphic" style:parent-style-name="objectwithoutfill">
      <style:graphic-properties svg:stroke-color="#000000" draw:marker-end="Arrowheads_20_159" draw:marker-end-width="0.3cm" draw:fill="none" draw:textarea-vertical-align="middle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2.019cm" fo:min-width="2.676cm"/>
      <style:paragraph-properties style:writing-mode="lr-tb"/>
    </style:style>
    <style:style style:name="gr73" style:family="graphic" style:parent-style-name="objectwithoutfill">
      <style:graphic-properties svg:stroke-color="#000000" draw:marker-end="Arrowheads_20_160" draw:marker-end-width="0.3cm" draw:fill="none" draw:textarea-vertical-align="middle"/>
    </style:style>
    <style:style style:name="gr74" style:family="graphic" style:parent-style-name="objectwithoutfill">
      <style:graphic-properties svg:stroke-color="#000000" draw:marker-end="Arrowheads_20_161" draw:marker-end-width="0.3cm" draw:fill="none" draw:textarea-vertical-align="middle"/>
    </style:style>
    <style:style style:name="gr75" style:family="graphic" style:parent-style-name="objectwithoutfill">
      <style:graphic-properties svg:stroke-color="#000000" draw:marker-end="Arrowheads_20_162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163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372" draw:marker-end-width="0.3cm" draw:fill="none" draw:textarea-vertical-align="middl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723cm"/>
      <style:paragraph-properties style:writing-mode="lr-tb"/>
    </style:style>
    <style:style style:name="gr79" style:family="graphic" style:parent-style-name="objectwithoutfill">
      <style:graphic-properties svg:stroke-color="#000000" draw:marker-end="Arrowheads_20_167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169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71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72" draw:marker-end-width="0.3cm" draw:fill="none" draw:textarea-vertical-align="middle"/>
    </style:style>
    <style:style style:name="gr84" style:family="graphic" style:parent-style-name="standard">
      <style:graphic-properties svg:stroke-color="#000000" draw:textarea-vertical-align="middle"/>
    </style:style>
    <style:style style:name="gr85" style:family="graphic" style:parent-style-name="objectwithoutfill">
      <style:graphic-properties svg:stroke-color="#000000" draw:marker-end="Arrowheads_20_174" draw:marker-end-width="0.3cm" draw:fill="none" draw:textarea-vertical-align="middle"/>
    </style:style>
    <style:style style:name="gr86" style:family="graphic" style:parent-style-name="objectwithoutfill">
      <style:graphic-properties svg:stroke-color="#000000" draw:marker-end="Arrowheads_20_175" draw:marker-end-width="0.3cm" draw:fill="none" draw:textarea-vertical-align="middle"/>
    </style:style>
    <style:style style:name="gr87" style:family="graphic" style:parent-style-name="objectwithoutfill">
      <style:graphic-properties svg:stroke-color="#000000" draw:marker-end="Arrowheads_20_176" draw:marker-end-width="0.3cm" draw:fill="none" draw:textarea-vertical-align="middle"/>
    </style:style>
    <style:style style:name="gr88" style:family="graphic" style:parent-style-name="objectwithoutfill">
      <style:graphic-properties svg:stroke-color="#000000" draw:marker-end="Arrowheads_20_181" draw:marker-end-width="0.3cm" draw:fill="none" draw:textarea-vertical-align="middle"/>
    </style:style>
    <style:style style:name="gr89" style:family="graphic" style:parent-style-name="objectwithoutfill">
      <style:graphic-properties svg:stroke-color="#000000" draw:marker-end="Arrowheads_20_182" draw:marker-end-width="0.3cm" draw:fill="none" draw:textarea-vertical-align="middle"/>
    </style:style>
    <style:style style:name="gr90" style:family="graphic" style:parent-style-name="objectwithoutfill">
      <style:graphic-properties svg:stroke-color="#000000" draw:marker-end="Arrowheads_20_183" draw:marker-end-width="0.3cm" draw:fill="none" draw:textarea-vertical-align="middle"/>
    </style:style>
    <style:style style:name="gr91" style:family="graphic" style:parent-style-name="objectwithoutfill">
      <style:graphic-properties svg:stroke-color="#000000" draw:marker-end="Arrowheads_20_361" draw:marker-end-width="0.3cm" draw:fill="none" draw:textarea-vertical-align="middle"/>
      <style:paragraph-properties style:writing-mode="lr-tb"/>
    </style:style>
    <style:style style:name="gr92" style:family="graphic" style:parent-style-name="objectwithoutfill">
      <style:graphic-properties svg:stroke-color="#000000" draw:marker-end="Arrowheads_20_177" draw:marker-end-width="0.3cm" draw:fill="none" draw:textarea-vertical-align="middle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04cm"/>
      <style:paragraph-properties style:writing-mode="lr-tb"/>
    </style:style>
    <style:style style:name="gr94" style:family="graphic" style:parent-style-name="objectwithoutfill">
      <style:graphic-properties svg:stroke-color="#000000" draw:marker-end="Arrowheads_20_178" draw:marker-end-width="0.3cm" draw:fill="none" draw:textarea-vertical-align="middle"/>
    </style:style>
    <style:style style:name="gr95" style:family="graphic" style:parent-style-name="objectwithoutfill">
      <style:graphic-properties svg:stroke-color="#000000" draw:marker-end="Arrowheads_20_179" draw:marker-end-width="0.3cm" draw:fill="none" draw:textarea-vertical-align="middle"/>
    </style:style>
    <style:style style:name="gr96" style:family="graphic" style:parent-style-name="objectwithoutfill">
      <style:graphic-properties svg:stroke-color="#000000" draw:marker-end="Arrowheads_20_180" draw:marker-end-width="0.3cm" draw:fill="none" draw:textarea-vertical-align="middle"/>
    </style:style>
    <style:style style:name="gr97" style:family="graphic" style:parent-style-name="objectwithoutfill">
      <style:graphic-properties svg:stroke-color="#000000" draw:marker-end="Arrowheads_20_184" draw:marker-end-width="0.3cm" draw:fill="none" draw:textarea-vertical-align="middle"/>
    </style:style>
    <style:style style:name="gr98" style:family="graphic" style:parent-style-name="objectwithoutfill">
      <style:graphic-properties svg:stroke-color="#000000" draw:marker-end="Arrowheads_20_185" draw:marker-end-width="0.3cm" draw:fill="none" draw:textarea-vertical-align="middle"/>
    </style:style>
    <style:style style:name="gr99" style:family="graphic" style:parent-style-name="objectwithoutfill">
      <style:graphic-properties svg:stroke-color="#000000" draw:marker-end="Arrowheads_20_186" draw:marker-end-width="0.3cm" draw:fill="none" draw:textarea-vertical-align="middle"/>
    </style:style>
    <style:style style:name="gr100" style:family="graphic" style:parent-style-name="objectwithoutfill">
      <style:graphic-properties svg:stroke-color="#000000" draw:marker-end="Arrowheads_20_187" draw:marker-end-width="0.3cm" draw:fill="none" draw:textarea-vertical-align="middle"/>
    </style:style>
    <style:style style:name="gr101" style:family="graphic" style:parent-style-name="objectwithoutfill">
      <style:graphic-properties svg:stroke-color="#000000" draw:marker-end="Arrowheads_20_188" draw:marker-end-width="0.3cm" draw:fill="none" draw:textarea-vertical-align="middle"/>
    </style:style>
    <style:style style:name="gr102" style:family="graphic" style:parent-style-name="objectwithoutfill">
      <style:graphic-properties svg:stroke-color="#000000" draw:marker-end="Arrowheads_20_189" draw:marker-end-width="0.3cm" draw:fill="none" draw:textarea-vertical-align="middle"/>
    </style:style>
    <style:style style:name="gr103" style:family="graphic" style:parent-style-name="objectwithoutfill">
      <style:graphic-properties svg:stroke-color="#000000" draw:marker-end="Arrowheads_20_191" draw:marker-end-width="0.3cm" draw:fill="none" draw:textarea-vertical-align="middle"/>
    </style:style>
    <style:style style:name="gr104" style:family="graphic" style:parent-style-name="objectwithoutfill">
      <style:graphic-properties svg:stroke-color="#000000" draw:marker-end="Arrowheads_20_192" draw:marker-end-width="0.3cm" draw:fill="none" draw:textarea-vertical-align="middle"/>
    </style:style>
    <style:style style:name="gr105" style:family="graphic" style:parent-style-name="objectwithoutfill">
      <style:graphic-properties svg:stroke-color="#000000" draw:marker-end="Arrowheads_20_193" draw:marker-end-width="0.3cm" draw:fill="none" draw:textarea-vertical-align="middle"/>
    </style:style>
    <style:style style:name="gr106" style:family="graphic" style:parent-style-name="objectwithoutfill">
      <style:graphic-properties svg:stroke-color="#000000" draw:marker-end="Arrowheads_20_194" draw:marker-end-width="0.3cm" draw:fill="none" draw:textarea-vertical-align="middle"/>
    </style:style>
    <style:style style:name="gr10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08" style:family="graphic" style:parent-style-name="objectwithoutfill">
      <style:graphic-properties svg:stroke-color="#000000" draw:marker-end="Arrowheads_20_195" draw:marker-end-width="0.3cm" draw:fill="none" draw:textarea-vertical-align="middle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3.07cm" fo:min-width="6.138cm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198" draw:marker-end-width="0.3cm" draw:fill="none" draw:textarea-vertical-align="middle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1.656cm" fo:min-width="1.564cm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199" draw:marker-end-width="0.3cm" draw:fill="none" draw:textarea-vertical-align="middle"/>
    </style:style>
    <style:style style:name="gr113" style:family="graphic" style:parent-style-name="objectwithoutfill">
      <style:graphic-properties svg:stroke-color="#000000" draw:marker-end="Arrowheads_20_201" draw:marker-end-width="0.3cm" draw:fill="none" draw:textarea-vertical-align="middle"/>
    </style:style>
    <style:style style:name="gr114" style:family="graphic" style:parent-style-name="objectwithoutfill">
      <style:graphic-properties svg:stroke-color="#000000" draw:marker-end="Arrowheads_20_202" draw:marker-end-width="0.3cm" draw:fill="none" draw:textarea-vertical-align="middle"/>
    </style:style>
    <style:style style:name="gr115" style:family="graphic" style:parent-style-name="objectwithoutfill">
      <style:graphic-properties svg:stroke-color="#000000" draw:marker-end="Arrowheads_20_203" draw:marker-end-width="0.3cm" draw:fill="none" draw:textarea-vertical-align="middle"/>
    </style:style>
    <style:style style:name="gr116" style:family="graphic" style:parent-style-name="objectwithoutfill">
      <style:graphic-properties svg:stroke-color="#000000" draw:marker-end="Arrowheads_20_204" draw:marker-end-width="0.3cm" draw:fill="none" draw:textarea-vertical-align="middle"/>
    </style:style>
    <style:style style:name="gr117" style:family="graphic" style:parent-style-name="objectwithoutfill">
      <style:graphic-properties svg:stroke-color="#000000" draw:marker-end="Arrowheads_20_205" draw:marker-end-width="0.3cm" draw:fill="none" draw:textarea-vertical-align="middle"/>
    </style:style>
    <style:style style:name="gr118" style:family="graphic" style:parent-style-name="objectwithoutfill">
      <style:graphic-properties svg:stroke-color="#000000" draw:marker-end="Arrowheads_20_206" draw:marker-end-width="0.3cm" draw:fill="none" draw:textarea-vertical-align="middle"/>
    </style:style>
    <style:style style:name="gr119" style:family="graphic" style:parent-style-name="objectwithoutfill">
      <style:graphic-properties svg:stroke-color="#000000" draw:marker-end="Arrowheads_20_360" draw:marker-end-width="0.3cm" draw:fill="none" draw:textarea-vertical-align="middle"/>
    </style:style>
    <style:style style:name="gr1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07" draw:marker-end-width="0.3cm" draw:fill="none" draw:textarea-vertical-align="middle"/>
    </style:style>
    <style:style style:name="gr122" style:family="graphic" style:parent-style-name="objectwithoutfill">
      <style:graphic-properties svg:stroke-color="#000000" draw:marker-end="Arrowheads_20_208" draw:marker-end-width="0.3cm" draw:fill="none" draw:textarea-vertical-align="middle"/>
    </style:style>
    <style:style style:name="gr123" style:family="graphic" style:parent-style-name="objectwithoutfill">
      <style:graphic-properties svg:stroke-color="#000000" draw:marker-end="Arrowheads_20_209" draw:marker-end-width="0.3cm" draw:fill="none" draw:textarea-vertical-align="middle"/>
    </style:style>
    <style:style style:name="gr124" style:family="graphic" style:parent-style-name="objectwithoutfill">
      <style:graphic-properties svg:stroke-color="#000000" draw:marker-end="Arrowheads_20_210" draw:marker-end-width="0.3cm" draw:fill="none" draw:textarea-vertical-align="middle"/>
    </style:style>
    <style:style style:name="gr125" style:family="graphic" style:parent-style-name="objectwithoutfill">
      <style:graphic-properties svg:stroke-color="#000000" draw:marker-end="Arrowheads_20_211" draw:marker-end-width="0.3cm" draw:fill="none" draw:textarea-vertical-align="middle"/>
    </style:style>
    <style:style style:name="gr126" style:family="graphic" style:parent-style-name="objectwithoutfill">
      <style:graphic-properties svg:stroke-color="#000000" draw:marker-end="Arrowheads_20_212" draw:marker-end-width="0.3cm" draw:fill="none" draw:textarea-vertical-align="middle"/>
    </style:style>
    <style:style style:name="gr127" style:family="graphic" style:parent-style-name="objectwithoutfill">
      <style:graphic-properties svg:stroke-color="#000000" draw:marker-end="Arrowheads_20_213" draw:marker-end-width="0.3cm" draw:fill="none" draw:textarea-vertical-align="middle"/>
    </style:style>
    <style:style style:name="gr128" style:family="graphic" style:parent-style-name="objectwithoutfill">
      <style:graphic-properties svg:stroke-color="#000000" draw:marker-end="Arrowheads_20_214" draw:marker-end-width="0.3cm" draw:fill="none" draw:textarea-vertical-align="middle"/>
    </style:style>
    <style:style style:name="gr129" style:family="graphic" style:parent-style-name="objectwithoutfill">
      <style:graphic-properties svg:stroke-color="#000000" draw:marker-end="Arrowheads_20_215" draw:marker-end-width="0.3cm" draw:fill="none" draw:textarea-vertical-align="middle"/>
    </style:style>
    <style:style style:name="gr130" style:family="graphic" style:parent-style-name="objectwithoutfill">
      <style:graphic-properties svg:stroke-color="#000000" draw:marker-end="Arrowheads_20_216" draw:marker-end-width="0.3cm" draw:fill="none" draw:textarea-vertical-align="middle"/>
    </style:style>
    <style:style style:name="gr131" style:family="graphic" style:parent-style-name="objectwithoutfill">
      <style:graphic-properties svg:stroke-color="#000000" draw:marker-end="Arrowheads_20_217" draw:marker-end-width="0.3cm" draw:fill="none" draw:textarea-vertical-align="middle"/>
    </style:style>
    <style:style style:name="gr132" style:family="graphic" style:parent-style-name="objectwithoutfill">
      <style:graphic-properties svg:stroke-color="#000000" draw:marker-end="Arrowheads_20_218" draw:marker-end-width="0.3cm" draw:fill="none" draw:textarea-vertical-align="middle"/>
    </style:style>
    <style:style style:name="gr133" style:family="graphic" style:parent-style-name="objectwithoutfill">
      <style:graphic-properties svg:stroke-color="#000000" draw:marker-end="Arrowheads_20_220" draw:marker-end-width="0.3cm" draw:fill="none" draw:textarea-vertical-align="middle"/>
    </style:style>
    <style:style style:name="gr134" style:family="graphic" style:parent-style-name="objectwithoutfill">
      <style:graphic-properties svg:stroke-color="#000000" draw:marker-end="Arrowheads_20_221" draw:marker-end-width="0.3cm" draw:fill="none" draw:textarea-vertical-align="middle"/>
    </style:style>
    <style:style style:name="gr135" style:family="graphic" style:parent-style-name="objectwithoutfill">
      <style:graphic-properties svg:stroke-color="#000000" draw:marker-end="Arrowheads_20_222" draw:marker-end-width="0.3cm" draw:fill="none" draw:textarea-vertical-align="middle"/>
    </style:style>
    <style:style style:name="gr136" style:family="graphic" style:parent-style-name="objectwithoutfill">
      <style:graphic-properties svg:stroke-color="#000000" draw:marker-end="Arrowheads_20_363" draw:marker-end-width="0.3cm" draw:fill="none" draw:textarea-vertical-align="middle"/>
      <style:paragraph-properties style:writing-mode="lr-tb"/>
    </style:style>
    <style:style style:name="gr1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223" draw:marker-end-width="0.3cm" draw:fill="none" draw:textarea-vertical-align="middle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42" style:family="graphic" style:parent-style-name="objectwithoutfill">
      <style:graphic-properties svg:stroke-color="#000000" draw:marker-end="Arrowheads_20_374" draw:marker-end-width="0.3cm" draw:fill="none" draw:textarea-vertical-align="middle"/>
    </style:style>
    <style:style style:name="gr14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378" draw:marker-end-width="0.3cm" draw:fill="none" draw:textarea-vertical-align="middle"/>
    </style:style>
    <style:style style:name="gr14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236" draw:marker-end-width="0.3cm" draw:fill="none" draw:textarea-vertical-align="middle"/>
    </style:style>
    <style:style style:name="gr1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238" draw:marker-end-width="0.3cm" draw:fill="none" draw:textarea-vertical-align="middle"/>
    </style:style>
    <style:style style:name="gr14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51" style:family="graphic" style:parent-style-name="objectwithoutfill">
      <style:graphic-properties svg:stroke-color="#000000" draw:marker-end="Arrowheads_20_358" draw:marker-end-width="0.3cm" draw:fill="none" draw:textarea-vertical-align="middle"/>
    </style:style>
    <style:style style:name="gr15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380" draw:marker-end-width="0.3cm" draw:fill="none" draw:textarea-vertical-align="middle"/>
    </style:style>
    <style:style style:name="gr1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155" style:family="graphic" style:parent-style-name="standard">
      <style:graphic-properties draw:stroke="dash" draw:stroke-dash="Long_20_Dash" svg:stroke-color="#000000" draw:textarea-vertical-align="middle"/>
    </style:style>
    <style:style style:name="gr156" style:family="graphic" style:parent-style-name="objectwithoutfill">
      <style:graphic-properties svg:stroke-color="#000000" draw:marker-end="Arrowheads_20_383" draw:marker-end-width="0.3cm" draw:fill="none" draw:textarea-vertical-align="middle"/>
      <style:paragraph-properties style:writing-mode="lr-tb"/>
    </style:style>
    <style:style style:name="gr157" style:family="graphic" style:parent-style-name="objectwithoutfill">
      <style:graphic-properties svg:stroke-color="#000000" draw:marker-end="Arrowheads_20_384" draw:marker-end-width="0.3cm" draw:fill="none" draw:textarea-vertical-align="middle"/>
    </style:style>
    <style:style style:name="gr158" style:family="graphic" style:parent-style-name="objectwithoutfill">
      <style:graphic-properties svg:stroke-color="#000000" draw:marker-end="Arrowheads_20_385" draw:marker-end-width="0.3cm" draw:fill="none" draw:textarea-vertical-align="middl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386" draw:marker-end-width="0.3cm" draw:fill="none" draw:textarea-vertical-align="middle"/>
    </style:style>
    <style:style style:name="gr1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239" draw:marker-end-width="0.3cm" draw:fill="none" draw:textarea-vertical-align="middle"/>
    </style:style>
    <style:style style:name="gr1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241" draw:marker-end-width="0.3cm" draw:fill="none" draw:textarea-vertical-align="middle"/>
    </style:style>
    <style:style style:name="gr164" style:family="graphic" style:parent-style-name="objectwithoutfill">
      <style:graphic-properties svg:stroke-color="#000000" draw:marker-end="Arrowheads_20_242" draw:marker-end-width="0.3cm" draw:fill="none" draw:textarea-vertical-align="middle"/>
    </style:style>
    <style:style style:name="gr165" style:family="graphic" style:parent-style-name="objectwithoutfill">
      <style:graphic-properties svg:stroke-color="#000000" draw:marker-end="Arrowheads_20_243" draw:marker-end-width="0.3cm" draw:fill="none" draw:textarea-vertical-align="middle"/>
    </style:style>
    <style:style style:name="gr166" style:family="graphic" style:parent-style-name="objectwithoutfill">
      <style:graphic-properties svg:stroke-color="#000000" draw:marker-end="Arrowheads_20_244" draw:marker-end-width="0.3cm" draw:fill="none" draw:textarea-vertical-align="middle"/>
    </style:style>
    <style:style style:name="gr1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68" style:family="graphic" style:parent-style-name="objectwithoutfill">
      <style:graphic-properties svg:stroke-color="#000000" draw:marker-end="Arrowheads_20_245" draw:marker-end-width="0.3cm" draw:fill="none" draw:textarea-vertical-align="middle"/>
    </style:style>
    <style:style style:name="gr1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0" style:family="graphic" style:parent-style-name="objectwithoutfill">
      <style:graphic-properties svg:stroke-color="#000000" draw:marker-end="Arrowheads_20_246" draw:marker-end-width="0.3cm" draw:fill="none" draw:textarea-vertical-align="middle"/>
    </style:style>
    <style:style style:name="gr171" style:family="graphic" style:parent-style-name="objectwithoutfill">
      <style:graphic-properties svg:stroke-color="#000000" draw:marker-end="Arrowheads_20_247" draw:marker-end-width="0.3cm" draw:fill="none" draw:textarea-vertical-align="middle"/>
    </style:style>
    <style:style style:name="gr17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3" style:family="graphic" style:parent-style-name="objectwithoutfill">
      <style:graphic-properties svg:stroke-color="#000000" draw:marker-end="Arrowheads_20_248" draw:marker-end-width="0.3cm" draw:fill="none" draw:textarea-vertical-align="middle"/>
    </style:style>
    <style:style style:name="gr174" style:family="graphic" style:parent-style-name="objectwithoutfill">
      <style:graphic-properties svg:stroke-color="#000000" draw:marker-end="Arrowheads_20_249" draw:marker-end-width="0.3cm" draw:fill="none" draw:textarea-vertical-align="middle"/>
    </style:style>
    <style:style style:name="gr1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76" style:family="graphic" style:parent-style-name="objectwithoutfill">
      <style:graphic-properties svg:stroke-color="#000000" draw:marker-end="Arrowheads_20_250" draw:marker-end-width="0.3cm" draw:fill="none" draw:textarea-vertical-align="middle"/>
    </style:style>
    <style:style style:name="gr1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78" style:family="graphic" style:parent-style-name="objectwithoutfill">
      <style:graphic-properties svg:stroke-color="#000000" draw:marker-end="Arrowheads_20_251" draw:marker-end-width="0.3cm" draw:fill="none" draw:textarea-vertical-align="middle"/>
    </style:style>
    <style:style style:name="gr17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0" style:family="graphic" style:parent-style-name="objectwithoutfill">
      <style:graphic-properties svg:stroke-color="#000000" draw:marker-end="Arrowheads_20_252" draw:marker-end-width="0.3cm" draw:fill="none" draw:textarea-vertical-align="middle"/>
    </style:style>
    <style:style style:name="gr18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253" draw:marker-end-width="0.3cm" draw:fill="none" draw:textarea-vertical-align="middle"/>
    </style:style>
    <style:style style:name="gr183" style:family="graphic" style:parent-style-name="objectwithoutfill">
      <style:graphic-properties svg:stroke-color="#000000" draw:marker-end="Arrowheads_20_254" draw:marker-end-width="0.3cm" draw:fill="none" draw:textarea-vertical-align="middle"/>
    </style:style>
    <style:style style:name="gr1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85" style:family="graphic" style:parent-style-name="objectwithoutfill">
      <style:graphic-properties svg:stroke-color="#000000" draw:marker-end="Arrowheads_20_255" draw:marker-end-width="0.3cm" draw:fill="none" draw:textarea-vertical-align="middle"/>
    </style:style>
    <style:style style:name="gr186" style:family="graphic" style:parent-style-name="objectwithoutfill">
      <style:graphic-properties svg:stroke-color="#000000" draw:marker-end="Arrowheads_20_256" draw:marker-end-width="0.3cm" draw:fill="none" draw:textarea-vertical-align="middle"/>
    </style:style>
    <style:style style:name="gr18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88" style:family="graphic" style:parent-style-name="objectwithoutfill">
      <style:graphic-properties svg:stroke-color="#000000" draw:marker-end="Arrowheads_20_257" draw:marker-end-width="0.3cm" draw:fill="none" draw:textarea-vertical-align="middle"/>
    </style:style>
    <style:style style:name="gr18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0" style:family="graphic" style:parent-style-name="objectwithoutfill">
      <style:graphic-properties svg:stroke-color="#000000" draw:marker-end="Arrowheads_20_258" draw:marker-end-width="0.3cm" draw:fill="none" draw:textarea-vertical-align="middle"/>
    </style:style>
    <style:style style:name="gr191" style:family="graphic" style:parent-style-name="objectwithoutfill">
      <style:graphic-properties svg:stroke-color="#000000" draw:marker-end="Arrowheads_20_259" draw:marker-end-width="0.3cm" draw:fill="none" draw:textarea-vertical-align="middle"/>
    </style:style>
    <style:style style:name="gr192" style:family="graphic" style:parent-style-name="objectwithoutfill">
      <style:graphic-properties svg:stroke-color="#000000" draw:marker-end="Arrowheads_20_260" draw:marker-end-width="0.3cm" draw:fill="none" draw:textarea-vertical-align="middle"/>
    </style:style>
    <style:style style:name="gr193" style:family="graphic" style:parent-style-name="objectwithoutfill">
      <style:graphic-properties svg:stroke-color="#000000" draw:marker-end="Arrowheads_20_261" draw:marker-end-width="0.3cm" draw:fill="none" draw:textarea-vertical-align="middle"/>
    </style:style>
    <style:style style:name="gr19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96" style:family="graphic" style:parent-style-name="objectwithoutfill">
      <style:graphic-properties svg:stroke-color="#000000" draw:marker-end="Arrowheads_20_262" draw:marker-end-width="0.3cm" draw:fill="none" draw:textarea-vertical-align="middle"/>
    </style:style>
    <style:style style:name="gr19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263" draw:marker-end-width="0.3cm" draw:fill="none" draw:textarea-vertical-align="middle"/>
    </style:style>
    <style:style style:name="gr19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01" style:family="graphic" style:parent-style-name="objectwithoutfill">
      <style:graphic-properties svg:stroke-color="#000000" draw:marker-end="Arrowheads_20_264" draw:marker-end-width="0.3cm" draw:fill="none" draw:textarea-vertical-align="middle"/>
    </style:style>
    <style:style style:name="gr202" style:family="graphic" style:parent-style-name="objectwithoutfill">
      <style:graphic-properties svg:stroke-color="#000000" draw:marker-end="Arrowheads_20_265" draw:marker-end-width="0.3cm" draw:fill="none" draw:textarea-vertical-align="middle"/>
    </style:style>
    <style:style style:name="gr203" style:family="graphic" style:parent-style-name="standard">
      <style:graphic-properties svg:stroke-color="#000000" draw:fill-color="#ffffff" draw:textarea-horizontal-align="justify" draw:textarea-vertical-align="middle" draw:auto-grow-height="false" fo:min-height="2.494cm" fo:min-width="2.244cm"/>
      <style:paragraph-properties style:writing-mode="lr-tb"/>
    </style:style>
    <style:style style:name="gr20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268" draw:marker-end-width="0.3cm" draw:fill="none" draw:textarea-vertical-align="middle"/>
      <style:paragraph-properties style:writing-mode="lr-tb"/>
    </style:style>
    <style:style style:name="gr20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269" draw:marker-end-width="0.3cm" draw:fill="none" draw:textarea-vertical-align="middle"/>
      <style:paragraph-properties style:writing-mode="lr-tb"/>
    </style:style>
    <style:style style:name="gr20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09" style:family="graphic" style:parent-style-name="objectwithoutfill">
      <style:graphic-properties svg:stroke-color="#000000" draw:marker-end="Arrowheads_20_271" draw:marker-end-width="0.3cm" draw:fill="none" draw:textarea-vertical-align="middle"/>
    </style:style>
    <style:style style:name="gr210" style:family="graphic" style:parent-style-name="objectwithoutfill">
      <style:graphic-properties svg:stroke-color="#000000" draw:marker-end="Arrowheads_20_272" draw:marker-end-width="0.3cm" draw:fill="none" draw:textarea-vertical-align="middle"/>
    </style:style>
    <style:style style:name="gr21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3" style:family="graphic" style:parent-style-name="standard">
      <style:graphic-properties svg:stroke-color="#000000" draw:fill-color="#ffffff" draw:textarea-horizontal-align="justify" draw:textarea-vertical-align="middle" draw:auto-grow-height="false" fo:min-height="2.916cm" fo:min-width="2.666cm"/>
      <style:paragraph-properties style:writing-mode="lr-tb"/>
    </style:style>
    <style:style style:name="gr21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5" style:family="graphic" style:parent-style-name="objectwithoutfill">
      <style:graphic-properties draw:stroke="solid" draw:stroke-dash="Long_20_Dash" svg:stroke-color="#000000" draw:marker-end="Arrowheads_20_277" draw:marker-end-width="0.3cm" draw:fill="none" draw:textarea-vertical-align="middle"/>
      <style:paragraph-properties style:writing-mode="lr-tb"/>
    </style:style>
    <style:style style:name="gr21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17" style:family="graphic" style:parent-style-name="objectwithoutfill">
      <style:graphic-properties svg:stroke-color="#000000" draw:marker-end="Arrowheads_20_278" draw:marker-end-width="0.3cm" draw:fill="none" draw:textarea-vertical-align="middle"/>
      <style:paragraph-properties style:writing-mode="lr-tb"/>
    </style:style>
    <style:style style:name="gr218" style:family="graphic" style:parent-style-name="objectwithoutfill">
      <style:graphic-properties svg:stroke-color="#000000" draw:marker-end="Arrowheads_20_279" draw:marker-end-width="0.3cm" draw:fill="none" draw:textarea-vertical-align="middle"/>
    </style:style>
    <style:style style:name="gr219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1.54cm"/>
      <style:paragraph-properties style:writing-mode="lr-tb"/>
    </style:style>
    <style:style style:name="gr2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1" style:family="graphic" style:parent-style-name="objectwithoutfill">
      <style:graphic-properties svg:stroke-color="#000000" draw:marker-end="Arrowheads_20_280" draw:marker-end-width="0.3cm" draw:fill="none" draw:textarea-vertical-align="middle"/>
      <style:paragraph-properties style:writing-mode="lr-tb"/>
    </style:style>
    <style:style style:name="gr222" style:family="graphic" style:parent-style-name="objectwithoutfill">
      <style:graphic-properties svg:stroke-color="#000000" draw:marker-end="Arrowheads_20_281" draw:marker-end-width="0.3cm" draw:fill="none" draw:textarea-vertical-align="middle"/>
    </style:style>
    <style:style style:name="gr2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24" style:family="graphic" style:parent-style-name="objectwithoutfill">
      <style:graphic-properties svg:stroke-color="#000000" draw:marker-end="Arrowheads_20_282" draw:marker-end-width="0.3cm" draw:fill="none" draw:textarea-vertical-align="middle"/>
      <style:paragraph-properties style:writing-mode="lr-tb"/>
    </style:style>
    <style:style style:name="gr225" style:family="graphic" style:parent-style-name="objectwithoutfill">
      <style:graphic-properties svg:stroke-color="#000000" draw:marker-end="Arrowheads_20_314" draw:marker-end-width="0.3cm" draw:fill="none" draw:textarea-vertical-align="middle"/>
    </style:style>
    <style:style style:name="gr226" style:family="graphic" style:parent-style-name="objectwithoutfill">
      <style:graphic-properties svg:stroke-color="#000000" draw:marker-end="Arrowheads_20_317" draw:marker-end-width="0.3cm" draw:fill="none" draw:textarea-vertical-align="middle"/>
    </style:style>
    <style:style style:name="gr2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91cm" fo:min-width="2.831cm"/>
      <style:paragraph-properties style:writing-mode="lr-tb"/>
    </style:style>
    <style:style style:name="gr228" style:family="graphic" style:parent-style-name="objectwithoutfill">
      <style:graphic-properties svg:stroke-color="#000000" draw:marker-end="Arrowheads_20_349" draw:marker-end-width="0.3cm" draw:fill="none" draw:textarea-vertical-align="middle"/>
    </style:style>
    <style:style style:name="gr229" style:family="graphic" style:parent-style-name="objectwithoutfill">
      <style:graphic-properties svg:stroke-color="#000000" draw:marker-end="Arrowheads_20_350" draw:marker-end-width="0.3cm" draw:fill="none" draw:textarea-vertical-align="middle"/>
    </style:style>
    <style:style style:name="gr230" style:family="graphic" style:parent-style-name="objectwithoutfill">
      <style:graphic-properties draw:stroke="solid" draw:stroke-dash="Long_20_Dash" svg:stroke-color="#000000" draw:marker-end="Arrowheads_20_354" draw:marker-end-width="0.3cm" draw:fill="none" draw:textarea-vertical-align="middle"/>
    </style:style>
    <style:style style:name="gr2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68cm" fo:min-width="4.939cm"/>
      <style:paragraph-properties style:writing-mode="lr-tb"/>
    </style:style>
    <style:style style:name="gr232" style:family="graphic" style:parent-style-name="standard">
      <style:graphic-properties draw:stroke="dash" draw:stroke-dash="Long_20_Dash" svg:stroke-width="0cm" svg:stroke-color="#000000" draw:textarea-vertical-align="middle"/>
    </style:style>
    <style:style style:name="gr2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4.196cm" fo:min-width="2.901cm"/>
      <style:paragraph-properties style:writing-mode="lr-tb"/>
    </style:style>
    <style:style style:name="gr234" style:family="graphic" style:parent-style-name="objectwithoutfill">
      <style:graphic-properties svg:stroke-color="#000000" draw:marker-end="Arrowheads_20_283" draw:marker-end-width="0.3cm" draw:fill="none" draw:textarea-vertical-align="middle"/>
    </style:style>
    <style:style style:name="gr2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36" style:family="graphic" style:parent-style-name="objectwithoutfill">
      <style:graphic-properties svg:stroke-color="#000000" draw:marker-end="Arrowheads_20_287" draw:marker-end-width="0.3cm" draw:fill="none" draw:textarea-vertical-align="middle"/>
    </style:style>
    <style:style style:name="gr2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38" style:family="graphic" style:parent-style-name="objectwithoutfill">
      <style:graphic-properties svg:stroke-color="#000000" draw:marker-end="Arrowheads_20_293" draw:marker-end-width="0.3cm" draw:fill="none" draw:textarea-vertical-align="middle"/>
    </style:style>
    <style:style style:name="gr2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gr2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41" style:family="graphic" style:parent-style-name="objectwithoutfill">
      <style:graphic-properties svg:stroke-color="#000000" draw:marker-end="Arrowheads_20_294" draw:marker-end-width="0.3cm" draw:fill="none" draw:textarea-vertical-align="middle"/>
    </style:style>
    <style:style style:name="gr242" style:family="graphic" style:parent-style-name="objectwithoutfill">
      <style:graphic-properties svg:stroke-color="#000000" draw:marker-end="Arrowheads_20_295" draw:marker-end-width="0.3cm" draw:fill="none" draw:textarea-vertical-align="middle"/>
    </style:style>
    <style:style style:name="gr243" style:family="graphic" style:parent-style-name="objectwithoutfill">
      <style:graphic-properties svg:stroke-color="#000000" draw:marker-end="Arrowheads_20_299" draw:marker-end-width="0.3cm" draw:fill="none" draw:textarea-vertical-align="middle"/>
    </style:style>
    <style:style style:name="gr244" style:family="graphic" style:parent-style-name="objectwithoutfill">
      <style:graphic-properties svg:stroke-color="#000000" draw:marker-end="Arrowheads_20_355" draw:marker-end-width="0.3cm" draw:fill="none" draw:textarea-vertical-align="middle"/>
    </style:style>
    <style:style style:name="gr245" style:family="graphic" style:parent-style-name="objectwithoutfill">
      <style:graphic-properties svg:stroke-color="#000000" draw:marker-end="Arrowheads_20_356" draw:marker-end-width="0.3cm" draw:fill="none" draw:textarea-vertical-align="middle"/>
    </style:style>
    <style:style style:name="gr24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49" style:family="graphic" style:parent-style-name="objectwithoutfill">
      <style:graphic-properties svg:stroke-color="#000000" draw:marker-end="Arrowheads_20_305" draw:marker-end-width="0.3cm" draw:fill="none" draw:textarea-vertical-align="middle"/>
    </style:style>
    <style:style style:name="gr250" style:family="graphic" style:parent-style-name="standard">
      <style:graphic-properties draw:textarea-vertical-align="middle"/>
    </style:style>
    <style:style style:name="gr251" style:family="graphic" style:parent-style-name="objectwithoutfill">
      <style:graphic-properties svg:stroke-color="#000000" draw:marker-end="Arrowheads_20_306" draw:marker-end-width="0.3cm" draw:fill="none" draw:textarea-vertical-align="middle"/>
    </style:style>
    <style:style style:name="gr25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3" style:family="graphic" style:parent-style-name="objectwithoutfill">
      <style:graphic-properties svg:stroke-color="#000000" draw:marker-end="Arrowheads_20_307" draw:marker-end-width="0.3cm" draw:fill="none" draw:textarea-vertical-align="middle"/>
    </style:style>
    <style:style style:name="gr25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55" style:family="graphic" style:parent-style-name="objectwithoutfill">
      <style:graphic-properties svg:stroke-color="#000000" draw:marker-end="Arrowheads_20_310" draw:marker-end-width="0.3cm" draw:fill="none" draw:textarea-vertical-align="middle"/>
    </style:style>
    <style:style style:name="gr256" style:family="graphic" style:parent-style-name="objectwithoutfill">
      <style:graphic-properties svg:stroke-color="#000000" draw:marker-end="Arrowheads_20_311" draw:marker-end-width="0.3cm" draw:fill="none" draw:textarea-vertical-align="middle"/>
    </style:style>
    <style:style style:name="gr2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58" style:family="graphic" style:parent-style-name="objectwithoutfill">
      <style:graphic-properties svg:stroke-color="#000000" draw:marker-end="Arrowheads_20_312" draw:marker-end-width="0.3cm" draw:fill="none" draw:textarea-vertical-align="middle"/>
    </style:style>
    <style:style style:name="gr259" style:family="graphic" style:parent-style-name="objectwithoutfill">
      <style:graphic-properties svg:stroke-color="#000000" draw:marker-end="Arrowheads_20_313" draw:marker-end-width="0.3cm" draw:fill="none" draw:textarea-vertical-align="middle"/>
    </style:style>
    <style:style style:name="gr26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64" style:family="graphic" style:parent-style-name="objectwithoutfill">
      <style:graphic-properties svg:stroke-color="#000000" draw:marker-end="Arrowheads_20_325" draw:marker-end-width="0.3cm" draw:fill="none" draw:textarea-vertical-align="middle"/>
    </style:style>
    <style:style style:name="gr26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6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75cm" fo:min-width="2.676cm"/>
      <style:paragraph-properties style:writing-mode="lr-tb"/>
    </style:style>
    <style:style style:name="gr2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355cm" fo:min-width="2.676cm"/>
      <style:paragraph-properties style:writing-mode="lr-tb"/>
    </style:style>
    <style:style style:name="gr268" style:family="graphic" style:parent-style-name="objectwithoutfill">
      <style:graphic-properties draw:stroke="dash" draw:stroke-dash="Long_20_Dash" svg:stroke-color="#000000" draw:marker-end="Arrowheads_20_318" draw:marker-end-width="0.3cm" draw:fill="none" draw:textarea-vertical-align="middle"/>
    </style:style>
    <style:style style:name="gr269" style:family="graphic" style:parent-style-name="objectwithoutfill">
      <style:graphic-properties draw:stroke="dash" draw:stroke-dash="Long_20_Dash" svg:stroke-color="#000000" draw:marker-end="Arrowheads_20_319" draw:marker-end-width="0.3cm" draw:fill="none" draw:textarea-vertical-align="middle"/>
    </style:style>
    <style:style style:name="gr27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7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/>
      <style:paragraph-properties style:writing-mode="lr-tb"/>
    </style:style>
    <style:style style:name="gr273" style:family="graphic" style:parent-style-name="objectwithoutfill">
      <style:graphic-properties draw:stroke="dash" draw:stroke-dash="Long_20_Dash" svg:stroke-color="#000000" draw:marker-end="Arrowheads_20_329" draw:marker-end-width="0.3cm" draw:fill="none" draw:textarea-vertical-align="middle"/>
      <style:paragraph-properties style:writing-mode="lr-tb"/>
    </style:style>
    <style:style style:name="gr2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608cm" fo:min-width="5.215cm"/>
      <style:paragraph-properties style:writing-mode="lr-tb"/>
    </style:style>
    <style:style style:name="gr276" style:family="graphic" style:parent-style-name="objectwithoutfill">
      <style:graphic-properties svg:stroke-color="#000000" draw:marker-end="Arrowheads_20_334" draw:marker-end-width="0.3cm" draw:fill="none" draw:textarea-vertical-align="middle"/>
    </style:style>
    <style:style style:name="gr277" style:family="graphic" style:parent-style-name="objectwithoutfill">
      <style:graphic-properties svg:stroke-color="#000000" draw:marker-end="Arrowheads_20_337" draw:marker-end-width="0.3cm" draw:fill="none" draw:textarea-vertical-align="middle"/>
    </style:style>
    <style:style style:name="gr27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775cm" fo:min-width="3.311cm"/>
      <style:paragraph-properties style:writing-mode="lr-tb"/>
    </style:style>
    <style:style style:name="gr279" style:family="graphic" style:parent-style-name="objectwithoutfill">
      <style:graphic-properties svg:stroke-color="#000000" draw:marker-end="Arrowheads_20_341" draw:marker-end-width="0.3cm" draw:fill="none" draw:textarea-vertical-align="middle"/>
    </style:style>
    <style:style style:name="gr280" style:family="graphic" style:parent-style-name="objectwithoutfill">
      <style:graphic-properties svg:stroke-color="#000000" draw:marker-end="Arrowheads_20_343" draw:marker-end-width="0.3cm" draw:fill="none" draw:textarea-vertical-align="middle"/>
    </style:style>
    <style:style style:name="gr281" style:family="graphic" style:parent-style-name="objectwithoutfill">
      <style:graphic-properties svg:stroke-color="#000000" draw:marker-end="Arrowheads_20_344" draw:marker-end-width="0.3cm" draw:fill="none" draw:textarea-vertical-align="middle"/>
    </style:style>
    <style:style style:name="gr282" style:family="graphic" style:parent-style-name="objectwithoutfill">
      <style:graphic-properties draw:stroke="solid" draw:stroke-dash="Long_20_Dash" svg:stroke-color="#000000" draw:marker-end="Arrowheads_20_346" draw:marker-end-width="0.3cm" draw:fill="none" draw:textarea-vertical-align="middle"/>
      <style:paragraph-properties style:writing-mode="lr-tb"/>
    </style:style>
    <style:style style:name="gr283" style:family="graphic" style:parent-style-name="standard">
      <style:graphic-properties svg:stroke-color="#000000" draw:fill-color="#ffffff" draw:textarea-horizontal-align="justify" draw:textarea-vertical-align="middle" draw:auto-grow-height="false" fo:min-height="2.241cm" fo:min-width="2.492cm"/>
      <style:paragraph-properties style:writing-mode="lr-tb"/>
    </style:style>
    <style:style style:name="gr284" style:family="graphic" style:parent-style-name="objectwithoutfill">
      <style:graphic-properties draw:stroke="solid" draw:stroke-dash="Long_20_Dash" svg:stroke-color="#000000" draw:marker-end="Arrowheads_20_347" draw:marker-end-width="0.3cm" draw:fill="none" draw:textarea-vertical-align="middle"/>
      <style:paragraph-properties style:writing-mode="lr-tb"/>
    </style:style>
    <style:style style:name="gr285" style:family="graphic" style:parent-style-name="objectwithoutfill">
      <style:graphic-properties draw:stroke="dash" draw:stroke-dash="Long_20_Dash" svg:stroke-color="#000000" draw:marker-end="Arrowheads_20_348" draw:marker-end-width="0.3cm" draw:fill="none" draw:textarea-vertical-align="middle"/>
    </style:style>
    <style:style style:name="gr286" style:family="graphic" style:parent-style-name="objectwithoutfill">
      <style:graphic-properties svg:stroke-color="#000000" draw:marker-end="Arrowheads_20_367" draw:marker-end-width="0.3cm" draw:fill="none" draw:textarea-vertical-align="middle"/>
    </style:style>
    <style:style style:name="gr287" style:family="graphic" style:parent-style-name="objectwithoutfill">
      <style:graphic-properties svg:stroke-color="#000000" draw:marker-end="Arrowheads_20_368" draw:marker-end-width="0.3cm" draw:fill="none" draw:textarea-vertical-align="middle"/>
      <style:paragraph-properties style:writing-mode="lr-tb"/>
    </style:style>
    <style:style style:name="gr288" style:family="graphic" style:parent-style-name="objectwithoutfill">
      <style:graphic-properties svg:stroke-color="#000000" draw:marker-end="Arrowheads_20_369" draw:marker-end-width="0.3cm" draw:fill="none" draw:textarea-vertical-align="middle"/>
    </style:style>
    <style:style style:name="gr289" style:family="graphic" style:parent-style-name="objectwithoutfill">
      <style:graphic-properties svg:stroke-color="#000000" draw:marker-end="Arrowheads_20_370" draw:marker-end-width="0.3cm" draw:fill="none" draw:textarea-vertical-align="middle"/>
    </style:style>
    <style:style style:name="gr290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4.58cm"/>
      <style:paragraph-properties style:writing-mode="lr-tb"/>
    </style:style>
    <style:style style:name="gr291" style:family="graphic" style:parent-style-name="objectwithoutfill">
      <style:graphic-properties svg:stroke-color="#000000" draw:marker-end="Arrowheads_20_387" draw:marker-end-width="0.3cm" draw:fill="none" draw:textarea-vertical-align="middle"/>
      <style:paragraph-properties style:writing-mode="lr-tb"/>
    </style:style>
    <style:style style:name="gr292" style:family="graphic" style:parent-style-name="objectwithoutfill">
      <style:graphic-properties draw:stroke="solid" svg:stroke-color="#000000" draw:marker-start="" draw:marker-start-width="0.3cm" draw:marker-end="Arrowheads_20_403" draw:marker-end-width="0.3cm" draw:fill="none" draw:textarea-vertical-align="middle"/>
      <style:paragraph-properties style:writing-mode="lr-tb"/>
    </style:style>
    <style:style style:name="gr29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008cm"/>
    </style:style>
    <style:style style:name="gr29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cm"/>
    </style:style>
    <style:style style:name="gr295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008cm"/>
      <style:paragraph-properties style:writing-mode="lr-tb"/>
    </style:style>
    <style:style style:name="gr296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297" style:family="graphic" style:parent-style-name="objectwithoutfill">
      <style:graphic-properties draw:stroke="solid" svg:stroke-color="#000000" draw:marker-end="Arrowheads_20_414" draw:marker-end-width="0.3cm" draw:fill="none" draw:textarea-vertical-align="middle"/>
    </style:style>
    <style:style style:name="gr298" style:family="graphic" style:parent-style-name="objectwithoutfill">
      <style:graphic-properties svg:stroke-color="#000000" draw:marker-end="Arrowheads_20_415" draw:marker-end-width="0.3cm" draw:fill="none" draw:textarea-vertical-align="middle"/>
      <style:paragraph-properties style:writing-mode="lr-tb"/>
    </style:style>
    <style:style style:name="gr299" style:family="graphic" style:parent-style-name="objectwithoutfill">
      <style:graphic-properties svg:stroke-color="#000000" draw:marker-end="Arrowheads_20_417" draw:marker-end-width="0.3cm" draw:fill="none" draw:textarea-vertical-align="middle"/>
    </style:style>
    <style:style style:name="gr300" style:family="graphic" style:parent-style-name="objectwithoutfill">
      <style:graphic-properties svg:stroke-color="#000000" draw:marker-end="Arrowheads_20_418" draw:marker-end-width="0.3cm" draw:fill="none" draw:textarea-vertical-align="middle"/>
    </style:style>
    <style:style style:name="gr301" style:family="graphic" style:parent-style-name="objectwithoutfill">
      <style:graphic-properties svg:stroke-color="#000000" draw:marker-end="Arrowheads_20_419" draw:marker-end-width="0.3cm" draw:fill="none" draw:textarea-vertical-align="middle"/>
    </style:style>
    <style:style style:name="gr302" style:family="graphic" style:parent-style-name="objectwithoutfill">
      <style:graphic-properties svg:stroke-color="#000000" draw:marker-end="Arrowheads_20_420" draw:marker-end-width="0.3cm" draw:fill="none" draw:textarea-vertical-align="middle"/>
    </style:style>
    <style:style style:name="gr303" style:family="graphic" style:parent-style-name="objectwithoutfill">
      <style:graphic-properties svg:stroke-color="#000000" draw:marker-end="Arrowheads_20_421" draw:marker-end-width="0.3cm" draw:fill="none" draw:textarea-vertical-align="middle"/>
    </style:style>
    <style:style style:name="gr304" style:family="graphic" style:parent-style-name="objectwithoutfill">
      <style:graphic-properties svg:stroke-color="#000000" draw:marker-end="Arrowheads_20_422" draw:marker-end-width="0.3cm" draw:fill="none" draw:textarea-vertical-align="middle"/>
    </style:style>
    <style:style style:name="gr305" style:family="graphic" style:parent-style-name="objectwithoutfill">
      <style:graphic-properties svg:stroke-color="#000000" draw:marker-end="Arrowheads_20_423" draw:marker-end-width="0.3cm" draw:fill="none" draw:textarea-vertical-align="middle"/>
    </style:style>
    <style:style style:name="gr306" style:family="graphic" style:parent-style-name="objectwithoutfill">
      <style:graphic-properties svg:stroke-color="#000000" draw:marker-end="Arrowheads_20_425" draw:marker-end-width="0.3cm" draw:fill="none" draw:textarea-vertical-align="middle"/>
    </style:style>
    <style:style style:name="gr307" style:family="graphic" style:parent-style-name="standard" style:list-style-name="L1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-color="#ffffff" draw:opacity="0%" draw:textarea-horizontal-align="justify" draw:textarea-vertical-align="middle" draw:auto-grow-height="false" fo:min-height="1.02cm" fo:min-width="2.04cm"/>
      <style:paragraph-properties style:writing-mode="lr-tb"/>
    </style:style>
    <style:style style:name="gr309" style:family="graphic" style:parent-style-name="standard">
      <style:graphic-properties draw:stroke="dash" draw:stroke-dash="Long_20_Dash" svg:stroke-width="0cm" svg:stroke-color="#000000" draw:textarea-vertical-align="middle"/>
      <style:paragraph-properties style:writing-mode="lr-tb"/>
    </style:style>
    <style:style style:name="gr310" style:family="graphic" style:parent-style-name="objectwithoutfill">
      <style:graphic-properties svg:stroke-color="#000000" draw:marker-end="Arrowheads_20_426" draw:marker-end-width="0.3cm" draw:fill="none" draw:textarea-vertical-align="middle"/>
    </style:style>
    <style:style style:name="gr311" style:family="graphic" style:parent-style-name="objectwithoutfill">
      <style:graphic-properties svg:stroke-color="#000000" draw:marker-end="Arrowheads_20_427" draw:marker-end-width="0.3cm" draw:fill="none" draw:textarea-vertical-align="middle"/>
    </style:style>
    <style:style style:name="gr312" style:family="graphic" style:parent-style-name="objectwithoutfill">
      <style:graphic-properties svg:stroke-color="#000000" draw:marker-end="Arrowheads_20_428" draw:marker-end-width="0.3cm" draw:fill="none" draw:textarea-vertical-align="middle"/>
    </style:style>
    <style:style style:name="gr313" style:family="graphic" style:parent-style-name="objectwithoutfill">
      <style:graphic-properties svg:stroke-color="#000000" draw:marker-end="Arrowheads_20_429" draw:marker-end-width="0.3cm" draw:fill="none" draw:textarea-vertical-align="middle"/>
    </style:style>
    <style:style style:name="gr314" style:family="graphic" style:parent-style-name="objectwithoutfill">
      <style:graphic-properties svg:stroke-color="#000000" draw:marker-end="Arrowheads_20_431" draw:marker-end-width="0.3cm" draw:fill="none" draw:textarea-vertical-align="middle"/>
    </style:style>
    <style:style style:name="gr315" style:family="graphic" style:parent-style-name="objectwithoutfill">
      <style:graphic-properties svg:stroke-color="#000000" draw:marker-end="Arrowheads_20_432" draw:marker-end-width="0.3cm" draw:fill="none" draw:textarea-vertical-align="middle"/>
    </style:style>
    <style:style style:name="gr316" style:family="graphic" style:parent-style-name="objectwithoutfill">
      <style:graphic-properties svg:stroke-color="#000000" draw:marker-end="Arrowheads_20_434" draw:marker-end-width="0.3cm" draw:fill="none" draw:textarea-vertical-align="middle"/>
    </style:style>
    <style:style style:name="gr317" style:family="graphic" style:parent-style-name="objectwithoutfill">
      <style:graphic-properties svg:stroke-color="#000000" draw:marker-end="Arrowheads_20_435" draw:marker-end-width="0.3cm" draw:fill="none" draw:textarea-vertical-align="middle"/>
    </style:style>
    <style:style style:name="gr318" style:family="graphic" style:parent-style-name="objectwithoutfill">
      <style:graphic-properties svg:stroke-color="#000000" draw:marker-end="Arrowheads_20_436" draw:marker-end-width="0.3cm" draw:fill="none" draw:textarea-vertical-align="middle"/>
    </style:style>
    <style:style style:name="gr319" style:family="graphic" style:parent-style-name="objectwithoutfill">
      <style:graphic-properties svg:stroke-color="#000000" draw:marker-end="Arrowheads_20_437" draw:marker-end-width="0.3cm" draw:fill="none" draw:textarea-vertical-align="middle"/>
    </style:style>
    <style:style style:name="gr320" style:family="graphic" style:parent-style-name="objectwithoutfill">
      <style:graphic-properties draw:stroke="dash" draw:stroke-dash="Long_20_Dash" svg:stroke-color="#000000" draw:marker-end="Arrowheads_20_438" draw:marker-end-width="0.3cm" draw:fill="none" draw:textarea-vertical-align="middle"/>
      <style:paragraph-properties style:writing-mode="lr-tb"/>
    </style:style>
    <style:style style:name="gr321" style:family="graphic" style:parent-style-name="objectwithoutfill">
      <style:graphic-properties draw:stroke="dash" draw:stroke-dash="Long_20_Dash" svg:stroke-color="#000000" draw:marker-end="Arrowheads_20_439" draw:marker-end-width="0.3cm" draw:fill="none" draw:textarea-vertical-align="middle"/>
      <style:paragraph-properties style:writing-mode="lr-tb"/>
    </style:style>
    <style:style style:name="gr322" style:family="graphic" style:parent-style-name="standard">
      <style:graphic-properties svg:stroke-color="#000000" draw:fill-color="#ffffff" draw:textarea-horizontal-align="justify" draw:textarea-vertical-align="middle" draw:auto-grow-height="false" fo:min-height="2.188cm" fo:min-width="2.675cm"/>
      <style:paragraph-properties style:writing-mode="lr-tb"/>
    </style:style>
    <style:style style:name="gr323" style:family="graphic" style:parent-style-name="standard">
      <style:graphic-properties svg:stroke-color="#000000" draw:fill-color="#ffffff" draw:textarea-horizontal-align="justify" draw:textarea-vertical-align="middle" draw:auto-grow-height="false" fo:min-height="2.201cm" fo:min-width="2.675cm"/>
      <style:paragraph-properties style:writing-mode="lr-tb"/>
    </style:style>
    <style:style style:name="gr324" style:family="graphic" style:parent-style-name="standard">
      <style:graphic-properties svg:stroke-color="#000000" draw:fill-color="#ffffff" draw:textarea-horizontal-align="justify" draw:textarea-vertical-align="middle" draw:auto-grow-height="false" fo:min-height="1.337cm" fo:min-width="3.864cm"/>
      <style:paragraph-properties style:writing-mode="lr-tb"/>
    </style:style>
    <style:style style:name="gr325" style:family="graphic" style:parent-style-name="objectwithoutfill">
      <style:graphic-properties svg:stroke-color="#000000" draw:marker-end="Arrowheads_20_405" draw:marker-end-width="0.3cm" draw:fill="none" draw:textarea-vertical-align="middle"/>
    </style:style>
    <style:style style:name="gr326" style:family="graphic" style:parent-style-name="standard">
      <style:graphic-properties svg:stroke-color="#000000" draw:fill-color="#ffffff" draw:textarea-horizontal-align="justify" draw:textarea-vertical-align="middle" draw:auto-grow-height="false" fo:min-height="6.809cm" fo:min-width="9.051cm"/>
      <style:paragraph-properties style:writing-mode="lr-tb"/>
    </style:style>
    <style:style style:name="gr327" style:family="graphic" style:parent-style-name="standard">
      <style:graphic-properties svg:stroke-color="#000000" draw:textarea-vertical-align="middle"/>
      <style:paragraph-properties style:writing-mode="lr-tb"/>
    </style:style>
    <style:style style:name="gr328" style:family="graphic" style:parent-style-name="objectwithoutfill">
      <style:graphic-properties svg:stroke-color="#000000" draw:marker-end="Arrowheads_20_407" draw:marker-end-width="0.3cm" draw:fill="none" draw:textarea-vertical-align="middle"/>
      <style:paragraph-properties style:writing-mode="lr-tb"/>
    </style:style>
    <style:style style:name="gr329" style:family="graphic" style:parent-style-name="objectwithoutfill">
      <style:graphic-properties svg:stroke-color="#000000" draw:marker-end="Arrowheads_20_409" draw:marker-end-width="0.3cm" draw:fill="none" draw:textarea-vertical-align="middle"/>
      <style:paragraph-properties style:writing-mode="lr-tb"/>
    </style:style>
    <style:style style:name="gr330" style:family="graphic" style:parent-style-name="standard">
      <style:graphic-properties draw:stroke="dash" draw:stroke-dash="Long_20_Dash" svg:stroke-color="#000000" draw:fill-color="#ffffff" draw:opacity="0%" draw:textarea-horizontal-align="justify" draw:textarea-vertical-align="middle" draw:auto-grow-height="false" fo:min-height="6.735cm" fo:min-width="4.58cm"/>
      <style:paragraph-properties style:writing-mode="lr-tb"/>
    </style:style>
    <style:style style:name="gr331" style:family="graphic" style:parent-style-name="objectwithoutfill">
      <style:graphic-properties draw:stroke="dash" draw:stroke-dash="Long_20_Dash" svg:stroke-color="#000000" draw:marker-end="Arrowheads_20_412" draw:marker-end-width="0.3cm" draw:fill="none" draw:textarea-vertical-align="middle"/>
      <style:paragraph-properties style:writing-mode="lr-tb"/>
    </style:style>
    <style:style style:name="gr332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.136cm"/>
    </style:style>
    <style:style style:name="gr33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334" style:family="graphic" style:parent-style-name="objectwithoutfill">
      <style:graphic-properties draw:stroke="solid" draw:stroke-dash="Dot" svg:stroke-color="#000000" draw:fill="none" draw:textarea-vertical-align="middle"/>
    </style:style>
    <style:style style:name="gr335" style:family="graphic" style:parent-style-name="standard">
      <style:graphic-properties svg:stroke-color="#000000" draw:fill-color="#ffffff" draw:textarea-horizontal-align="justify" draw:textarea-vertical-align="middle" draw:auto-grow-height="false" fo:min-height="1.985cm" fo:min-width="1.723cm"/>
    </style:style>
    <style:style style:name="gr336" style:family="graphic" style:parent-style-name="standard">
      <style:graphic-properties svg:stroke-color="#000000" draw:fill-color="#ffffff" draw:textarea-horizontal-align="justify" draw:textarea-vertical-align="middle" draw:auto-grow-height="false" fo:min-height="0.868cm" fo:min-width="0.618cm"/>
    </style:style>
    <style:style style:name="gr33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38" style:family="graphic" style:parent-style-name="objectwithoutfill">
      <style:graphic-properties svg:stroke-color="#000000" draw:marker-end="Arrowheads_20_446" draw:marker-end-width="0.3cm" draw:fill="none" draw:textarea-vertical-align="middle"/>
    </style:style>
    <style:style style:name="gr339" style:family="graphic" style:parent-style-name="standard">
      <style:graphic-properties svg:stroke-color="#000000" draw:fill-color="#ffffff" draw:textarea-horizontal-align="justify" draw:textarea-vertical-align="middle" draw:auto-grow-height="false" fo:min-height="5.185cm" fo:min-width="6.828cm"/>
      <style:paragraph-properties style:writing-mode="lr-tb"/>
    </style:style>
    <style:style style:name="gr340" style:family="graphic" style:parent-style-name="standard">
      <style:graphic-properties svg:stroke-color="#000000" draw:fill-color="#ffffff" draw:textarea-horizontal-align="justify" draw:textarea-vertical-align="middle" draw:auto-grow-height="false" fo:min-height="2.435cm" fo:min-width="2.993cm"/>
      <style:paragraph-properties style:writing-mode="lr-tb"/>
    </style:style>
    <style:style style:name="gr3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35cm" fo:min-width="2.993cm"/>
      <style:paragraph-properties style:writing-mode="lr-tb"/>
    </style:style>
    <style:style style:name="gr34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435cm" fo:min-width="2.993cm"/>
      <style:paragraph-properties style:writing-mode="lr-tb"/>
    </style:style>
    <style:style style:name="gr343" style:family="graphic" style:parent-style-name="standard">
      <style:graphic-properties svg:stroke-color="#000000" draw:fill-color="#ffffff" draw:textarea-horizontal-align="justify" draw:textarea-vertical-align="middle" draw:auto-grow-height="false" fo:min-height="0.285cm" fo:min-width="0cm"/>
    </style:style>
    <style:style style:name="gr344" style:family="graphic" style:parent-style-name="objectwithoutfill">
      <style:graphic-properties svg:stroke-color="#000000" draw:marker-end="Arrowheads_20_440" draw:marker-end-width="0.3cm" draw:fill="none" draw:textarea-vertical-align="middle"/>
    </style:style>
    <style:style style:name="gr34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46" style:family="graphic" style:parent-style-name="standard">
      <style:graphic-properties svg:stroke-color="#000000" draw:fill-color="#ffffff" draw:textarea-horizontal-align="justify" draw:textarea-vertical-align="middle" draw:auto-grow-height="false" fo:min-height="2.442cm" fo:min-width="0.123cm"/>
      <style:paragraph-properties style:writing-mode="lr-tb"/>
    </style:style>
    <style:style style:name="gr347" style:family="graphic" style:parent-style-name="objectwithoutfill">
      <style:graphic-properties svg:stroke-color="#000000" draw:marker-end="Arrowheads_20_442" draw:marker-end-width="0.3cm" draw:fill="none" draw:textarea-vertical-align="middle"/>
    </style:style>
    <style:style style:name="gr348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34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2.257cm"/>
      <style:paragraph-properties style:writing-mode="lr-tb"/>
    </style:style>
    <style:style style:name="gr350" style:family="graphic" style:parent-style-name="standard">
      <style:graphic-properties svg:stroke-color="#000000" draw:fill-color="#ffffff" draw:textarea-horizontal-align="justify" draw:textarea-vertical-align="middle" draw:auto-grow-height="false" fo:min-height="0.037cm" fo:min-width="2.006cm"/>
    </style:style>
    <style:style style:name="gr351" style:family="graphic" style:parent-style-name="standard">
      <style:graphic-properties svg:stroke-color="#000000" draw:fill-color="#ffffff" draw:textarea-horizontal-align="justify" draw:textarea-vertical-align="middle" draw:auto-grow-height="false" fo:min-height="0.037cm" fo:min-width="1.087cm"/>
    </style:style>
    <style:style style:name="gr352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1.088cm"/>
      <style:paragraph-properties style:writing-mode="lr-tb"/>
    </style:style>
    <style:style style:name="gr353" style:family="graphic" style:parent-style-name="objectwithoutfill">
      <style:graphic-properties svg:stroke-color="#000000" draw:marker-end="Arrowheads_20_443" draw:marker-end-width="0.3cm" draw:fill="none" draw:textarea-vertical-align="middle"/>
    </style:style>
    <style:style style:name="gr354" style:family="graphic" style:parent-style-name="objectwithoutfill">
      <style:graphic-properties svg:stroke-color="#000000" draw:marker-end="Arrowheads_20_444" draw:marker-end-width="0.3cm" draw:fill="none" draw:textarea-vertical-align="middle"/>
    </style:style>
    <style:style style:name="gr355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356" style:family="graphic" style:parent-style-name="objectwithoutfill">
      <style:graphic-properties svg:stroke-color="#000000" draw:marker-end="Arrowheads_20_445" draw:marker-end-width="0.3cm" draw:fill="none" draw:textarea-vertical-align="middle"/>
      <style:paragraph-properties style:writing-mode="lr-tb"/>
    </style:style>
    <style:style style:name="gr35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9" style:family="paragraph">
      <loext:graphic-properties draw:fill-color="#ffffff" draw:opacity="0%"/>
      <style:paragraph-properties fo:text-align="center" style:writing-mode="lr-tb"/>
      <style:text-properties fo:font-size="10.5pt" style:font-size-asian="10.5pt" style:font-size-complex="10.5pt"/>
    </style:style>
    <style:style style:name="P2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3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24" style:family="paragraph">
      <loext:graphic-properties draw:fill="none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-color="#ffffff" draw:opacity="0%"/>
      <style:paragraph-properties fo:text-align="center" style:writing-mode="lr-tb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ffffff"/>
      <style:paragraph-properties fo:text-align="center" style:writing-mode="lr-tb"/>
      <style:text-properties fo:font-size="8.5pt" style:font-size-asian="8.5pt" style:font-size-complex="8.5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33cm" svg:height="22.76cm" svg:x="13.382cm" svg:y="4.81cm">
          <draw:text-box>
            <text:p text:style-name="P1">Tool </text:p>
            <text:p text:style-name="P1">Provision</text:p>
            <text:p text:style-name="P1">Subsystem</text:p>
          </draw:text-box>
        </draw:frame>
        <draw:custom-shape draw:style-name="gr2" draw:text-style-name="P4" xml:id="id6" draw:id="id6" draw:layer="layout" svg:width="3.81cm" svg:height="2.54cm" svg:x="2.27cm" svg:y="15.65cm">
          <text:p text:style-name="P3">Wood Logs</text:p>
          <text:p text:style-name="P3">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" draw:id="id1" draw:layer="layout" svg:width="4.388cm" svg:height="4.388cm" svg:x="2.072cm" svg:y="5.762cm">
          <text:p text:style-name="P3">*PLC</text:p>
          <text:p text:style-name="P3">Is wood</text:p>
          <text:p text:style-name="P3">buffer chest</text:p>
          <text:p text:style-name="P3">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4" xml:id="id5" draw:id="id5" draw:layer="layout" svg:width="3.81cm" svg:height="2.54cm" svg:x="13.7cm" svg:y="11.14cm">
          <text:p text:style-name="P3">*Autocrafter</text:p>
          <text:p text:style-name="P3">Wood Logs</text:p>
          <text:p text:style-name="P3">to Plan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3.81cm" svg:height="2.54cm" svg:x="13.701cm" svg:y="16.241cm">
          <text:p text:style-name="P3">*Autocrafter</text:p>
          <text:p text:style-name="P3">Planks to</text:p>
          <text:p text:style-name="P3">St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3.81cm" svg:height="2.54cm" svg:x="13.7cm" svg:y="7.134cm">
          <text:p text:style-name="P3">*Farming St.</text:p>
          <text:p text:style-name="P3">Harvest</text:p>
          <text:p text:style-name="P3">Tre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" draw:id="id2" draw:layer="layout" svg:width="8.486cm" svg:height="2.31cm" svg:x="4.68cm" svg:y="2.905cm">
          <text:p text:style-name="P3">Deactivate machines </text:p>
          <text:p text:style-name="P3">on Tool Provision Sub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4" draw:id="id4" draw:layer="layout" svg:width="3.81cm" svg:height="2.54cm" svg:x="2.27cm" svg:y="11.16cm">
          <text:p text:style-name="P3">*Nullifier</text:p>
          <text:p text:style-name="P3">Delete Non-</text:p>
          <text:p text:style-name="P3">Wood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7" draw:layer="layout" svg:x1="4.266cm" svg:y1="5.762cm" svg:x2="8.923cm" svg:y2="5.215cm" draw:start-shape="id1" draw:start-glue-point="4" draw:end-shape="id2" draw:end-glue-point="6" svg:d="M4266 5762v-273h4657v-274" svg:viewBox="0 0 4658 548">
          <text:p text:style-name="P5"><text:s text:c="8"/></text:p>
          <text:p text:style-name="P6">Yes</text:p>
        </draw:connector>
        <draw:custom-shape draw:style-name="gr2" draw:text-style-name="P4" xml:id="id13" draw:id="id13" draw:layer="layout" svg:width="3.81cm" svg:height="2.54cm" svg:x="13.7cm" svg:y="21.18cm">
          <text:p text:style-name="P3">*Autocrafter</text:p>
          <text:p text:style-name="P3">Wooden</text:p>
          <text:p text:style-name="P3">Ax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4" draw:id="id14" draw:layer="layout" svg:width="3.81cm" svg:height="2.54cm" svg:x="13.7cm" svg:y="24.59cm">
          <text:p text:style-name="P3">*Autocrafter</text:p>
          <text:p text:style-name="P3">Wooden</text:p>
          <text:p text:style-name="P3">Ho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7" draw:layer="layout" svg:x1="6.46cm" svg:y1="7.956cm" svg:x2="13.7cm" svg:y2="8.404cm" draw:start-shape="id1" draw:start-glue-point="7" draw:end-shape="id3" draw:end-glue-point="5" svg:d="M6460 7956h3621v448h3619" svg:viewBox="0 0 7241 449">
          <text:p text:style-name="P5"/>
          <text:p text:style-name="P5"/>
          <text:p text:style-name="P5">No</text:p>
        </draw:connector>
        <draw:connector draw:style-name="gr7" draw:text-style-name="P8" draw:layer="layout" svg:x1="15.605cm" svg:y1="9.674cm" svg:x2="4.175cm" svg:y2="11.16cm" draw:start-shape="id3" draw:start-glue-point="6" draw:end-shape="id4" draw:end-glue-point="4" svg:d="M15605 9674v744h-11430v742" svg:viewBox="0 0 11431 1487">
          <text:p text:style-name="P6"><text:s text:c="2"/>Harvested Material</text:p>
          <text:p text:style-name="P6"><text:s text:c="30"/></text:p>
        </draw:connector>
        <draw:connector draw:style-name="gr8" draw:text-style-name="P8" draw:layer="layout" svg:x1="6.08cm" svg:y1="12.43cm" svg:x2="13.7cm" svg:y2="12.41cm" draw:start-shape="id4" draw:start-glue-point="7" draw:end-shape="id5" draw:end-glue-point="5" svg:d="M6080 12430h3811v-20h3809" svg:viewBox="0 0 7621 21">
          <text:p text:style-name="P6"/>
          <text:p text:style-name="P6">Wood Logs only</text:p>
          <text:p text:style-name="P6"/>
          <text:p text:style-name="P5"/>
        </draw:connector>
        <draw:custom-shape draw:style-name="gr9" draw:text-style-name="P4" xml:id="id7" draw:id="id7" draw:layer="layout" svg:width="1.27cm" svg:height="1.27cm" svg:x="14.97cm" svg:y="14.77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8" draw:layer="layout" svg:x1="15.605cm" svg:y1="13.68cm" svg:x2="4.175cm" svg:y2="15.65cm" draw:start-shape="id5" draw:start-glue-point="6" draw:end-shape="id6" svg:d="M15605 13680v986h-11430v984" svg:viewBox="0 0 11431 1971">
          <text:p text:style-name="P6">Remaining Wood Logs</text:p>
          <text:p text:style-name="P9"/>
        </draw:connector>
        <draw:connector draw:style-name="gr11" draw:text-style-name="P10" draw:layer="layout" svg:x1="15.605cm" svg:y1="13.68cm" svg:x2="15.605cm" svg:y2="14.77cm" draw:start-shape="id5" draw:start-glue-point="6" draw:end-shape="id7" draw:end-glue-point="4" svg:d="M15605 13680v1090" svg:viewBox="0 0 1 1091">
          <text:p/>
        </draw:connector>
        <draw:custom-shape draw:style-name="gr9" draw:text-style-name="P4" xml:id="id9" draw:id="id9" draw:layer="layout" svg:width="1.27cm" svg:height="1.27cm" svg:x="14.971cm" svg:y="19.571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text-style-name="P10" draw:layer="layout" svg:x1="17.51cm" svg:y1="12.41cm" svg:x2="17.511cm" svg:y2="17.511cm" draw:start-shape="id5" draw:start-glue-point="7" draw:end-shape="id8" draw:end-glue-point="7" svg:d="M17510 12410h503v5101h-502" svg:viewBox="0 0 504 5102">
          <text:p/>
        </draw:connector>
        <draw:connector draw:style-name="gr13" draw:text-style-name="P10" draw:layer="layout" svg:x1="15.606cm" svg:y1="18.781cm" svg:x2="15.606cm" svg:y2="19.571cm" draw:start-shape="id8" draw:start-glue-point="6" draw:end-shape="id9" draw:end-glue-point="4" svg:d="M15606 18781v790" svg:viewBox="0 0 1 791">
          <text:p/>
        </draw:connector>
        <draw:custom-shape draw:style-name="gr9" draw:text-style-name="P4" xml:id="id12" draw:id="id12" draw:layer="layout" svg:width="1.27cm" svg:height="1.27cm" svg:x="7.985cm" svg:y="22.69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4" xml:id="id10" draw:id="id10" draw:layer="layout" svg:width="1.27cm" svg:height="1.27cm" svg:x="7.985cm" svg:y="24.395cm">
          <text:p text:style-name="P3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4" xml:id="id11" draw:id="id11" draw:layer="layout" svg:width="3.551cm" svg:height="3.551cm" svg:x="9.864cm" svg:y="22.36cm">
          <text:p text:style-name="P3">Planks</text:p>
          <text:p text:style-name="P3">&amp; stick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5" draw:text-style-name="P10" draw:layer="layout" svg:x1="8.62cm" svg:y1="25.665cm" svg:x2="11.64cm" svg:y2="25.911cm" draw:start-shape="id10" draw:start-glue-point="8" draw:end-shape="id11" draw:end-glue-point="6" svg:d="M8620 25665v747h3020v-501" svg:viewBox="0 0 3021 748">
          <text:p/>
        </draw:connector>
        <draw:connector draw:style-name="gr16" draw:text-style-name="P10" draw:layer="layout" svg:x1="8.62cm" svg:y1="22.69cm" svg:x2="11.64cm" svg:y2="22.36cm" draw:start-shape="id12" draw:start-glue-point="4" draw:end-shape="id11" draw:end-glue-point="4" svg:d="M8620 22690v-832h3020v502" svg:viewBox="0 0 3021 833">
          <text:p/>
        </draw:connector>
        <draw:connector draw:style-name="gr17" draw:text-style-name="P10" draw:layer="layout" svg:x1="12.528cm" svg:y1="24.136cm" svg:x2="15.605cm" svg:y2="23.72cm" draw:start-shape="id11" draw:start-glue-point="7" draw:end-shape="id13" draw:end-glue-point="6" svg:d="M12528 24136h3077v-416" svg:viewBox="0 0 3078 417">
          <text:p/>
        </draw:connector>
        <draw:connector draw:style-name="gr18" draw:text-style-name="P10" draw:layer="layout" svg:x1="12.528cm" svg:y1="24.136cm" svg:x2="15.605cm" svg:y2="24.59cm" draw:start-shape="id11" draw:start-glue-point="7" draw:end-shape="id14" draw:end-glue-point="4" svg:d="M12528 24136h3077v454" svg:viewBox="0 0 3078 455">
          <text:p/>
        </draw:connector>
        <draw:connector draw:style-name="gr19" draw:text-style-name="P10" draw:layer="layout" draw:line-skew="0.401cm" svg:x1="17.51cm" svg:y1="22.45cm" svg:x2="17.51cm" svg:y2="8.404cm" draw:start-shape="id13" draw:start-glue-point="7" draw:end-shape="id3" draw:end-glue-point="7" svg:d="M17510 22450h903v-14046h-903" svg:viewBox="0 0 904 14047">
          <text:p/>
        </draw:connector>
        <draw:connector draw:style-name="gr20" draw:text-style-name="P10" draw:layer="layout" draw:line-skew="0.719cm" svg:x1="17.51cm" svg:y1="25.86cm" svg:x2="17.51cm" svg:y2="8.404cm" draw:start-shape="id14" draw:start-glue-point="7" draw:end-shape="id3" draw:end-glue-point="7" svg:d="M17510 25860h1221v-17456h-1221" svg:viewBox="0 0 1222 17457">
          <text:p/>
        </draw:connector>
        <draw:custom-shape draw:style-name="gr21" draw:text-style-name="P4" xml:id="id15" draw:id="id15" draw:layer="layout" svg:width="3.693cm" svg:height="3.693cm" svg:x="2.331cm" svg:y="19.177cm">
          <text:p text:style-name="P3">*ME Storage</text:p>
          <text:p text:style-name="P3">Bus</text:p>
          <text:p text:style-name="P3">Wood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6" draw:id="id16" draw:layer="layout" svg:width="4.127cm" svg:height="1.587cm" svg:x="2.092cm" svg:y="1.2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3" draw:text-style-name="P10" draw:layer="layout" svg:x1="4.175cm" svg:y1="18.19cm" svg:x2="4.178cm" svg:y2="19.177cm" draw:start-shape="id6" draw:start-glue-point="6" draw:end-shape="id15" draw:end-glue-point="4" svg:d="M4175 18190v494h3v493" svg:viewBox="0 0 4 988">
          <text:p/>
        </draw:connector>
        <draw:connector draw:style-name="gr24" draw:text-style-name="P3" draw:layer="layout" svg:x1="2.072cm" svg:y1="7.956cm" svg:x2="2.27cm" svg:y2="16.92cm" draw:start-shape="id1" draw:start-glue-point="5" draw:end-shape="id6" draw:end-glue-point="5" svg:d="M2072 7956h-501v8964h699" svg:viewBox="0 0 700 8965"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<text:s text:c="9"/></text:span><text:span text:style-name="T1">&lt;-Inv.</text:span></text:p>
          <text:p text:style-name="P5"><text:span text:style-name="T1"><text:s text:c="18"/></text:span><text:span text:style-name="T1">Sensor</text:span></text:p>
        </draw:connector>
        <draw:connector draw:style-name="gr25" draw:text-style-name="P10" draw:layer="layout" svg:x1="2.092cm" svg:y1="2.004cm" svg:x2="2.072cm" svg:y2="7.956cm" draw:start-shape="id16" draw:start-glue-point="5" draw:end-shape="id1" draw:end-glue-point="5" svg:d="M2092 2004h-521v5952h501" svg:viewBox="0 0 522 5953">
          <text:p/>
        </draw:connector>
      </draw:page>
      <draw:page draw:name="page2" draw:style-name="dp1" draw:master-page-name="Default">
        <draw:custom-shape draw:style-name="gr21" draw:text-style-name="P4" xml:id="id19" draw:id="id19" draw:layer="layout" svg:width="3.693cm" svg:height="3.693cm" svg:x="3.211cm" svg:y="4.614cm">
          <text:p text:style-name="P3">*ME Storage</text:p>
          <text:p text:style-name="P3">Bus</text:p>
          <text:p text:style-name="P3">Wood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4" xml:id="id17" draw:id="id17" draw:layer="layout" svg:width="4.497cm" svg:height="2.54cm" svg:x="2.803cm" svg:y="9.89cm">
          <text:p text:style-name="P3">*Furnace</text:p>
          <text:p text:style-name="P3">Wood Logs to</text:p>
          <text:p text:style-name="P3">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18" draw:id="id18" draw:layer="layout" svg:width="5.715cm" svg:height="2.54cm" svg:x="2.194cm" svg:y="13.7cm">
          <text:p text:style-name="P3">*Pulverizer</text:p>
          <text:p text:style-name="P3">Charcoal to</text:p>
          <text:p text:style-name="P3">Pulverized Charco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0" draw:layer="layout" svg:x1="5.052cm" svg:y1="12.43cm" svg:x2="5.051cm" svg:y2="13.7cm" draw:start-shape="id17" draw:start-glue-point="6" draw:end-shape="id18" draw:end-glue-point="4" svg:d="M5052 12430v636h-1v634" svg:viewBox="0 0 2 1271">
          <text:p/>
        </draw:connector>
        <draw:connector draw:style-name="gr29" draw:text-style-name="P10" draw:layer="layout" svg:x1="5.058cm" svg:y1="8.307cm" svg:x2="5.052cm" svg:y2="9.89cm" draw:start-shape="id19" draw:start-glue-point="6" draw:end-shape="id17" draw:end-glue-point="4" svg:d="M5058 8307v792h-6v791" svg:viewBox="0 0 7 1584">
          <text:p/>
        </draw:connector>
        <draw:custom-shape draw:style-name="gr30" draw:text-style-name="P4" xml:id="id20" draw:id="id20" draw:layer="layout" svg:width="4.128cm" svg:height="4.128cm" svg:x="2.999cm" svg:y="17.744cm">
          <text:p text:style-name="P3">*ME Subnet</text:p>
          <text:p text:style-name="P3">Storage Drive</text:p>
          <text:p text:style-name="P11">Pulverized</text:p>
          <text:p text:style-name="P11">Charco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1" draw:text-style-name="P10" draw:layer="layout" svg:x1="5.051cm" svg:y1="16.24cm" svg:x2="5.063cm" svg:y2="17.744cm" draw:start-shape="id18" draw:start-glue-point="6" draw:end-shape="id20" draw:end-glue-point="5" svg:d="M5051 16240v753h12v751" svg:viewBox="0 0 13 1505">
          <text:p/>
        </draw:connector>
        <draw:custom-shape draw:style-name="gr32" draw:text-style-name="P4" xml:id="id21" draw:id="id21" draw:layer="layout" svg:width="3.81cm" svg:height="3.81cm" svg:x="3.17cm" svg:y="23.16cm">
          <text:p text:style-name="P11">Pulverized</text:p>
          <text:p text:style-name="P11">Charcoal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3" draw:text-style-name="P10" draw:layer="layout" svg:x1="5.063cm" svg:y1="21.872cm" svg:x2="5.075cm" svg:y2="23.16cm" draw:start-shape="id20" draw:start-glue-point="7" draw:end-shape="id21" draw:end-glue-point="4" svg:d="M5063 21872v645h12v643" svg:viewBox="0 0 13 1289">
          <text:p/>
        </draw:connector>
        <draw:custom-shape draw:style-name="gr22" draw:text-style-name="P4" xml:id="id22" draw:id="id22" draw:layer="layout" svg:width="4.127cm" svg:height="1.587cm" svg:x="8.467cm" svg:y="24.2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4" draw:text-style-name="P10" draw:layer="layout" svg:x1="6.98cm" svg:y1="25.065cm" svg:x2="8.467cm" svg:y2="25.054cm" draw:start-shape="id21" draw:start-glue-point="7" draw:end-shape="id22" draw:end-glue-point="5" svg:d="M6980 25065h744v-11h743" svg:viewBox="0 0 1488 12">
          <text:p/>
        </draw:connector>
      </draw:page>
      <draw:page draw:name="page3" draw:style-name="dp1" draw:master-page-name="Default">
        <draw:custom-shape draw:style-name="gr35" draw:text-style-name="P4" xml:id="id24" draw:id="id24" draw:layer="layout" svg:width="5.715cm" svg:height="2.858cm" svg:x="2.2cm" svg:y="6.487cm">
          <text:p text:style-name="P3">*Transfer Node</text:p>
          <text:p text:style-name="P3">Cobble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" xml:id="id23" draw:id="id23" draw:layer="layout" svg:width="4.127cm" svg:height="1.587cm" svg:x="2.995cm" svg:y="3.9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6" draw:text-style-name="P10" draw:layer="layout" svg:x1="5.059cm" svg:y1="5.522cm" svg:x2="5.057cm" svg:y2="6.487cm" draw:start-shape="id23" draw:start-glue-point="6" draw:end-shape="id24" draw:end-glue-point="4" svg:d="M5059 5522v483h-2v482" svg:viewBox="0 0 3 966">
          <text:p/>
        </draw:connector>
        <draw:custom-shape draw:style-name="gr35" draw:text-style-name="P4" xml:id="id25" draw:id="id25" draw:layer="layout" svg:width="5.715cm" svg:height="2.858cm" svg:x="2.217cm" svg:y="10.359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26" draw:id="id26" draw:layer="layout" svg:width="4.128cm" svg:height="4.128cm" svg:x="2.999cm" svg:y="14.252cm">
          <text:p text:style-name="P3">*ME Subnet</text:p>
          <text:p text:style-name="P3">Storage Drive</text:p>
          <text:p text:style-name="P3">Cobble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7" draw:text-style-name="P10" draw:layer="layout" svg:x1="5.074cm" svg:y1="13.217cm" svg:x2="5.063cm" svg:y2="14.252cm" draw:start-shape="id25" draw:start-glue-point="6" draw:end-shape="id26" draw:end-glue-point="5" svg:d="M5074 13217v518h-11v517" svg:viewBox="0 0 12 1036">
          <text:p/>
        </draw:connector>
        <draw:connector draw:style-name="gr38" draw:text-style-name="P10" draw:layer="layout" svg:x1="5.057cm" svg:y1="9.345cm" svg:x2="5.074cm" svg:y2="10.359cm" draw:start-shape="id24" draw:start-glue-point="6" draw:end-shape="id25" draw:end-glue-point="4" svg:d="M5057 9345v508h17v506" svg:viewBox="0 0 18 1015">
          <text:p/>
        </draw:connector>
        <draw:custom-shape draw:style-name="gr32" draw:text-style-name="P4" xml:id="id27" draw:id="id27" draw:layer="layout" svg:width="3.81cm" svg:height="3.81cm" svg:x="3.148cm" svg:y="19.44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9" draw:text-style-name="P10" draw:layer="layout" svg:x1="5.063cm" svg:y1="18.38cm" svg:x2="5.053cm" svg:y2="19.44cm" draw:start-shape="id26" draw:start-glue-point="7" draw:end-shape="id27" draw:end-glue-point="4" svg:d="M5063 18380v531h-10v529" svg:viewBox="0 0 11 1061">
          <text:p/>
        </draw:connector>
        <draw:custom-shape draw:style-name="gr22" draw:text-style-name="P4" xml:id="id28" draw:id="id28" draw:layer="layout" svg:width="4.127cm" svg:height="1.587cm" svg:x="7.997cm" svg:y="20.5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0" draw:text-style-name="P10" draw:layer="layout" svg:x1="6.958cm" svg:y1="21.345cm" svg:x2="7.997cm" svg:y2="21.344cm" draw:start-shape="id27" draw:start-glue-point="7" draw:end-shape="id28" draw:end-glue-point="5" svg:d="M6958 21345h520v-1h519" svg:viewBox="0 0 1040 2">
          <text:p/>
        </draw:connector>
      </draw:page>
      <draw:page draw:name="page4" draw:style-name="dp1" draw:master-page-name="Default">
        <draw:custom-shape draw:style-name="gr35" draw:text-style-name="P4" xml:id="id29" draw:id="id29" draw:layer="layout" svg:width="5.715cm" svg:height="2.858cm" svg:x="2.22cm" svg:y="11.933cm">
          <text:p text:style-name="P3">*Pulverizers</text:p>
          <text:p text:style-name="P3">Cobblestone into</text:p>
          <text:p text:style-name="P3">Gra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30" draw:id="id30" draw:layer="layout" svg:width="5.715cm" svg:height="2.858cm" svg:x="2.22cm" svg:y="15.778cm">
          <text:p text:style-name="P3">*Pulverizers</text:p>
          <text:p text:style-name="P3">Gravel into 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1" draw:text-style-name="P10" draw:layer="layout" svg:x1="5.077cm" svg:y1="14.791cm" svg:x2="5.077cm" svg:y2="15.778cm" draw:start-shape="id29" draw:start-glue-point="6" draw:end-shape="id30" draw:end-glue-point="4" svg:d="M5077 14791v987" svg:viewBox="0 0 1 988">
          <text:p/>
        </draw:connector>
        <draw:custom-shape draw:style-name="gr42" draw:text-style-name="P4" xml:id="id31" draw:id="id31" draw:layer="layout" svg:width="4.445cm" svg:height="2.222cm" svg:x="9.142cm" svg:y="16.086cm">
          <text:p text:style-name="P3">*Nullifier</text:p>
          <text:p text:style-name="P3">Delete Flint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3" draw:text-style-name="P10" draw:layer="layout" svg:x1="7.935cm" svg:y1="17.207cm" svg:x2="9.142cm" svg:y2="17.197cm" draw:start-shape="id30" draw:start-glue-point="7" draw:end-shape="id31" draw:end-glue-point="5" svg:d="M7935 17207h603v-10h604" svg:viewBox="0 0 1208 11">
          <text:p/>
        </draw:connector>
        <draw:custom-shape draw:style-name="gr32" draw:text-style-name="P4" xml:id="id33" draw:id="id33" draw:layer="layout" svg:width="3.81cm" svg:height="3.81cm" svg:x="3.159cm" svg:y="3.28cm">
          <text:p text:style-name="P3">Cobble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32" draw:id="id32" draw:layer="layout" svg:width="4.127cm" svg:height="1.587cm" svg:x="2.995cm" svg:y="1.2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4" draw:text-style-name="P10" draw:layer="layout" svg:x1="5.059cm" svg:y1="2.822cm" svg:x2="5.064cm" svg:y2="3.28cm" draw:start-shape="id32" draw:start-glue-point="6" draw:end-shape="id33" draw:end-glue-point="4" svg:d="M5059 2822v229h5v229" svg:viewBox="0 0 6 459">
          <text:p/>
        </draw:connector>
        <draw:custom-shape draw:style-name="gr9" draw:text-style-name="P4" xml:id="id34" draw:id="id34" draw:layer="layout" svg:width="1.27cm" svg:height="1.27cm" svg:x="9.89cm" svg:y="12.741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5" draw:text-style-name="P7" draw:layer="layout" svg:x1="7.935cm" svg:y1="13.362cm" svg:x2="9.89cm" svg:y2="13.376cm" draw:start-shape="id29" draw:start-glue-point="7" draw:end-shape="id34" draw:end-glue-point="6" svg:d="M7935 13362h977v14h978" svg:viewBox="0 0 1956 15">
          <text:p text:style-name="P5"/>
          <text:p text:style-name="P5"/>
          <text:p text:style-name="P5">Sand</text:p>
          <text:p text:style-name="P5"><text:s text:c="9"/>by-product</text:p>
        </draw:connector>
        <draw:custom-shape draw:style-name="gr35" draw:text-style-name="P4" xml:id="id36" draw:id="id36" draw:layer="layout" svg:width="5.715cm" svg:height="2.858cm" svg:x="9.153cm" svg:y="19.675cm">
          <text:p text:style-name="P3">Sand by-product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35" draw:id="id35" draw:layer="layout" svg:width="1.27cm" svg:height="1.27cm" svg:x="15.884cm" svg:y="20.462cm">
          <text:p text:style-name="P3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6" draw:text-style-name="P10" draw:layer="layout" svg:x1="15.884cm" svg:y1="21.097cm" svg:x2="14.868cm" svg:y2="21.104cm" draw:start-shape="id35" draw:start-glue-point="6" draw:end-shape="id36" draw:end-glue-point="7" svg:d="M15884 21097h-508v7h-508" svg:viewBox="0 0 1017 8">
          <text:p/>
        </draw:connector>
        <draw:custom-shape draw:style-name="gr35" draw:text-style-name="P4" xml:id="id37" draw:id="id37" draw:layer="layout" svg:width="5.715cm" svg:height="2.858cm" svg:x="2.22cm" svg:y="19.679cm">
          <text:p text:style-name="P3">Main 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10" draw:layer="layout" svg:x1="9.153cm" svg:y1="21.104cm" svg:x2="7.935cm" svg:y2="21.108cm" draw:start-shape="id36" draw:start-glue-point="5" draw:end-shape="id37" draw:end-glue-point="7" svg:d="M9153 21104h-610v4h-608" svg:viewBox="0 0 1219 5">
          <text:p/>
        </draw:connector>
        <draw:connector draw:style-name="gr48" draw:text-style-name="P10" draw:layer="layout" svg:x1="5.077cm" svg:y1="18.636cm" svg:x2="5.077cm" svg:y2="19.679cm" draw:start-shape="id30" draw:start-glue-point="6" draw:end-shape="id37" draw:end-glue-point="4" svg:d="M5077 18636v1043" svg:viewBox="0 0 1 1044">
          <text:p/>
        </draw:connector>
        <draw:custom-shape draw:style-name="gr30" draw:text-style-name="P4" xml:id="id38" draw:id="id38" draw:layer="layout" svg:width="4.128cm" svg:height="4.128cm" svg:x="3.007cm" svg:y="23.59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9" draw:text-style-name="P10" draw:layer="layout" svg:x1="5.077cm" svg:y1="22.537cm" svg:x2="5.071cm" svg:y2="23.59cm" draw:start-shape="id37" draw:start-glue-point="6" draw:end-shape="id38" draw:end-glue-point="5" svg:d="M5077 22537v527h-6v526" svg:viewBox="0 0 7 1054">
          <text:p/>
        </draw:connector>
        <draw:custom-shape draw:style-name="gr32" draw:text-style-name="P4" xml:id="id39" draw:id="id39" draw:layer="layout" svg:width="3.81cm" svg:height="3.81cm" svg:x="8.112cm" svg:y="23.764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40" draw:id="id40" draw:layer="layout" svg:width="4.127cm" svg:height="1.587cm" svg:x="12.887cm" svg:y="24.882cm">
          <text:p text:style-name="P3">En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0" draw:text-style-name="P10" draw:layer="layout" svg:x1="7.135cm" svg:y1="25.654cm" svg:x2="8.112cm" svg:y2="25.669cm" draw:start-shape="id38" draw:start-glue-point="8" draw:end-shape="id39" draw:end-glue-point="5" svg:d="M7135 25654h489v15h488" svg:viewBox="0 0 978 16">
          <text:p/>
        </draw:connector>
        <draw:connector draw:style-name="gr51" draw:text-style-name="P10" draw:layer="layout" svg:x1="11.922cm" svg:y1="25.669cm" svg:x2="12.887cm" svg:y2="25.676cm" draw:start-shape="id39" draw:start-glue-point="7" draw:end-shape="id40" draw:end-glue-point="5" svg:d="M11922 25669h483v7h482" svg:viewBox="0 0 966 8">
          <text:p/>
        </draw:connector>
        <draw:custom-shape draw:style-name="gr35" draw:text-style-name="P4" xml:id="id41" draw:id="id41" draw:layer="layout" svg:width="5.715cm" svg:height="2.858cm" svg:x="2.22cm" svg:y="8.134cm">
          <text:p text:style-name="P3">Cobble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10" draw:layer="layout" svg:x1="5.064cm" svg:y1="7.09cm" svg:x2="5.077cm" svg:y2="8.134cm" draw:start-shape="id33" draw:start-glue-point="6" draw:end-shape="id41" draw:end-glue-point="4" svg:d="M5064 7090v523h13v521" svg:viewBox="0 0 14 1045">
          <text:p/>
        </draw:connector>
        <draw:connector draw:style-name="gr53" draw:text-style-name="P10" draw:layer="layout" svg:x1="5.077cm" svg:y1="10.992cm" svg:x2="5.077cm" svg:y2="11.933cm" draw:start-shape="id41" draw:start-glue-point="6" draw:end-shape="id29" draw:end-glue-point="4" svg:d="M5077 10992v941" svg:viewBox="0 0 1 942">
          <text:p/>
        </draw:connector>
      </draw:page>
      <draw:page draw:name="page5" draw:style-name="dp1" draw:master-page-name="Default">
        <draw:custom-shape draw:style-name="gr32" draw:text-style-name="P4" xml:id="id43" draw:id="id43" draw:layer="layout" svg:width="3.81cm" svg:height="3.81cm" svg:x="3.17cm" svg:y="4.205cm">
          <text:p text:style-name="P3">Sand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42" draw:id="id42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10" draw:layer="layout" svg:x1="5.059cm" svg:y1="3.222cm" svg:x2="5.075cm" svg:y2="4.205cm" draw:start-shape="id42" draw:start-glue-point="6" draw:end-shape="id43" draw:end-glue-point="4" svg:d="M5059 3222v492h16v491" svg:viewBox="0 0 17 984">
          <text:p/>
        </draw:connector>
        <draw:custom-shape draw:style-name="gr35" draw:text-style-name="P4" xml:id="id44" draw:id="id44" draw:layer="layout" svg:width="5.715cm" svg:height="2.858cm" svg:x="2.22cm" svg:y="9.135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5" draw:text-style-name="P10" draw:layer="layout" svg:x1="5.075cm" svg:y1="8.015cm" svg:x2="5.077cm" svg:y2="9.135cm" draw:start-shape="id43" draw:start-glue-point="6" draw:end-shape="id44" draw:end-glue-point="4" svg:d="M5075 8015v561h2v559" svg:viewBox="0 0 3 1121">
          <text:p/>
        </draw:connector>
        <draw:custom-shape draw:style-name="gr35" draw:text-style-name="P4" xml:id="id45" draw:id="id45" draw:layer="layout" svg:width="5.715cm" svg:height="2.858cm" svg:x="2.22cm" svg:y="13.036cm">
          <text:p text:style-name="P3">*Autocrafter</text:p>
          <text:p text:style-name="P3">Sand to San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6" draw:text-style-name="P10" draw:layer="layout" svg:x1="5.077cm" svg:y1="11.993cm" svg:x2="5.077cm" svg:y2="13.036cm" draw:start-shape="id44" draw:start-glue-point="6" draw:end-shape="id45" draw:end-glue-point="4" svg:d="M5077 11993v1043" svg:viewBox="0 0 1 1044">
          <text:p/>
        </draw:connector>
        <draw:custom-shape draw:style-name="gr35" draw:text-style-name="P4" xml:id="id46" draw:id="id46" draw:layer="layout" svg:width="5.715cm" svg:height="2.858cm" svg:x="2.22cm" svg:y="16.937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10" draw:layer="layout" svg:x1="5.077cm" svg:y1="15.894cm" svg:x2="5.077cm" svg:y2="16.937cm" draw:start-shape="id45" draw:start-glue-point="6" draw:end-shape="id46" draw:end-glue-point="4" svg:d="M5077 15894v1043" svg:viewBox="0 0 1 1044">
          <text:p/>
        </draw:connector>
        <draw:custom-shape draw:style-name="gr30" draw:text-style-name="P4" xml:id="id47" draw:id="id47" draw:layer="layout" svg:width="4.128cm" svg:height="4.128cm" svg:x="3.022cm" svg:y="20.832cm">
          <text:p text:style-name="P3">*ME Subnet</text:p>
          <text:p text:style-name="P3">Storage Drive</text:p>
          <text:p text:style-name="P3">San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8" draw:text-style-name="P10" draw:layer="layout" svg:x1="5.077cm" svg:y1="19.795cm" svg:x2="5.086cm" svg:y2="20.832cm" draw:start-shape="id46" draw:start-glue-point="6" draw:end-shape="id47" draw:end-glue-point="5" svg:d="M5077 19795v519h9v518" svg:viewBox="0 0 10 1038">
          <text:p/>
        </draw:connector>
        <draw:custom-shape draw:style-name="gr32" draw:text-style-name="P4" xml:id="id48" draw:id="id48" draw:layer="layout" svg:width="3.81cm" svg:height="3.81cm" svg:x="8.137cm" svg:y="20.964cm">
          <text:p text:style-name="P3">San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10" draw:layer="layout" svg:x1="7.15cm" svg:y1="22.896cm" svg:x2="8.137cm" svg:y2="22.869cm" draw:start-shape="id47" draw:start-glue-point="8" draw:end-shape="id48" draw:end-glue-point="5" svg:d="M7150 22896h494v-27h493" svg:viewBox="0 0 988 28">
          <text:p/>
        </draw:connector>
        <draw:custom-shape draw:style-name="gr22" draw:text-style-name="P4" xml:id="id49" draw:id="id49" draw:layer="layout" svg:width="4.127cm" svg:height="1.587cm" svg:x="13.012cm" svg:y="22.03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0" draw:text-style-name="P10" draw:layer="layout" svg:x1="11.947cm" svg:y1="22.869cm" svg:x2="13.012cm" svg:y2="22.832cm" draw:start-shape="id48" draw:start-glue-point="7" draw:end-shape="id49" draw:end-glue-point="5" svg:d="M11947 22869h533v-37h532" svg:viewBox="0 0 1066 38">
          <text:p/>
        </draw:connector>
      </draw:page>
      <draw:page draw:name="page6" draw:style-name="dp1" draw:master-page-name="Default">
        <draw:custom-shape draw:style-name="gr22" draw:text-style-name="P4" xml:id="id50" draw:id="id50" draw:layer="layout" svg:width="4.127cm" svg:height="1.587cm" svg:x="2.995cm" svg:y="1.63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51" draw:id="id51" draw:layer="layout" svg:width="3.81cm" svg:height="3.81cm" svg:x="3.171cm" svg:y="4.206cm">
          <text:p text:style-name="P3">Sandston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1" draw:text-style-name="P10" draw:layer="layout" svg:x1="5.059cm" svg:y1="3.222cm" svg:x2="5.076cm" svg:y2="4.206cm" draw:start-shape="id50" draw:start-glue-point="6" draw:end-shape="id51" draw:end-glue-point="4" svg:d="M5059 3222v492h17v492" svg:viewBox="0 0 18 985">
          <text:p/>
        </draw:connector>
        <draw:custom-shape draw:style-name="gr35" draw:text-style-name="P4" xml:id="id52" draw:id="id52" draw:layer="layout" svg:width="5.715cm" svg:height="2.858cm" svg:x="2.22cm" svg:y="9.136cm">
          <text:p text:style-name="P3">Sandsto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10" draw:layer="layout" svg:x1="5.076cm" svg:y1="8.016cm" svg:x2="5.077cm" svg:y2="9.136cm" draw:start-shape="id51" draw:start-glue-point="6" draw:end-shape="id52" draw:end-glue-point="4" svg:d="M5076 8016v561h1v559" svg:viewBox="0 0 2 1121">
          <text:p/>
        </draw:connector>
        <draw:custom-shape draw:style-name="gr35" draw:text-style-name="P4" xml:id="id53" draw:id="id53" draw:layer="layout" svg:width="5.715cm" svg:height="2.858cm" svg:x="2.22cm" svg:y="13.037cm">
          <text:p text:style-name="P3">*Pulverizers</text:p>
          <text:p text:style-name="P3">Sandstone to Niter/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10" draw:layer="layout" svg:x1="5.077cm" svg:y1="11.994cm" svg:x2="5.077cm" svg:y2="13.037cm" draw:start-shape="id52" draw:start-glue-point="6" draw:end-shape="id53" draw:end-glue-point="4" svg:d="M5077 11994v1043" svg:viewBox="0 0 1 1044">
          <text:p/>
        </draw:connector>
        <draw:custom-shape draw:style-name="gr35" draw:text-style-name="P4" xml:id="id57" draw:id="id57" draw:layer="layout" svg:width="5.715cm" svg:height="2.858cm" svg:x="9.62cm" svg:y="4.037cm">
          <text:p text:style-name="P3">Sand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4" xml:id="id54" draw:id="id54" draw:layer="layout" svg:width="5.238cm" svg:height="5.238cm" svg:x="9.865cm" svg:y="7.985cm">
          <text:p text:style-name="P3">*PLC</text:p>
          <text:p text:style-name="P3">Is Sand buffer </text:p>
          <text:p text:style-name="P3">chest</text:p>
          <text:p text:style-name="P3">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5" draw:text-style-name="P4" xml:id="id55" draw:id="id55" draw:layer="layout" svg:width="3.666cm" svg:height="2.667cm" svg:x="16.148cm" svg:y="9.252cm">
          <text:p text:style-name="P3">*Nullifier</text:p>
          <text:p text:style-name="P3">Remove 1</text:p>
          <text:p text:style-name="P3">stack of</text:p>
          <text:p text:style-name="P3">S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7" draw:layer="layout" svg:x1="15.103cm" svg:y1="10.604cm" svg:x2="16.148cm" svg:y2="10.586cm" draw:start-shape="id54" draw:start-glue-point="7" draw:end-shape="id55" draw:end-glue-point="5" svg:d="M15103 10604h523v-18h522" svg:viewBox="0 0 1046 19">
          <text:p text:style-name="P5"/>
          <text:p text:style-name="P5"/>
          <text:p text:style-name="P5">Yes</text:p>
        </draw:connector>
        <draw:custom-shape draw:style-name="gr30" draw:text-style-name="P4" xml:id="id56" draw:id="id56" draw:layer="layout" svg:width="4.128cm" svg:height="4.128cm" svg:x="10.417cm" svg:y="14.318cm">
          <text:p text:style-name="P3">*ME Subnet</text:p>
          <text:p text:style-name="P3">Storage Drive</text:p>
          <text:p text:style-name="P3">San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7" draw:text-style-name="P8" draw:layer="layout" svg:x1="12.484cm" svg:y1="13.223cm" svg:x2="12.481cm" svg:y2="14.318cm" draw:start-shape="id54" draw:start-glue-point="6" draw:end-shape="id56" draw:end-glue-point="5" svg:d="M12484 13223v548h-3v547" svg:viewBox="0 0 4 1096">
          <text:p text:style-name="P6"><text:s text:c="3"/>No</text:p>
        </draw:connector>
        <draw:connector draw:style-name="gr68" draw:text-style-name="P10" draw:layer="layout" svg:x1="17.981cm" svg:y1="11.919cm" svg:x2="14.545cm" svg:y2="16.382cm" draw:start-shape="id55" draw:start-glue-point="6" draw:end-shape="id56" draw:end-glue-point="8" svg:d="M17981 11919v4463h-3436" svg:viewBox="0 0 3437 4464">
          <text:p/>
        </draw:connector>
        <draw:connector draw:style-name="gr69" draw:text-style-name="P7" draw:layer="layout" svg:x1="7.935cm" svg:y1="14.466cm" svg:x2="9.62cm" svg:y2="5.466cm" draw:start-shape="id53" draw:start-glue-point="7" draw:end-shape="id57" draw:end-glue-point="5" svg:d="M7935 14466h842v-9000h843" svg:viewBox="0 0 1686 9001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Sand</text:p>
        </draw:connector>
        <draw:custom-shape draw:style-name="gr35" draw:text-style-name="P4" xml:id="id58" draw:id="id58" draw:layer="layout" svg:width="5.715cm" svg:height="2.858cm" svg:x="2.22cm" svg:y="16.938cm">
          <text:p text:style-name="P3">Nite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0" draw:text-style-name="P10" draw:layer="layout" svg:x1="5.077cm" svg:y1="15.895cm" svg:x2="5.077cm" svg:y2="16.938cm" draw:start-shape="id53" draw:start-glue-point="6" draw:end-shape="id58" draw:end-glue-point="4" svg:d="M5077 15895v1043" svg:viewBox="0 0 1 1044">
          <text:p/>
        </draw:connector>
        <draw:custom-shape draw:style-name="gr30" draw:text-style-name="P4" xml:id="id59" draw:id="id59" draw:layer="layout" svg:width="4.128cm" svg:height="4.128cm" svg:x="3.018cm" svg:y="20.819cm">
          <text:p text:style-name="P3">*ME Subnet</text:p>
          <text:p text:style-name="P3">Storage Drive</text:p>
          <text:p text:style-name="P3">Ni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1" draw:text-style-name="P10" draw:layer="layout" svg:x1="5.077cm" svg:y1="19.796cm" svg:x2="5.082cm" svg:y2="20.819cm" draw:start-shape="id58" draw:start-glue-point="6" draw:end-shape="id59" draw:end-glue-point="5" svg:d="M5077 19796v512h5v511" svg:viewBox="0 0 6 1024">
          <text:p/>
        </draw:connector>
        <draw:custom-shape draw:style-name="gr72" draw:text-style-name="P4" xml:id="id60" draw:id="id60" draw:layer="layout" svg:width="3.175cm" svg:height="2.858cm" svg:x="3.487cm" svg:y="25.747cm">
          <text:p text:style-name="P3">Nit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3" draw:text-style-name="P10" draw:layer="layout" svg:x1="5.082cm" svg:y1="24.947cm" svg:x2="5.075cm" svg:y2="25.747cm" draw:start-shape="id59" draw:start-glue-point="7" draw:end-shape="id60" draw:end-glue-point="4" svg:d="M5082 24947v401h-7v399" svg:viewBox="0 0 8 801">
          <text:p/>
        </draw:connector>
        <draw:custom-shape draw:style-name="gr72" draw:text-style-name="P4" xml:id="id61" draw:id="id61" draw:layer="layout" svg:width="3.175cm" svg:height="2.858cm" svg:x="10.887cm" svg:y="19.548cm">
          <text:p text:style-name="P3">Sand-net-</text:p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4" draw:text-style-name="P10" draw:layer="layout" svg:x1="12.481cm" svg:y1="18.446cm" svg:x2="12.474cm" svg:y2="19.548cm" draw:start-shape="id56" draw:start-glue-point="7" draw:end-shape="id61" svg:d="M12481 18446v552h-7v550" svg:viewBox="0 0 8 1103">
          <text:p/>
        </draw:connector>
        <draw:custom-shape draw:style-name="gr22" draw:text-style-name="P4" xml:id="id62" draw:id="id62" draw:layer="layout" svg:width="4.127cm" svg:height="1.587cm" svg:x="10.398cm" svg:y="26.37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5" draw:text-style-name="P10" draw:layer="layout" svg:x1="6.662cm" svg:y1="27.176cm" svg:x2="10.398cm" svg:y2="27.169cm" draw:start-shape="id60" draw:start-glue-point="7" draw:end-shape="id62" draw:end-glue-point="5" svg:d="M6662 27176h1868v-7h1868" svg:viewBox="0 0 3737 8">
          <text:p/>
        </draw:connector>
        <draw:connector draw:style-name="gr76" draw:text-style-name="P10" draw:layer="layout" svg:x1="12.475cm" svg:y1="22.406cm" svg:x2="12.462cm" svg:y2="26.375cm" draw:start-shape="id61" draw:start-glue-point="6" draw:end-shape="id62" draw:end-glue-point="4" svg:d="M12475 22406v1985h-13v1984" svg:viewBox="0 0 14 3970">
          <text:p/>
        </draw:connector>
        <draw:connector draw:style-name="gr77" draw:text-style-name="P10" draw:layer="layout" svg:x1="12.477cm" svg:y1="6.895cm" svg:x2="12.484cm" svg:y2="7.985cm" draw:start-shape="id57" draw:start-glue-point="6" draw:end-shape="id54" draw:end-glue-point="4" svg:d="M12477 6895v546h7v544" svg:viewBox="0 0 8 1091">
          <text:p/>
        </draw:connector>
        <draw:connector draw:style-name="gr24" draw:text-style-name="P3" draw:layer="layout" svg:x1="12.484cm" svg:y1="7.985cm" svg:x2="15.335cm" svg:y2="5.466cm" draw:start-shape="id54" draw:start-glue-point="4" draw:end-shape="id57" draw:end-glue-point="7" svg:d="M12484 7985v-544h3351v-1975h-500" svg:viewBox="0 0 3352 2520">
          <text:p text:style-name="P5"/>
          <text:p text:style-name="P5"/>
          <text:p text:style-name="P5"/>
          <text:p text:style-name="P5"><text:s text:c="3"/>Inv. Sensor</text:p>
        </draw:connector>
      </draw:page>
      <draw:page draw:name="page7" draw:style-name="dp1" draw:master-page-name="Default">
        <draw:custom-shape draw:style-name="gr32" draw:text-style-name="P4" xml:id="id67" draw:id="id67" draw:layer="layout" svg:width="3.81cm" svg:height="3.81cm" svg:x="3.411cm" svg:y="4.937cm">
          <text:p text:style-name="P3">Cobble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63" draw:id="id63" draw:layer="layout" svg:width="3.81cm" svg:height="3.81cm" svg:x="9.815cm" svg:y="4.94cm">
          <text:p text:style-name="P11">Sand-net-</text:p>
          <text:p text:style-name="P11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69" draw:id="id69" draw:layer="layout" svg:width="4.127cm" svg:height="1.587cm" svg:x="3.218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8" draw:text-style-name="P4" xml:id="id75" draw:id="id75" draw:layer="layout" svg:width="4.445cm" svg:height="3.81cm" svg:x="6.273cm" svg:y="13.537cm">
          <text:p text:style-name="P3">Materials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79" draw:text-style-name="P10" draw:layer="layout" svg:x1="11.72cm" svg:y1="8.75cm" svg:x2="11.712cm" svg:y2="9.853cm" draw:start-shape="id63" draw:start-glue-point="6" draw:end-shape="id64" draw:end-glue-point="4" svg:d="M11720 8750v552h-8v551" svg:viewBox="0 0 9 1104">
          <text:p/>
        </draw:connector>
        <draw:frame draw:style-name="gr80" draw:text-style-name="P12" draw:layer="layout" svg:width="5.715cm" svg:height="2.384cm" svg:x="9.272cm" svg:y="15.496cm">
          <draw:text-box>
            <text:p>Merge Cobblestone and Sand</text:p>
          </draw:text-box>
        </draw:frame>
        <draw:custom-shape draw:style-name="gr35" draw:text-style-name="P4" xml:id="id65" draw:id="id65" draw:layer="layout" svg:width="5.715cm" svg:height="2.858cm" svg:x="2.44cm" svg:y="18.97cm">
          <text:p text:style-name="P3">*Induction Smelters</text:p>
          <text:p text:style-name="P3">Materials</text:p>
          <text:p text:style-name="P3">to Slag/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66" draw:id="id66" draw:layer="layout" svg:width="5.715cm" svg:height="2.858cm" svg:x="10.355cm" svg:y="18.952cm">
          <text:p text:style-name="P3">*Nullifier</text:p>
          <text:p text:style-name="P3">Delete Stone Bric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1" draw:text-style-name="P10" draw:layer="layout" svg:x1="8.155cm" svg:y1="20.399cm" svg:x2="10.355cm" svg:y2="20.381cm" draw:start-shape="id65" draw:start-glue-point="7" draw:end-shape="id66" draw:end-glue-point="5" svg:d="M8155 20399h1099v-18h1101" svg:viewBox="0 0 2201 19">
          <text:p/>
        </draw:connector>
        <draw:custom-shape draw:style-name="gr35" draw:text-style-name="P4" xml:id="id64" draw:id="id64" draw:layer="layout" svg:width="5.715cm" svg:height="2.858cm" svg:x="8.855cm" svg:y="9.853cm">
          <text:p text:style-name="P3">Sand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68" draw:id="id68" draw:layer="layout" svg:width="5.715cm" svg:height="2.858cm" svg:x="2.455cm" svg:y="9.854cm">
          <text:p text:style-name="P3">Cobblestone</text:p>
          <text:p text:style-name="P3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2" draw:text-style-name="P10" draw:layer="layout" svg:x1="5.316cm" svg:y1="8.747cm" svg:x2="5.312cm" svg:y2="9.854cm" draw:start-shape="id67" draw:start-glue-point="6" draw:end-shape="id68" draw:end-glue-point="4" svg:d="M5316 8747v554h-4v553" svg:viewBox="0 0 5 1108">
          <text:p/>
        </draw:connector>
        <draw:connector draw:style-name="gr83" draw:text-style-name="P10" xml:id="id70" draw:id="id70" draw:layer="layout" svg:x1="5.282cm" svg:y1="3.857cm" svg:x2="5.316cm" svg:y2="4.937cm" draw:start-shape="id69" draw:start-glue-point="6" draw:end-shape="id67" draw:end-glue-point="4" svg:d="M5282 3857v540h34v540" svg:viewBox="0 0 35 1081">
          <text:p/>
        </draw:connector>
        <draw:connector draw:style-name="gr84" draw:text-style-name="P5" draw:layer="layout" svg:x1="5.299cm" svg:y1="4.397cm" svg:x2="11.72cm" svg:y2="4.94cm" draw:start-shape="id70" draw:start-glue-point="0" draw:end-shape="id63" draw:end-glue-point="4" svg:d="M5299 4397h6421v543" svg:viewBox="0 0 6422 544">
          <text:p/>
        </draw:connector>
        <draw:custom-shape draw:style-name="gr35" draw:text-style-name="P4" xml:id="id71" draw:id="id71" draw:layer="layout" svg:width="5.715cm" svg:height="2.858cm" svg:x="2.44cm" svg:y="23.071cm">
          <text:p text:style-name="P3">Slag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72" draw:id="id72" draw:layer="layout" svg:width="4.128cm" svg:height="4.128cm" svg:x="9.306cm" svg:y="22.434cm">
          <text:p text:style-name="P3">*ME Subnet</text:p>
          <text:p text:style-name="P3">Storage Drive</text:p>
          <text:p text:style-name="P3">Slag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5" draw:text-style-name="P10" draw:layer="layout" svg:x1="8.155cm" svg:y1="24.5cm" svg:x2="9.306cm" svg:y2="24.498cm" draw:start-shape="id71" draw:start-glue-point="7" draw:end-shape="id72" draw:end-glue-point="6" svg:d="M8155 24500h575v-2h576" svg:viewBox="0 0 1152 3">
          <text:p/>
        </draw:connector>
        <draw:custom-shape draw:style-name="gr72" draw:text-style-name="P4" xml:id="id73" draw:id="id73" draw:layer="layout" svg:width="3.175cm" svg:height="2.858cm" svg:x="14.487cm" svg:y="23.069cm">
          <text:p text:style-name="P3">Sla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74" draw:id="id74" draw:layer="layout" svg:width="4.127cm" svg:height="1.587cm" svg:x="14.03cm" svg:y="27.05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6" draw:text-style-name="P10" draw:layer="layout" svg:x1="13.434cm" svg:y1="24.498cm" svg:x2="14.487cm" svg:y2="24.498cm" draw:start-shape="id72" draw:start-glue-point="8" draw:end-shape="id73" draw:end-glue-point="5" svg:d="M13434 24498h1053" svg:viewBox="0 0 1054 1">
          <text:p/>
        </draw:connector>
        <draw:connector draw:style-name="gr87" draw:text-style-name="P10" draw:layer="layout" svg:x1="16.075cm" svg:y1="25.927cm" svg:x2="16.094cm" svg:y2="27.057cm" draw:start-shape="id73" draw:start-glue-point="6" draw:end-shape="id74" draw:end-glue-point="4" svg:d="M16075 25927v565h19v565" svg:viewBox="0 0 20 1131">
          <text:p/>
        </draw:connector>
        <draw:connector draw:style-name="gr88" draw:text-style-name="P10" draw:layer="layout" svg:x1="5.312cm" svg:y1="12.712cm" svg:x2="7.384cm" svg:y2="15.442cm" draw:start-shape="id68" draw:start-glue-point="6" draw:end-shape="id75" draw:end-glue-point="5" svg:d="M5312 12712v2730h2072" svg:viewBox="0 0 2073 2731">
          <text:p/>
        </draw:connector>
        <draw:connector draw:style-name="gr89" draw:text-style-name="P10" draw:layer="layout" svg:x1="11.712cm" svg:y1="12.711cm" svg:x2="9.607cm" svg:y2="15.442cm" draw:start-shape="id64" draw:start-glue-point="6" draw:end-shape="id75" draw:end-glue-point="7" svg:d="M11712 12711v2731h-2105" svg:viewBox="0 0 2106 2732">
          <text:p/>
        </draw:connector>
        <draw:connector draw:style-name="gr90" draw:text-style-name="P10" draw:layer="layout" svg:x1="8.496cm" svg:y1="17.347cm" svg:x2="5.297cm" svg:y2="18.97cm" draw:start-shape="id75" draw:start-glue-point="6" draw:end-shape="id65" draw:end-glue-point="4" svg:d="M8496 17347v812h-3199v811" svg:viewBox="0 0 3200 1624">
          <text:p/>
        </draw:connector>
        <draw:connector draw:style-name="gr91" draw:text-style-name="P7" draw:layer="layout" draw:line-skew="-0.169cm" svg:x1="13.212cm" svg:y1="21.81cm" svg:x2="5.297cm" svg:y2="23.071cm" draw:start-shape="id66" draw:start-glue-point="6" draw:end-shape="id71" draw:end-glue-point="4" svg:d="M13212 21810v462h-7915v799" svg:viewBox="0 0 7916 1262">
          <text:p text:style-name="P5"/>
          <text:p text:style-name="P5">Slag <text:s text:c="29"/></text:p>
        </draw:connector>
      </draw:page>
      <draw:page draw:name="page8" draw:style-name="dp1" draw:master-page-name="Default">
        <draw:custom-shape draw:style-name="gr22" draw:text-style-name="P4" xml:id="id76" draw:id="id76" draw:layer="layout" svg:width="4.127cm" svg:height="1.587cm" svg:x="2.245cm" svg:y="2.27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77" draw:id="id77" draw:layer="layout" svg:width="3.81cm" svg:height="3.81cm" svg:x="2.412cm" svg:y="4.938cm">
          <text:p text:style-name="P3">Pulverized</text:p>
          <text:p text:style-name="P3">Charcoal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79" draw:id="id79" draw:layer="layout" svg:width="3.81cm" svg:height="3.81cm" svg:x="6.612cm" svg:y="4.938cm">
          <text:p text:style-name="P3">Ni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80" draw:id="id80" draw:layer="layout" svg:width="3.81cm" svg:height="3.81cm" svg:x="10.812cm" svg:y="4.938cm">
          <text:p text:style-name="P3">Slag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78" draw:id="id78" draw:layer="layout" svg:x1="4.309cm" svg:y1="3.857cm" svg:x2="4.317cm" svg:y2="4.938cm" draw:start-shape="id76" draw:start-glue-point="6" draw:end-shape="id77" draw:end-glue-point="4" svg:d="M4309 3857v541h8v540" svg:viewBox="0 0 9 1082">
          <text:p/>
        </draw:connector>
        <draw:connector draw:style-name="gr84" draw:text-style-name="P5" draw:layer="layout" svg:x1="4.313cm" svg:y1="4.398cm" svg:x2="8.517cm" svg:y2="4.938cm" draw:start-shape="id78" draw:start-glue-point="0" draw:end-shape="id79" draw:end-glue-point="4" svg:d="M4313 4398h4204v540" svg:viewBox="0 0 4205 541">
          <text:p/>
        </draw:connector>
        <draw:connector draw:style-name="gr84" draw:text-style-name="P5" draw:layer="layout" svg:x1="4.313cm" svg:y1="4.398cm" svg:x2="12.717cm" svg:y2="4.938cm" draw:start-shape="id78" draw:start-glue-point="0" draw:end-shape="id80" draw:end-glue-point="4" svg:d="M4313 4398h8404v540" svg:viewBox="0 0 8405 541">
          <text:p/>
        </draw:connector>
        <draw:custom-shape draw:style-name="gr93" draw:text-style-name="P4" xml:id="id81" draw:id="id81" draw:layer="layout" svg:width="5.08cm" svg:height="3.81cm" svg:x="5.978cm" svg:y="10.38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94" draw:text-style-name="P10" draw:layer="layout" svg:x1="4.317cm" svg:y1="8.748cm" svg:x2="7.248cm" svg:y2="12.29cm" draw:start-shape="id77" draw:start-glue-point="6" draw:end-shape="id81" draw:end-glue-point="5" svg:d="M4317 8748v3542h2931" svg:viewBox="0 0 2932 3543">
          <text:p/>
        </draw:connector>
        <draw:connector draw:style-name="gr95" draw:text-style-name="P10" draw:layer="layout" svg:x1="8.517cm" svg:y1="8.748cm" svg:x2="8.518cm" svg:y2="10.385cm" draw:start-shape="id79" draw:start-glue-point="6" draw:end-shape="id81" draw:end-glue-point="4" svg:d="M8517 8748v819h1v818" svg:viewBox="0 0 2 1638">
          <text:p/>
        </draw:connector>
        <draw:connector draw:style-name="gr96" draw:text-style-name="P10" draw:layer="layout" svg:x1="12.717cm" svg:y1="8.748cm" svg:x2="9.788cm" svg:y2="12.29cm" draw:start-shape="id80" draw:start-glue-point="6" draw:end-shape="id81" draw:end-glue-point="7" svg:d="M12717 8748v3542h-2929" svg:viewBox="0 0 2930 3543">
          <text:p/>
        </draw:connector>
        <draw:custom-shape draw:style-name="gr35" draw:text-style-name="P4" xml:id="id82" draw:id="id82" draw:layer="layout" svg:width="5.715cm" svg:height="2.858cm" svg:x="2.27cm" svg:y="15.287cm">
          <text:p text:style-name="P3">*Autocrafter</text:p>
          <text:p text:style-name="P3">Materials to</text:p>
          <text:p text:style-name="P3">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7" draw:text-style-name="P10" draw:layer="layout" svg:x1="8.518cm" svg:y1="14.195cm" svg:x2="5.127cm" svg:y2="15.287cm" draw:start-shape="id81" draw:start-glue-point="6" draw:end-shape="id82" draw:end-glue-point="4" svg:d="M8518 14195v547h-3391v545" svg:viewBox="0 0 3392 1093">
          <text:p/>
        </draw:connector>
        <draw:custom-shape draw:style-name="gr35" draw:text-style-name="P4" xml:id="id83" draw:id="id83" draw:layer="layout" svg:width="5.715cm" svg:height="2.858cm" svg:x="2.27cm" svg:y="19.188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8" draw:text-style-name="P10" draw:layer="layout" svg:x1="5.127cm" svg:y1="18.145cm" svg:x2="5.127cm" svg:y2="19.188cm" draw:start-shape="id82" draw:start-glue-point="6" draw:end-shape="id83" draw:end-glue-point="4" svg:d="M5127 18145v1043" svg:viewBox="0 0 1 1044">
          <text:p/>
        </draw:connector>
        <draw:custom-shape draw:style-name="gr30" draw:text-style-name="P4" xml:id="id84" draw:id="id84" draw:layer="layout" svg:width="4.128cm" svg:height="4.128cm" svg:x="3.057cm" svg:y="23.073cm">
          <text:p text:style-name="P3">*ME Subnet</text:p>
          <text:p text:style-name="P3">Storage Drive</text:p>
          <text:p text:style-name="P3">Phyto-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9" draw:text-style-name="P10" draw:layer="layout" svg:x1="5.127cm" svg:y1="22.046cm" svg:x2="5.121cm" svg:y2="23.073cm" draw:start-shape="id83" draw:start-glue-point="6" draw:end-shape="id84" draw:end-glue-point="5" svg:d="M5127 22046v514h-6v513" svg:viewBox="0 0 7 1028">
          <text:p/>
        </draw:connector>
        <draw:custom-shape draw:style-name="gr32" draw:text-style-name="P4" xml:id="id85" draw:id="id85" draw:layer="layout" svg:width="3.81cm" svg:height="3.81cm" svg:x="8.232cm" svg:y="23.242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0" draw:text-style-name="P10" draw:layer="layout" svg:x1="7.185cm" svg:y1="25.137cm" svg:x2="8.232cm" svg:y2="25.147cm" draw:start-shape="id84" draw:start-glue-point="8" draw:end-shape="id85" draw:end-glue-point="5" svg:d="M7185 25137h524v10h523" svg:viewBox="0 0 1048 11">
          <text:p/>
        </draw:connector>
        <draw:custom-shape draw:style-name="gr22" draw:text-style-name="P4" xml:id="id86" draw:id="id86" draw:layer="layout" svg:width="4.127cm" svg:height="1.587cm" svg:x="13.014cm" svg:y="24.343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1" draw:text-style-name="P10" draw:layer="layout" svg:x1="12.042cm" svg:y1="25.147cm" svg:x2="13.014cm" svg:y2="25.137cm" draw:start-shape="id85" draw:start-glue-point="7" draw:end-shape="id86" draw:end-glue-point="5" svg:d="M12042 25147h486v-10h486" svg:viewBox="0 0 973 11">
          <text:p/>
        </draw:connector>
      </draw:page>
      <draw:page draw:name="page9" draw:style-name="dp1" draw:master-page-name="Default">
        <draw:custom-shape draw:style-name="gr22" draw:text-style-name="P4" xml:id="id87" draw:id="id87" draw:layer="layout" svg:width="4.127cm" svg:height="1.587cm" svg:x="3.34cm" svg:y="3.9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4" xml:id="id88" draw:id="id88" draw:layer="layout" svg:width="5.715cm" svg:height="2.858cm" svg:x="2.549cm" svg:y="6.791cm">
          <text:p text:style-name="P3">*Aqueous</text:p>
          <text:p text:style-name="P3">Accumulator</text:p>
          <text:p text:style-name="P3">Pump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2" draw:text-style-name="P10" draw:layer="layout" svg:x1="5.404cm" svg:y1="5.527cm" svg:x2="5.406cm" svg:y2="6.791cm" draw:start-shape="id87" draw:start-glue-point="6" draw:end-shape="id88" draw:end-glue-point="4" svg:d="M5404 5527v632h2v632" svg:viewBox="0 0 3 1265">
          <text:p/>
        </draw:connector>
        <draw:custom-shape draw:style-name="gr30" draw:text-style-name="P4" xml:id="id90" draw:id="id90" draw:layer="layout" svg:width="4.128cm" svg:height="4.128cm" svg:x="3.337cm" svg:y="14.603cm">
          <text:p text:style-name="P3">*ME Subnet</text:p>
          <text:p text:style-name="P3">Storage Drive</text:p>
          <text:p text:style-name="P3">Wat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5" draw:text-style-name="P4" xml:id="id89" draw:id="id89" draw:layer="layout" svg:width="5.715cm" svg:height="2.858cm" svg:x="2.549cm" svg:y="10.692cm">
          <text:p text:style-name="P3">Water buffer dru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3" draw:text-style-name="P10" draw:layer="layout" svg:x1="5.406cm" svg:y1="9.649cm" svg:x2="5.406cm" svg:y2="10.692cm" draw:start-shape="id88" draw:start-glue-point="6" draw:end-shape="id89" draw:end-glue-point="4" svg:d="M5406 9649v1043" svg:viewBox="0 0 1 1044">
          <text:p/>
        </draw:connector>
        <draw:connector draw:style-name="gr104" draw:text-style-name="P10" draw:layer="layout" svg:x1="5.406cm" svg:y1="13.55cm" svg:x2="5.401cm" svg:y2="14.603cm" draw:start-shape="id89" draw:start-glue-point="6" draw:end-shape="id90" draw:end-glue-point="5" svg:d="M5406 13550v527h-5v526" svg:viewBox="0 0 6 1054">
          <text:p/>
        </draw:connector>
        <draw:custom-shape draw:style-name="gr32" draw:text-style-name="P4" xml:id="id91" draw:id="id91" draw:layer="layout" svg:width="3.81cm" svg:height="3.81cm" svg:x="3.489cm" svg:y="19.771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5" draw:text-style-name="P10" draw:layer="layout" svg:x1="5.401cm" svg:y1="18.731cm" svg:x2="5.394cm" svg:y2="19.771cm" draw:start-shape="id90" draw:start-glue-point="7" draw:end-shape="id91" draw:end-glue-point="4" svg:d="M5401 18731v521h-7v519" svg:viewBox="0 0 8 1041">
          <text:p/>
        </draw:connector>
        <draw:custom-shape draw:style-name="gr22" draw:text-style-name="P4" xml:id="id92" draw:id="id92" draw:layer="layout" svg:width="4.127cm" svg:height="1.587cm" svg:x="8.338cm" svg:y="20.88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6" draw:text-style-name="P10" draw:layer="layout" svg:x1="7.299cm" svg:y1="21.676cm" svg:x2="8.338cm" svg:y2="21.679cm" draw:start-shape="id91" draw:start-glue-point="7" draw:end-shape="id92" draw:end-glue-point="5" svg:d="M7299 21676h520v3h519" svg:viewBox="0 0 1040 4">
          <text:p/>
        </draw:connector>
      </draw:page>
      <draw:page draw:name="page10" draw:style-name="dp1" draw:master-page-name="Default">
        <draw:custom-shape draw:style-name="gr22" draw:text-style-name="P4" xml:id="id93" draw:id="id93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7" draw:text-style-name="P13" xml:id="id94" draw:id="id94" draw:layer="layout" svg:width="3.81cm" svg:height="3.81cm" svg:x="4.713cm" svg:y="6.156cm">
          <text:p text:style-name="P11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96" draw:id="id96" draw:layer="layout" svg:width="3.81cm" svg:height="3.81cm" svg:x="8.955cm" svg:y="6.156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8" draw:text-style-name="P10" xml:id="id95" draw:id="id95" draw:layer="layout" svg:x1="6.604cm" svg:y1="5.027cm" svg:x2="6.618cm" svg:y2="6.156cm" draw:start-shape="id93" draw:start-glue-point="6" draw:end-shape="id94" draw:end-glue-point="4" svg:d="M6604 5027v565h14v564" svg:viewBox="0 0 15 1130">
          <text:p/>
        </draw:connector>
        <draw:connector draw:style-name="gr84" draw:text-style-name="P5" draw:layer="layout" svg:x1="6.611cm" svg:y1="5.592cm" svg:x2="10.86cm" svg:y2="6.156cm" draw:start-shape="id95" draw:start-glue-point="0" draw:end-shape="id96" draw:end-glue-point="4" svg:d="M6611 5592h4249v564" svg:viewBox="0 0 4250 565">
          <text:p/>
        </draw:connector>
        <draw:custom-shape draw:style-name="gr93" draw:text-style-name="P4" xml:id="id97" draw:id="id97" draw:layer="layout" svg:width="5.08cm" svg:height="3.81cm" svg:x="2.727cm" svg:y="14.725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09" draw:text-style-name="P4" xml:id="id98" draw:id="id98" draw:layer="layout" svg:width="6.638cm" svg:height="3.32cm" svg:x="1.94cm" svg:y="19.593cm">
          <text:p text:style-name="P3">*Phytogenic</text:p>
          <text:p text:style-name="P3">Insolators</text:p>
          <text:p text:style-name="P3">Materials to</text:p>
          <text:p text:style-name="P3">Sugarcane/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0" draw:text-style-name="P10" draw:layer="layout" svg:x1="5.267cm" svg:y1="18.535cm" svg:x2="5.259cm" svg:y2="19.593cm" draw:start-shape="id97" draw:start-glue-point="6" draw:end-shape="id98" draw:end-glue-point="4" svg:d="M5267 18535v529h-8v529" svg:viewBox="0 0 9 1059">
          <text:p/>
        </draw:connector>
        <draw:custom-shape draw:style-name="gr111" draw:text-style-name="P4" xml:id="id99" draw:id="id99" draw:layer="layout" svg:width="4.128cm" svg:height="3.81cm" svg:x="9.725cm" svg:y="19.085cm">
          <text:p text:style-name="P3">Products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112" draw:text-style-name="P10" draw:layer="layout" svg:x1="8.578cm" svg:y1="21.253cm" svg:x2="10.757cm" svg:y2="20.99cm" draw:start-shape="id98" draw:start-glue-point="7" draw:end-shape="id99" draw:end-glue-point="5" svg:d="M8578 21253h574v-263h1605" svg:viewBox="0 0 2180 264">
          <text:p/>
        </draw:connector>
        <draw:custom-shape draw:style-name="gr35" draw:text-style-name="P4" xml:id="id104" draw:id="id104" draw:layer="layout" svg:width="5.715cm" svg:height="2.858cm" svg:x="13.065cm" svg:y="17.827cm">
          <text:p text:style-name="P3">*Nullifier</text:p>
          <text:p text:style-name="P3">Delete Poisonous</text:p>
          <text:p text:style-name="P3">Potatoes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0" draw:id="id100" draw:layer="layout" svg:width="5.715cm" svg:height="2.858cm" svg:x="2.407cm" svg:y="10.66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1" draw:id="id101" draw:layer="layout" svg:width="5.715cm" svg:height="2.858cm" svg:x="9.407cm" svg:y="10.661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3" draw:text-style-name="P10" draw:layer="layout" svg:x1="6.618cm" svg:y1="9.966cm" svg:x2="5.264cm" svg:y2="10.66cm" draw:start-shape="id94" draw:start-glue-point="6" draw:end-shape="id100" draw:end-glue-point="4" svg:d="M6618 9966v348h-1354v346" svg:viewBox="0 0 1355 695">
          <text:p/>
        </draw:connector>
        <draw:connector draw:style-name="gr114" draw:text-style-name="P10" draw:layer="layout" svg:x1="10.86cm" svg:y1="9.966cm" svg:x2="12.264cm" svg:y2="10.661cm" draw:start-shape="id96" draw:start-glue-point="6" draw:end-shape="id101" draw:end-glue-point="4" svg:d="M10860 9966v348h1404v347" svg:viewBox="0 0 1405 696">
          <text:p/>
        </draw:connector>
        <draw:connector draw:style-name="gr115" draw:text-style-name="P10" draw:layer="layout" svg:x1="5.264cm" svg:y1="13.518cm" svg:x2="5.267cm" svg:y2="14.725cm" draw:start-shape="id100" draw:start-glue-point="6" draw:end-shape="id97" svg:d="M5264 13518v604h3v603" svg:viewBox="0 0 4 1208">
          <text:p/>
        </draw:connector>
        <draw:connector draw:style-name="gr116" draw:text-style-name="P10" draw:layer="layout" svg:x1="12.264cm" svg:y1="13.519cm" svg:x2="6.537cm" svg:y2="16.63cm" draw:start-shape="id101" draw:start-glue-point="6" draw:end-shape="id97" draw:end-glue-point="7" svg:d="M12264 13519v3111h-5727" svg:viewBox="0 0 5728 3112">
          <text:p/>
        </draw:connector>
        <draw:custom-shape draw:style-name="gr32" draw:text-style-name="P4" xml:id="id102" draw:id="id102" draw:layer="layout" svg:width="3.81cm" svg:height="3.81cm" svg:x="9.877cm" svg:y="24.8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03" draw:id="id103" draw:layer="layout" svg:width="3.81cm" svg:height="3.81cm" svg:x="14.07cm" svg:y="24.812cm">
          <text:p text:style-name="P11">Potatoes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7" draw:text-style-name="P10" draw:layer="layout" svg:x1="11.789cm" svg:y1="22.895cm" svg:x2="11.782cm" svg:y2="24.8cm" draw:start-shape="id99" draw:start-glue-point="6" draw:end-shape="id102" draw:end-glue-point="4" svg:d="M11789 22895v953h-7v952" svg:viewBox="0 0 8 1906">
          <text:p/>
        </draw:connector>
        <draw:connector draw:style-name="gr118" draw:text-style-name="P10" draw:layer="layout" svg:x1="12.821cm" svg:y1="20.99cm" svg:x2="15.975cm" svg:y2="24.812cm" draw:start-shape="id99" draw:start-glue-point="7" draw:end-shape="id103" draw:end-glue-point="4" svg:d="M12821 20990h3154v3822" svg:viewBox="0 0 3155 3823">
          <text:p/>
        </draw:connector>
        <draw:connector draw:style-name="gr119" draw:text-style-name="P10" draw:layer="layout" svg:x1="11.789cm" svg:y1="19.085cm" svg:x2="15.922cm" svg:y2="17.827cm" draw:start-shape="id99" draw:start-glue-point="4" draw:end-shape="id104" draw:end-glue-point="4" svg:d="M11789 19085v-1759h4133v501" svg:viewBox="0 0 4134 1760">
          <text:p/>
        </draw:connector>
      </draw:page>
      <draw:page draw:name="page11" draw:style-name="dp1" draw:master-page-name="Default">
        <draw:custom-shape draw:style-name="gr32" draw:text-style-name="P4" xml:id="id105" draw:id="id105" draw:layer="layout" svg:width="3.81cm" svg:height="3.81cm" svg:x="3.275cm" svg:y="4.77cm">
          <text:p text:style-name="P3">Sugarcane</text:p>
          <text:p text:style-name="P3">production</text:p>
          <text:p text:style-name="P3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0" draw:text-style-name="P13" xml:id="id107" draw:id="id107" draw:layer="layout" svg:width="3.81cm" svg:height="3.81cm" svg:x="10.26cm" svg:y="4.77cm">
          <text:p text:style-name="P11">Potatoes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5" draw:text-style-name="P4" xml:id="id106" draw:id="id106" draw:layer="layout" svg:width="5.715cm" svg:height="2.858cm" svg:x="2.335cm" svg:y="9.545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08" draw:id="id108" draw:layer="layout" svg:width="5.715cm" svg:height="2.858cm" svg:x="9.32cm" svg:y="9.55cm">
          <text:p text:style-name="P3">Potatoes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1" draw:text-style-name="P10" draw:layer="layout" svg:x1="5.18cm" svg:y1="8.58cm" svg:x2="5.192cm" svg:y2="9.545cm" draw:start-shape="id105" draw:start-glue-point="6" draw:end-shape="id106" draw:end-glue-point="4" svg:d="M5180 8580v483h12v482" svg:viewBox="0 0 13 966">
          <text:p/>
        </draw:connector>
        <draw:connector draw:style-name="gr122" draw:text-style-name="P10" draw:layer="layout" svg:x1="12.165cm" svg:y1="8.58cm" svg:x2="12.177cm" svg:y2="9.55cm" draw:start-shape="id107" draw:start-glue-point="6" draw:end-shape="id108" draw:end-glue-point="4" svg:d="M12165 8580v486h12v484" svg:viewBox="0 0 13 971">
          <text:p/>
        </draw:connector>
        <draw:custom-shape draw:style-name="gr30" draw:text-style-name="P4" xml:id="id109" draw:id="id109" draw:layer="layout" svg:width="4.128cm" svg:height="4.128cm" svg:x="3.122cm" svg:y="13.381cm">
          <text:p text:style-name="P3">*ME Subnet</text:p>
          <text:p text:style-name="P3">Storage Drive</text:p>
          <text:p text:style-name="P3">Sugarcan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0" draw:text-style-name="P4" xml:id="id110" draw:id="id110" draw:layer="layout" svg:width="4.128cm" svg:height="4.128cm" svg:x="10.133cm" svg:y="13.381cm">
          <text:p text:style-name="P3">*ME Subnet</text:p>
          <text:p text:style-name="P3">Storage Drive</text:p>
          <text:p text:style-name="P3">Potato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3" draw:text-style-name="P10" draw:layer="layout" svg:x1="5.192cm" svg:y1="12.403cm" svg:x2="5.186cm" svg:y2="13.381cm" draw:start-shape="id106" draw:start-glue-point="6" draw:end-shape="id109" draw:end-glue-point="5" svg:d="M5192 12403v490h-6v488" svg:viewBox="0 0 7 979">
          <text:p/>
        </draw:connector>
        <draw:connector draw:style-name="gr124" draw:text-style-name="P10" draw:layer="layout" svg:x1="12.177cm" svg:y1="12.408cm" svg:x2="12.197cm" svg:y2="13.381cm" draw:start-shape="id108" draw:start-glue-point="6" draw:end-shape="id110" draw:end-glue-point="5" svg:d="M12177 12408v487h20v486" svg:viewBox="0 0 21 974">
          <text:p/>
        </draw:connector>
        <draw:custom-shape draw:style-name="gr32" draw:text-style-name="P4" xml:id="id111" draw:id="id111" draw:layer="layout" svg:width="3.81cm" svg:height="3.81cm" svg:x="3.27cm" svg:y="18.551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12" draw:id="id112" draw:layer="layout" svg:width="3.81cm" svg:height="3.81cm" svg:x="10.272cm" svg:y="18.562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25" draw:text-style-name="P10" draw:layer="layout" svg:x1="5.186cm" svg:y1="17.509cm" svg:x2="5.175cm" svg:y2="18.551cm" draw:start-shape="id109" draw:start-glue-point="7" draw:end-shape="id111" draw:end-glue-point="4" svg:d="M5186 17509v522h-11v520" svg:viewBox="0 0 12 1043">
          <text:p/>
        </draw:connector>
        <draw:connector draw:style-name="gr126" draw:text-style-name="P10" draw:layer="layout" svg:x1="12.197cm" svg:y1="17.509cm" svg:x2="12.177cm" svg:y2="18.562cm" draw:start-shape="id110" draw:start-glue-point="7" draw:end-shape="id112" draw:end-glue-point="4" svg:d="M12197 17509v527h-20v526" svg:viewBox="0 0 21 1054">
          <text:p/>
        </draw:connector>
        <draw:custom-shape draw:style-name="gr22" draw:text-style-name="P4" xml:id="id113" draw:id="id113" draw:layer="layout" svg:width="4.127cm" svg:height="1.587cm" svg:x="6.68cm" svg:y="22.59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7" draw:text-style-name="P10" draw:layer="layout" svg:x1="5.175cm" svg:y1="22.361cm" svg:x2="6.68cm" svg:y2="23.384cm" draw:start-shape="id111" draw:start-glue-point="6" draw:end-shape="id113" draw:end-glue-point="5" svg:d="M5175 22361v1023h1505" svg:viewBox="0 0 1506 1024">
          <text:p/>
        </draw:connector>
        <draw:connector draw:style-name="gr128" draw:text-style-name="P10" draw:layer="layout" svg:x1="12.177cm" svg:y1="22.372cm" svg:x2="10.807cm" svg:y2="23.384cm" draw:start-shape="id112" draw:start-glue-point="6" draw:end-shape="id113" draw:end-glue-point="7" svg:d="M12177 22372v1012h-1370" svg:viewBox="0 0 1371 1013">
          <text:p/>
        </draw:connector>
      </draw:page>
      <draw:page draw:name="page12" draw:style-name="dp1" draw:master-page-name="Default">
        <draw:custom-shape draw:style-name="gr22" draw:text-style-name="P4" xml:id="id114" draw:id="id114" draw:layer="layout" svg:width="4.127cm" svg:height="1.587cm" svg:x="4.54cm" svg:y="3.4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115" draw:id="id115" draw:layer="layout" svg:width="3.81cm" svg:height="3.81cm" svg:x="4.71cm" svg:y="6.127cm">
          <text:p text:style-name="P3">Sugarca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29" draw:text-style-name="P10" draw:layer="layout" svg:x1="6.604cm" svg:y1="5.027cm" svg:x2="6.615cm" svg:y2="6.127cm" draw:start-shape="id114" draw:start-glue-point="6" draw:end-shape="id115" draw:end-glue-point="4" svg:d="M6604 5027v550h11v550" svg:viewBox="0 0 12 1101">
          <text:p/>
        </draw:connector>
        <draw:custom-shape draw:style-name="gr35" draw:text-style-name="P4" xml:id="id116" draw:id="id116" draw:layer="layout" svg:width="5.715cm" svg:height="2.858cm" svg:x="3.74cm" svg:y="10.99cm">
          <text:p text:style-name="P3">Sugarcane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0" draw:text-style-name="P10" draw:layer="layout" svg:x1="6.615cm" svg:y1="9.937cm" svg:x2="6.597cm" svg:y2="10.99cm" draw:start-shape="id115" draw:start-glue-point="6" draw:end-shape="id116" draw:end-glue-point="4" svg:d="M6615 9937v527h-18v526" svg:viewBox="0 0 19 1054">
          <text:p/>
        </draw:connector>
        <draw:custom-shape draw:style-name="gr35" draw:text-style-name="P4" xml:id="id117" draw:id="id117" draw:layer="layout" svg:width="5.715cm" svg:height="2.858cm" svg:x="3.757cm" svg:y="14.817cm">
          <text:p text:style-name="P3">*Centrifugal</text:p>
          <text:p text:style-name="P3">Separators</text:p>
          <text:p text:style-name="P3">Sugarcane to Sugar</text:p>
          <text:p text:style-name="P3">and Wa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1" draw:text-style-name="P10" draw:layer="layout" svg:x1="6.597cm" svg:y1="13.848cm" svg:x2="6.614cm" svg:y2="14.817cm" draw:start-shape="id116" draw:start-glue-point="6" draw:end-shape="id117" draw:end-glue-point="4" svg:d="M6597 13848v485h17v484" svg:viewBox="0 0 18 970">
          <text:p/>
        </draw:connector>
        <draw:custom-shape draw:style-name="gr35" draw:text-style-name="P4" xml:id="id118" draw:id="id118" draw:layer="layout" svg:width="5.715cm" svg:height="2.858cm" svg:x="10.457cm" svg:y="14.818cm">
          <text:p text:style-name="P3">*Nullifier</text:p>
          <text:p text:style-name="P3">Delete Water</text:p>
          <text:p text:style-name="P3">By-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2" draw:text-style-name="P10" draw:layer="layout" svg:x1="9.472cm" svg:y1="16.246cm" svg:x2="10.457cm" svg:y2="16.247cm" draw:start-shape="id117" draw:start-glue-point="7" draw:end-shape="id118" draw:end-glue-point="5" svg:d="M9472 16246h492v1h493" svg:viewBox="0 0 986 2">
          <text:p/>
        </draw:connector>
        <draw:custom-shape draw:style-name="gr35" draw:text-style-name="P4" xml:id="id119" draw:id="id119" draw:layer="layout" svg:width="5.715cm" svg:height="2.858cm" svg:x="3.757cm" svg:y="18.718cm">
          <text:p text:style-name="P3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120" draw:id="id120" draw:layer="layout" svg:width="4.128cm" svg:height="4.128cm" svg:x="4.531cm" svg:y="22.538cm">
          <text:p text:style-name="P3">*ME Subnet</text:p>
          <text:p text:style-name="P3">Storage Drive</text:p>
          <text:p text:style-name="P3">Suga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3" draw:text-style-name="P10" draw:layer="layout" svg:x1="6.614cm" svg:y1="21.576cm" svg:x2="6.595cm" svg:y2="22.538cm" draw:start-shape="id119" draw:start-glue-point="6" draw:end-shape="id120" draw:end-glue-point="5" svg:d="M6614 21576v482h-19v480" svg:viewBox="0 0 20 963">
          <text:p/>
        </draw:connector>
        <draw:custom-shape draw:style-name="gr32" draw:text-style-name="P4" xml:id="id121" draw:id="id121" draw:layer="layout" svg:width="3.81cm" svg:height="3.81cm" svg:x="9.637cm" svg:y="22.707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22" draw:id="id122" draw:layer="layout" svg:width="4.127cm" svg:height="1.587cm" svg:x="14.487cm" svg:y="23.81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4" draw:text-style-name="P10" draw:layer="layout" svg:x1="8.659cm" svg:y1="24.602cm" svg:x2="9.637cm" svg:y2="24.612cm" draw:start-shape="id120" draw:start-glue-point="8" draw:end-shape="id121" draw:end-glue-point="5" svg:d="M8659 24602h490v10h488" svg:viewBox="0 0 979 11">
          <text:p/>
        </draw:connector>
        <draw:connector draw:style-name="gr135" draw:text-style-name="P10" draw:layer="layout" svg:x1="13.447cm" svg:y1="24.612cm" svg:x2="14.487cm" svg:y2="24.606cm" draw:start-shape="id121" draw:start-glue-point="7" draw:end-shape="id122" draw:end-glue-point="5" svg:d="M13447 24612h520v-6h520" svg:viewBox="0 0 1041 7">
          <text:p/>
        </draw:connector>
        <draw:connector draw:style-name="gr136" draw:text-style-name="P7" draw:layer="layout" svg:x1="13.314cm" svg:y1="17.676cm" svg:x2="6.614cm" svg:y2="18.718cm" draw:start-shape="id118" draw:start-glue-point="6" draw:end-shape="id119" draw:end-glue-point="4" svg:d="M13314 17676v522h-6700v520" svg:viewBox="0 0 6701 1043">
          <text:p text:style-name="P5"><text:s text:c="49"/>Sugar</text:p>
        </draw:connector>
      </draw:page>
      <draw:page draw:name="page13" draw:style-name="dp1" draw:master-page-name="Default">
        <draw:custom-shape draw:style-name="gr22" draw:text-style-name="P4" xml:id="id123" draw:id="id123" draw:layer="layout" svg:width="4.127cm" svg:height="1.587cm" svg:x="4.54cm" svg:y="2.24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7" draw:text-style-name="P13" xml:id="id124" draw:id="id124" draw:layer="layout" svg:width="3.81cm" svg:height="3.81cm" svg:x="4.713cm" svg:y="4.957cm">
          <text:p text:style-name="P11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26" draw:id="id126" draw:layer="layout" svg:width="3.81cm" svg:height="3.81cm" svg:x="8.955cm" svg:y="4.957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8" draw:text-style-name="P10" xml:id="id125" draw:id="id125" draw:layer="layout" svg:x1="6.604cm" svg:y1="3.828cm" svg:x2="6.618cm" svg:y2="4.957cm" draw:start-shape="id123" draw:start-glue-point="6" draw:end-shape="id124" draw:end-glue-point="4" svg:d="M6604 3828v565h14v564" svg:viewBox="0 0 15 1130">
          <text:p/>
        </draw:connector>
        <draw:connector draw:style-name="gr84" draw:text-style-name="P5" draw:layer="layout" svg:x1="6.611cm" svg:y1="4.393cm" svg:x2="10.86cm" svg:y2="4.957cm" draw:start-shape="id125" draw:start-glue-point="0" draw:end-shape="id126" draw:end-glue-point="4" svg:d="M6611 4393h4249v564" svg:viewBox="0 0 4250 565">
          <text:p/>
        </draw:connector>
        <draw:custom-shape draw:style-name="gr93" draw:text-style-name="P4" xml:id="id129" draw:id="id129" draw:layer="layout" svg:width="5.08cm" svg:height="3.81cm" svg:x="2.727cm" svg:y="13.526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5" draw:text-style-name="P4" xml:id="id127" draw:id="id127" draw:layer="layout" svg:width="5.715cm" svg:height="2.858cm" svg:x="2.407cm" svg:y="9.461cm">
          <text:p text:style-name="P3">Phyto-Gro buffer</text:p>
          <text:p text:style-name="P3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128" draw:id="id128" draw:layer="layout" svg:width="5.715cm" svg:height="2.858cm" svg:x="9.407cm" svg:y="9.462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3" draw:text-style-name="P10" draw:layer="layout" svg:x1="6.618cm" svg:y1="8.767cm" svg:x2="5.264cm" svg:y2="9.461cm" draw:start-shape="id124" draw:start-glue-point="6" draw:end-shape="id127" draw:end-glue-point="4" svg:d="M6618 8767v348h-1354v346" svg:viewBox="0 0 1355 695">
          <text:p/>
        </draw:connector>
        <draw:connector draw:style-name="gr114" draw:text-style-name="P10" draw:layer="layout" svg:x1="10.86cm" svg:y1="8.767cm" svg:x2="12.264cm" svg:y2="9.462cm" draw:start-shape="id126" draw:start-glue-point="6" draw:end-shape="id128" draw:end-glue-point="4" svg:d="M10860 8767v348h1404v347" svg:viewBox="0 0 1405 696">
          <text:p/>
        </draw:connector>
        <draw:connector draw:style-name="gr115" draw:text-style-name="P10" draw:layer="layout" svg:x1="5.264cm" svg:y1="12.319cm" svg:x2="5.267cm" svg:y2="13.526cm" draw:start-shape="id127" draw:start-glue-point="6" draw:end-shape="id129" svg:d="M5264 12319v604h3v603" svg:viewBox="0 0 4 1208">
          <text:p/>
        </draw:connector>
        <draw:connector draw:style-name="gr116" draw:text-style-name="P10" draw:layer="layout" svg:x1="12.264cm" svg:y1="12.32cm" svg:x2="6.537cm" svg:y2="15.431cm" draw:start-shape="id128" draw:start-glue-point="6" draw:end-shape="id129" draw:end-glue-point="7" svg:d="M12264 12320v3111h-5727" svg:viewBox="0 0 5728 3112">
          <text:p/>
        </draw:connector>
        <draw:custom-shape draw:style-name="gr138" draw:text-style-name="P13" xml:id="id130" draw:id="id130" draw:layer="layout" svg:width="5.715cm" svg:height="2.858cm" svg:x="2.422cm" svg:y="18.317cm">
          <text:p text:style-name="P11"><text:span text:style-name="T2">*</text:span>Phytogenic</text:p>
          <text:p text:style-name="P11">Insolators</text:p>
          <text:p text:style-name="P11">Materials + Saplings</text:p>
          <text:p text:style-name="P11">To Dark Oak Lo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9" draw:text-style-name="P10" draw:layer="layout" svg:x1="5.267cm" svg:y1="17.336cm" svg:x2="5.279cm" svg:y2="18.317cm" draw:start-shape="id129" draw:start-glue-point="6" draw:end-shape="id130" draw:end-glue-point="4" svg:d="M5267 17336v491h12v490" svg:viewBox="0 0 13 982">
          <text:p/>
        </draw:connector>
        <draw:frame draw:style-name="gr140" draw:text-style-name="P15" draw:layer="layout" svg:width="5.715cm" svg:height="3.095cm" svg:x="8.302cm" svg:y="18.78cm">
          <draw:text-box>
            <text:p text:style-name="P14">Saplings (internal inv.) not consumed</text:p>
          </draw:text-box>
        </draw:frame>
        <draw:custom-shape draw:style-name="gr141" draw:text-style-name="P13" xml:id="id131" draw:id="id131" draw:layer="layout" svg:width="5.715cm" svg:height="2.858cm" svg:x="2.422cm" svg:y="22.133cm">
          <text:p text:style-name="P11">Dark Oak Logs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2" draw:text-style-name="P10" draw:layer="layout" svg:x1="5.279cm" svg:y1="21.175cm" svg:x2="5.279cm" svg:y2="22.133cm" draw:start-shape="id130" draw:start-glue-point="6" draw:end-shape="id131" draw:end-glue-point="4" svg:d="M5279 21175v958" svg:viewBox="0 0 1 959">
          <text:p/>
        </draw:connector>
        <draw:custom-shape draw:style-name="gr143" draw:text-style-name="P13" xml:id="id132" draw:id="id132" draw:layer="layout" svg:width="3.81cm" svg:height="3.81cm" svg:x="9.125cm" svg:y="21.637cm">
          <text:p text:style-name="P11">Sap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4" draw:text-style-name="P10" draw:layer="layout" svg:x1="8.137cm" svg:y1="23.562cm" svg:x2="9.125cm" svg:y2="23.542cm" draw:start-shape="id131" draw:start-glue-point="7" draw:end-shape="id132" draw:end-glue-point="5" svg:d="M8137 23562h494v-20h494" svg:viewBox="0 0 989 21">
          <text:p/>
        </draw:connector>
      </draw:page>
      <draw:page draw:name="page14" draw:style-name="dp1" draw:master-page-name="Default">
        <draw:custom-shape draw:style-name="gr145" draw:text-style-name="P13" xml:id="id139" draw:id="id139" draw:layer="layout" svg:width="3.81cm" svg:height="3.81cm" svg:x="3.54cm" svg:y="1.254cm">
          <text:p text:style-name="P11">Sap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5" draw:text-style-name="P4" xml:id="id133" draw:id="id133" draw:layer="layout" svg:width="5.715cm" svg:height="2.858cm" svg:x="2.6cm" svg:y="20.279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134" draw:id="id134" draw:layer="layout" svg:width="4.128cm" svg:height="4.128cm" svg:x="3.388cm" svg:y="24.19cm">
          <text:p text:style-name="P3">*ME Subnet</text:p>
          <text:p text:style-name="P3">Storage Drive</text:p>
          <text:p text:style-name="P3">Sa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6" draw:text-style-name="P10" draw:layer="layout" svg:x1="5.457cm" svg:y1="23.137cm" svg:x2="5.452cm" svg:y2="24.19cm" draw:start-shape="id133" draw:start-glue-point="6" draw:end-shape="id134" draw:end-glue-point="5" svg:d="M5457 23137v527h-5v526" svg:viewBox="0 0 6 1054">
          <text:p/>
        </draw:connector>
        <draw:custom-shape draw:style-name="gr147" draw:text-style-name="P13" xml:id="id135" draw:id="id135" draw:layer="layout" svg:width="3.81cm" svg:height="3.81cm" svg:x="9.255cm" svg:y="24.343cm">
          <text:p text:style-name="P11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36" draw:id="id136" draw:layer="layout" svg:width="4.127cm" svg:height="1.587cm" svg:x="14.284cm" svg:y="25.46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8" draw:text-style-name="P10" draw:layer="layout" svg:x1="13.065cm" svg:y1="26.248cm" svg:x2="14.284cm" svg:y2="26.254cm" draw:start-shape="id135" draw:start-glue-point="7" draw:end-shape="id136" draw:end-glue-point="5" svg:d="M13065 26248h610v6h609" svg:viewBox="0 0 1220 7">
          <text:p/>
        </draw:connector>
        <draw:custom-shape draw:style-name="gr149" draw:text-style-name="P13" xml:id="id137" draw:id="id137" draw:layer="layout" svg:width="5.715cm" svg:height="2.858cm" svg:x="2.587cm" svg:y="15.787cm">
          <text:p text:style-name="P11">*Sawmill</text:p>
          <text:p text:style-name="P11">Dark Oak Logs into</text:p>
          <text:p text:style-name="P11">Sap (fluid),</text:p>
          <text:p text:style-name="P11">and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0" draw:text-style-name="P13" xml:id="id138" draw:id="id138" draw:layer="layout" svg:width="5.715cm" svg:height="2.858cm" svg:x="10.642cm" svg:y="15.787cm">
          <text:p text:style-name="P11">*Nullifier</text:p>
          <text:p text:style-name="P11">Delete By-Produ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1" draw:text-style-name="P10" draw:layer="layout" svg:x1="8.302cm" svg:y1="17.216cm" svg:x2="10.642cm" svg:y2="17.216cm" draw:start-shape="id137" draw:start-glue-point="7" draw:end-shape="id138" draw:end-glue-point="5" svg:d="M8302 17216h2340" svg:viewBox="0 0 2341 1">
          <text:p/>
        </draw:connector>
        <draw:custom-shape draw:style-name="gr152" draw:text-style-name="P4" xml:id="id142" draw:id="id142" draw:layer="layout" svg:width="5.08cm" svg:height="5.08cm" svg:x="2.905cm" svg:y="9.437cm">
          <text:p text:style-name="P3">*PLC</text:p>
          <text:p text:style-name="P3">Receiving</text:p>
          <text:p text:style-name="P3">Redstone</text:p>
          <text:p text:style-name="P3">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4" xml:id="id140" draw:id="id140" draw:layer="layout" svg:width="5.715cm" svg:height="2.858cm" svg:x="9.153cm" svg:y="1.737cm">
          <text:p text:style-name="P3">*ME Fluid </text:p>
          <text:p text:style-name="P3">Level Emit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3" draw:text-style-name="P10" draw:layer="layout" svg:x1="7.35cm" svg:y1="3.159cm" svg:x2="9.153cm" svg:y2="3.166cm" draw:start-shape="id139" draw:start-glue-point="7" draw:end-shape="id140" draw:end-glue-point="5" svg:d="M7350 3159h902v7h901" svg:viewBox="0 0 1804 8">
          <text:p/>
        </draw:connector>
        <draw:custom-shape draw:style-name="gr35" draw:text-style-name="P4" xml:id="id143" draw:id="id143" draw:layer="layout" svg:width="5.715cm" svg:height="2.858cm" svg:x="10.677cm" svg:y="10.55cm">
          <text:p text:style-name="P3">Disable Sawmil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4" draw:text-style-name="P13" xml:id="id141" draw:id="id141" draw:layer="layout" svg:width="6.35cm" svg:height="3.81cm" svg:x="2.905cm" svg:y="5.427cm">
          <text:p text:style-name="P11">*PLC</text:p>
          <text:p text:style-name="P11"><text:s text:c="2"/>Check for Redstone</text:p>
          <text:p text:style-name="P11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5" draw:text-style-name="P5" draw:layer="layout" svg:x1="12.01cm" svg:y1="4.595cm" svg:x2="9.255cm" svg:y2="7.332cm" draw:start-shape="id140" draw:start-glue-point="6" draw:end-shape="id141" draw:end-glue-point="7" svg:d="M12010 4595v2737h-2755" svg:viewBox="0 0 2756 2738">
          <text:p/>
        </draw:connector>
        <draw:connector draw:style-name="gr155" draw:text-style-name="P5" draw:layer="layout" svg:x1="2.905cm" svg:y1="7.332cm" svg:x2="2.905cm" svg:y2="11.977cm" draw:start-shape="id141" draw:start-glue-point="5" draw:end-shape="id142" draw:end-glue-point="5" svg:d="M2905 7332h-760v4645h760" svg:viewBox="0 0 761 4646">
          <text:p/>
        </draw:connector>
        <draw:connector draw:style-name="gr156" draw:text-style-name="P7" draw:layer="layout" svg:x1="7.985cm" svg:y1="11.977cm" svg:x2="10.677cm" svg:y2="11.979cm" draw:start-shape="id142" draw:start-glue-point="7" draw:end-shape="id143" draw:end-glue-point="5" svg:d="M7985 11977h1346v2h1346" svg:viewBox="0 0 2693 3">
          <text:p text:style-name="P5">No</text:p>
          <text:p text:style-name="P5"/>
        </draw:connector>
        <draw:connector draw:style-name="gr157" draw:text-style-name="P10" draw:layer="layout" svg:x1="7.516cm" svg:y1="26.254cm" svg:x2="9.255cm" svg:y2="26.248cm" draw:start-shape="id134" draw:start-glue-point="8" draw:end-shape="id135" draw:end-glue-point="5" svg:d="M7516 26254h870v-6h869" svg:viewBox="0 0 1740 7">
          <text:p/>
        </draw:connector>
        <draw:connector draw:style-name="gr158" draw:text-style-name="P7" draw:layer="layout" svg:x1="5.445cm" svg:y1="14.517cm" svg:x2="5.444cm" svg:y2="15.787cm" draw:start-shape="id142" draw:start-glue-point="6" draw:end-shape="id137" draw:end-glue-point="4" svg:d="M5445 14517v636h-1v634" svg:viewBox="0 0 2 1271">
          <text:p text:style-name="P5"><text:s text:c="8"/>Yes</text:p>
        </draw:connector>
        <draw:connector draw:style-name="gr159" draw:text-style-name="P10" draw:layer="layout" svg:x1="5.444cm" svg:y1="18.645cm" svg:x2="5.457cm" svg:y2="20.279cm" draw:start-shape="id137" draw:start-glue-point="6" draw:end-shape="id133" draw:end-glue-point="4" svg:d="M5444 18645v818h13v816" svg:viewBox="0 0 14 1635">
          <text:p/>
        </draw:connector>
      </draw:page>
      <draw:page draw:name="page15" draw:style-name="dp1" draw:master-page-name="Default">
        <draw:custom-shape draw:style-name="gr22" draw:text-style-name="P4" xml:id="id144" draw:id="id144" draw:layer="layout" svg:width="4.127cm" svg:height="1.587cm" svg:x="4.623cm" svg:y="2.84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145" draw:id="id145" draw:layer="layout" svg:width="3.81cm" svg:height="3.81cm" svg:x="4.788cm" svg:y="5.485cm">
          <text:p text:style-name="P3">Phyto-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0" draw:text-style-name="P13" xml:id="id147" draw:id="id147" draw:layer="layout" svg:width="3.81cm" svg:height="3.81cm" svg:x="8.95cm" svg:y="5.497cm">
          <text:p text:style-name="P11">Sap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61" draw:text-style-name="P10" xml:id="id146" draw:id="id146" draw:layer="layout" svg:x1="6.687cm" svg:y1="4.427cm" svg:x2="6.693cm" svg:y2="5.485cm" draw:start-shape="id144" draw:start-glue-point="6" draw:end-shape="id145" draw:end-glue-point="4" svg:d="M6687 4427v529h6v529" svg:viewBox="0 0 7 1059">
          <text:p/>
        </draw:connector>
        <draw:connector draw:style-name="gr84" draw:text-style-name="P5" draw:layer="layout" svg:x1="6.69cm" svg:y1="4.956cm" svg:x2="10.855cm" svg:y2="5.497cm" draw:start-shape="id146" draw:start-glue-point="0" draw:end-shape="id147" draw:end-glue-point="4" svg:d="M6690 4956h4165v541" svg:viewBox="0 0 4166 542">
          <text:p/>
        </draw:connector>
        <draw:custom-shape draw:style-name="gr35" draw:text-style-name="P4" xml:id="id149" draw:id="id149" draw:layer="layout" svg:width="5.715cm" svg:height="2.858cm" svg:x="9.255cm" svg:y="10.336cm">
          <text:p text:style-name="P3">Sap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13" xml:id="id148" draw:id="id148" draw:layer="layout" svg:width="5.715cm" svg:height="2.858cm" svg:x="2.524cm" svg:y="10.346cm">
          <text:p text:style-name="P11">Phyto-Gro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3" draw:text-style-name="P10" draw:layer="layout" svg:x1="6.693cm" svg:y1="9.295cm" svg:x2="5.381cm" svg:y2="10.346cm" draw:start-shape="id145" draw:start-glue-point="6" draw:end-shape="id148" draw:end-glue-point="4" svg:d="M6693 9295v526h-1312v525" svg:viewBox="0 0 1313 1052">
          <text:p/>
        </draw:connector>
        <draw:connector draw:style-name="gr164" draw:text-style-name="P10" draw:layer="layout" svg:x1="10.855cm" svg:y1="9.307cm" svg:x2="12.112cm" svg:y2="10.336cm" draw:start-shape="id147" draw:start-glue-point="6" draw:end-shape="id149" draw:end-glue-point="4" svg:d="M10855 9307v515h1257v514" svg:viewBox="0 0 1258 1030">
          <text:p/>
        </draw:connector>
        <draw:custom-shape draw:style-name="gr93" draw:text-style-name="P4" xml:id="id150" draw:id="id150" draw:layer="layout" svg:width="5.08cm" svg:height="3.81cm" svg:x="2.828cm" svg:y="14.227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65" draw:text-style-name="P10" draw:layer="layout" svg:x1="5.381cm" svg:y1="13.204cm" svg:x2="5.368cm" svg:y2="14.227cm" draw:start-shape="id148" draw:start-glue-point="6" draw:end-shape="id150" draw:end-glue-point="4" svg:d="M5381 13204v512h-13v511" svg:viewBox="0 0 14 1024">
          <text:p/>
        </draw:connector>
        <draw:connector draw:style-name="gr166" draw:text-style-name="P10" draw:layer="layout" svg:x1="12.112cm" svg:y1="13.194cm" svg:x2="6.638cm" svg:y2="16.132cm" draw:start-shape="id149" draw:start-glue-point="6" draw:end-shape="id150" draw:end-glue-point="7" svg:d="M12112 13194v2938h-5474" svg:viewBox="0 0 5475 2939">
          <text:p/>
        </draw:connector>
        <draw:custom-shape draw:style-name="gr167" draw:text-style-name="P13" xml:id="id151" draw:id="id151" draw:layer="layout" svg:width="5.715cm" svg:height="2.858cm" svg:x="2.522cm" svg:y="19.118cm">
          <text:p text:style-name="P11">*Fluid Transposers</text:p>
          <text:p text:style-name="P11">Materials to</text:p>
          <text:p text:style-name="P11">Rich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8" draw:text-style-name="P10" draw:layer="layout" svg:x1="5.368cm" svg:y1="18.037cm" svg:x2="5.379cm" svg:y2="19.118cm" draw:start-shape="id150" draw:start-glue-point="6" draw:end-shape="id151" draw:end-glue-point="4" svg:d="M5368 18037v541h11v540" svg:viewBox="0 0 12 1082">
          <text:p/>
        </draw:connector>
        <draw:custom-shape draw:style-name="gr169" draw:text-style-name="P13" xml:id="id152" draw:id="id152" draw:layer="layout" svg:width="5.715cm" svg:height="2.858cm" svg:x="2.522cm" svg:y="23.019cm">
          <text:p text:style-name="P11">Rich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0" draw:text-style-name="P10" draw:layer="layout" svg:x1="5.379cm" svg:y1="21.976cm" svg:x2="5.379cm" svg:y2="23.019cm" draw:start-shape="id151" draw:start-glue-point="6" draw:end-shape="id152" draw:end-glue-point="4" svg:d="M5379 21976v1043" svg:viewBox="0 0 1 1044">
          <text:p/>
        </draw:connector>
        <draw:custom-shape draw:style-name="gr30" draw:text-style-name="P4" xml:id="id153" draw:id="id153" draw:layer="layout" svg:width="4.128cm" svg:height="4.128cm" svg:x="9.32cm" svg:y="22.372cm">
          <text:p text:style-name="P3">*ME Subnet</text:p>
          <text:p text:style-name="P3">Storage Drive</text:p>
          <text:p text:style-name="P11">Rich Phyto-</text:p>
          <text:p text:style-name="P11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1" draw:text-style-name="P10" draw:layer="layout" svg:x1="8.237cm" svg:y1="24.448cm" svg:x2="9.32cm" svg:y2="24.436cm" draw:start-shape="id152" draw:start-glue-point="7" draw:end-shape="id153" draw:end-glue-point="6" svg:d="M8237 24448h541v-12h542" svg:viewBox="0 0 1084 13">
          <text:p/>
        </draw:connector>
        <draw:custom-shape draw:style-name="gr172" draw:text-style-name="P13" xml:id="id154" draw:id="id154" draw:layer="layout" svg:width="3.81cm" svg:height="3.81cm" svg:x="14.487cm" svg:y="22.539cm">
          <text:p text:style-name="P11">Rich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55" draw:id="id155" draw:layer="layout" svg:width="4.127cm" svg:height="1.587cm" svg:x="14.335cm" svg:y="27.03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3" draw:text-style-name="P10" draw:layer="layout" svg:x1="16.392cm" svg:y1="26.349cm" svg:x2="16.399cm" svg:y2="27.035cm" draw:start-shape="id154" draw:start-glue-point="6" draw:end-shape="id155" draw:end-glue-point="4" svg:d="M16392 26349v343h7v343" svg:viewBox="0 0 8 687">
          <text:p/>
        </draw:connector>
        <draw:connector draw:style-name="gr174" draw:text-style-name="P10" draw:layer="layout" svg:x1="13.448cm" svg:y1="24.436cm" svg:x2="14.487cm" svg:y2="24.444cm" draw:start-shape="id153" draw:start-glue-point="8" draw:end-shape="id154" draw:end-glue-point="5" svg:d="M13448 24436h520v8h519" svg:viewBox="0 0 1040 9">
          <text:p/>
        </draw:connector>
      </draw:page>
      <draw:page draw:name="page16" draw:style-name="dp1" draw:master-page-name="Default">
        <draw:custom-shape draw:style-name="gr175" draw:text-style-name="P13" xml:id="id157" draw:id="id157" draw:layer="layout" svg:width="3.81cm" svg:height="3.81cm" svg:x="3.357cm" svg:y="5.115cm">
          <text:p text:style-name="P11">Rich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56" draw:id="id156" draw:layer="layout" svg:width="4.127cm" svg:height="1.587cm" svg:x="3.205cm" svg:y="2.588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6" draw:text-style-name="P10" draw:layer="layout" svg:x1="5.269cm" svg:y1="4.175cm" svg:x2="5.262cm" svg:y2="5.115cm" draw:start-shape="id156" draw:start-glue-point="6" draw:end-shape="id157" draw:end-glue-point="4" svg:d="M5269 4175v470h-7v470" svg:viewBox="0 0 8 941">
          <text:p/>
        </draw:connector>
        <draw:custom-shape draw:style-name="gr177" draw:text-style-name="P13" xml:id="id158" draw:id="id158" draw:layer="layout" svg:width="5.715cm" svg:height="2.858cm" svg:x="2.397cm" svg:y="9.915cm">
          <text:p text:style-name="P11">Rich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8" draw:text-style-name="P10" draw:layer="layout" svg:x1="5.262cm" svg:y1="8.925cm" svg:x2="5.254cm" svg:y2="9.915cm" draw:start-shape="id157" draw:start-glue-point="6" draw:end-shape="id158" draw:end-glue-point="4" svg:d="M5262 8925v496h-8v494" svg:viewBox="0 0 9 991">
          <text:p/>
        </draw:connector>
        <draw:custom-shape draw:style-name="gr179" draw:text-style-name="P13" xml:id="id159" draw:id="id159" draw:layer="layout" svg:width="5.715cm" svg:height="2.858cm" svg:x="2.397cm" svg:y="13.816cm">
          <text:p text:style-name="P11">*Energetic Infusers</text:p>
          <text:p text:style-name="P11">Rich Phyto-Gro to</text:p>
          <text:p text:style-name="P11">Fluxed Phyto-Gr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0" draw:text-style-name="P10" draw:layer="layout" svg:x1="5.254cm" svg:y1="12.773cm" svg:x2="5.254cm" svg:y2="13.816cm" draw:start-shape="id158" draw:start-glue-point="6" draw:end-shape="id159" draw:end-glue-point="4" svg:d="M5254 12773v1043" svg:viewBox="0 0 1 1044">
          <text:p/>
        </draw:connector>
        <draw:custom-shape draw:style-name="gr181" draw:text-style-name="P13" xml:id="id160" draw:id="id160" draw:layer="layout" svg:width="5.715cm" svg:height="2.858cm" svg:x="2.397cm" svg:y="17.716cm">
          <text:p text:style-name="P11">Fluxed Phyto-Gro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10" draw:layer="layout" svg:x1="5.254cm" svg:y1="16.674cm" svg:x2="5.254cm" svg:y2="17.716cm" draw:start-shape="id159" draw:start-glue-point="6" draw:end-shape="id160" draw:end-glue-point="4" svg:d="M5254 16674v1042" svg:viewBox="0 0 1 1043">
          <text:p/>
        </draw:connector>
        <draw:custom-shape draw:style-name="gr30" draw:text-style-name="P4" xml:id="id161" draw:id="id161" draw:layer="layout" svg:width="4.128cm" svg:height="4.128cm" svg:x="3.184cm" svg:y="21.574cm">
          <text:p text:style-name="P3">*ME Subnet</text:p>
          <text:p text:style-name="P3">Storage Drive</text:p>
          <text:p text:style-name="P11">Fluxed Phyto-</text:p>
          <text:p text:style-name="P11">Gr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3" draw:text-style-name="P10" draw:layer="layout" svg:x1="5.254cm" svg:y1="20.574cm" svg:x2="5.248cm" svg:y2="21.574cm" draw:start-shape="id160" draw:start-glue-point="6" draw:end-shape="id161" draw:end-glue-point="5" svg:d="M5254 20574v501h-6v499" svg:viewBox="0 0 7 1001">
          <text:p/>
        </draw:connector>
        <draw:custom-shape draw:style-name="gr184" draw:text-style-name="P13" xml:id="id162" draw:id="id162" draw:layer="layout" svg:width="3.81cm" svg:height="3.81cm" svg:x="8.341cm" svg:y="21.726cm">
          <text:p text:style-name="P11">Fluxed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85" draw:text-style-name="P10" draw:layer="layout" svg:x1="7.312cm" svg:y1="23.638cm" svg:x2="8.341cm" svg:y2="23.631cm" draw:start-shape="id161" draw:start-glue-point="8" draw:end-shape="id162" draw:end-glue-point="5" svg:d="M7312 23638h515v-7h514" svg:viewBox="0 0 1030 8">
          <text:p/>
        </draw:connector>
        <draw:custom-shape draw:style-name="gr22" draw:text-style-name="P4" xml:id="id163" draw:id="id163" draw:layer="layout" svg:width="4.127cm" svg:height="1.587cm" svg:x="13.217cm" svg:y="22.84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6" draw:text-style-name="P10" draw:layer="layout" svg:x1="12.151cm" svg:y1="23.631cm" svg:x2="13.217cm" svg:y2="23.638cm" draw:start-shape="id162" draw:start-glue-point="7" draw:end-shape="id163" draw:end-glue-point="5" svg:d="M12151 23631h547v7h519" svg:viewBox="0 0 1067 8">
          <text:p/>
        </draw:connector>
      </draw:page>
      <draw:page draw:name="page17" draw:style-name="dp1" draw:master-page-name="Default">
        <draw:custom-shape draw:style-name="gr187" draw:text-style-name="P13" xml:id="id165" draw:id="id165" draw:layer="layout" svg:width="3.81cm" svg:height="3.81cm" svg:x="4.87cm" svg:y="6.08cm">
          <text:p text:style-name="P11">Fluxed Phyto-</text:p>
          <text:p text:style-name="P11">Gro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167" draw:id="id167" draw:layer="layout" svg:width="3.81cm" svg:height="3.81cm" svg:x="9.055cm" svg:y="6.08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4" xml:id="id164" draw:id="id164" draw:layer="layout" svg:width="4.127cm" svg:height="1.587cm" svg:x="4.67cm" svg:y="3.492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8" draw:text-style-name="P10" xml:id="id166" draw:id="id166" draw:layer="layout" svg:x1="6.734cm" svg:y1="5.079cm" svg:x2="6.775cm" svg:y2="6.08cm" draw:start-shape="id164" draw:start-glue-point="6" draw:end-shape="id165" draw:end-glue-point="4" svg:d="M6734 5079v501h41v500" svg:viewBox="0 0 42 1002">
          <text:p/>
        </draw:connector>
        <draw:connector draw:style-name="gr84" draw:text-style-name="P5" draw:layer="layout" draw:line-skew="0.867cm" svg:x1="6.754cm" svg:y1="5.58cm" svg:x2="10.96cm" svg:y2="6.08cm" draw:start-shape="id166" draw:start-glue-point="0" draw:end-shape="id167" draw:end-glue-point="4" svg:d="M6754 5580v-135h4206v635" svg:viewBox="0 0 4207 636">
          <text:p/>
        </draw:connector>
        <draw:custom-shape draw:style-name="gr35" draw:text-style-name="P4" xml:id="id169" draw:id="id169" draw:layer="layout" svg:width="5.715cm" svg:height="2.858cm" svg:x="9.254cm" svg:y="10.937cm">
          <text:p text:style-name="P3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9" draw:text-style-name="P13" xml:id="id168" draw:id="id168" draw:layer="layout" svg:width="5.715cm" svg:height="2.858cm" svg:x="2.523cm" svg:y="10.947cm">
          <text:p text:style-name="P11">Fluxed Phyto-</text:p>
          <text:p text:style-name="P11">Gro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0" draw:text-style-name="P10" draw:layer="layout" svg:x1="6.775cm" svg:y1="9.89cm" svg:x2="5.38cm" svg:y2="10.947cm" draw:start-shape="id165" draw:start-glue-point="6" draw:end-shape="id168" draw:end-glue-point="4" svg:d="M6775 9890v529h-1395v528" svg:viewBox="0 0 1396 1058">
          <text:p/>
        </draw:connector>
        <draw:connector draw:style-name="gr191" draw:text-style-name="P10" draw:layer="layout" svg:x1="10.96cm" svg:y1="9.89cm" svg:x2="12.111cm" svg:y2="10.937cm" draw:start-shape="id167" draw:start-glue-point="6" draw:end-shape="id169" draw:end-glue-point="4" svg:d="M10960 9890v524h1151v523" svg:viewBox="0 0 1152 1048">
          <text:p/>
        </draw:connector>
        <draw:custom-shape draw:style-name="gr93" draw:text-style-name="P4" xml:id="id170" draw:id="id170" draw:layer="layout" svg:width="5.08cm" svg:height="3.81cm" svg:x="2.829cm" svg:y="14.828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92" draw:text-style-name="P10" draw:layer="layout" svg:x1="5.38cm" svg:y1="13.805cm" svg:x2="5.369cm" svg:y2="14.828cm" draw:start-shape="id168" draw:start-glue-point="6" draw:end-shape="id170" draw:end-glue-point="4" svg:d="M5380 13805v512h-11v511" svg:viewBox="0 0 12 1024">
          <text:p/>
        </draw:connector>
        <draw:connector draw:style-name="gr193" draw:text-style-name="P10" draw:layer="layout" svg:x1="12.111cm" svg:y1="13.795cm" svg:x2="6.639cm" svg:y2="16.733cm" draw:start-shape="id169" draw:start-glue-point="6" draw:end-shape="id170" draw:end-glue-point="7" svg:d="M12111 13795v2938h-5472" svg:viewBox="0 0 5473 2939">
          <text:p/>
        </draw:connector>
        <draw:custom-shape draw:style-name="gr194" draw:text-style-name="P13" xml:id="id171" draw:id="id171" draw:layer="layout" svg:width="5.715cm" svg:height="2.858cm" svg:x="2.522cm" svg:y="19.718cm">
          <text:p text:style-name="P11"><text:span text:style-name="T2">*</text:span>Phytogenic</text:p>
          <text:p text:style-name="P11">Insolators</text:p>
          <text:p text:style-name="P11">Materials + Red</text:p>
          <text:p text:style-name="P11">Orchid to 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5" draw:text-style-name="P15" draw:layer="layout" svg:width="5.715cm" svg:height="3.095cm" svg:x="8.303cm" svg:y="19.481cm">
          <draw:text-box>
            <text:p text:style-name="P14">Red Orchid (internal inv.) not consumed</text:p>
          </draw:text-box>
        </draw:frame>
        <draw:connector draw:style-name="gr196" draw:text-style-name="P10" draw:layer="layout" svg:x1="5.369cm" svg:y1="18.638cm" svg:x2="5.379cm" svg:y2="19.718cm" draw:start-shape="id170" draw:start-glue-point="6" draw:end-shape="id171" draw:end-glue-point="4" svg:d="M5369 18638v541h10v539" svg:viewBox="0 0 11 1081">
          <text:p/>
        </draw:connector>
        <draw:custom-shape draw:style-name="gr197" draw:text-style-name="P13" xml:id="id172" draw:id="id172" draw:layer="layout" svg:width="3.81cm" svg:height="3.81cm" svg:x="3.464cm" svg:y="23.86cm">
          <text:p text:style-name="P11">Redstone -</text:p>
          <text:p text:style-name="P11">Growing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98" draw:text-style-name="P10" draw:layer="layout" svg:x1="5.379cm" svg:y1="22.576cm" svg:x2="5.369cm" svg:y2="23.86cm" draw:start-shape="id171" draw:start-glue-point="6" draw:end-shape="id172" draw:end-glue-point="4" svg:d="M5379 22576v643h-10v641" svg:viewBox="0 0 11 1285">
          <text:p/>
        </draw:connector>
      </draw:page>
      <draw:page draw:name="page18" draw:style-name="dp1" draw:master-page-name="Default">
        <draw:custom-shape draw:style-name="gr199" draw:text-style-name="P13" xml:id="id173" draw:id="id173" draw:layer="layout" svg:width="3.81cm" svg:height="3.81cm" svg:x="3.21cm" svg:y="2.27cm">
          <text:p text:style-name="P11">Redstone -</text:p>
          <text:p text:style-name="P11">Growing</text:p>
          <text:p text:style-name="P11">production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00" draw:text-style-name="P13" xml:id="id174" draw:id="id174" draw:layer="layout" svg:width="5.715cm" svg:height="2.858cm" svg:x="2.27cm" svg:y="7.032cm">
          <text:p text:style-name="P11">Redstone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1" draw:text-style-name="P10" draw:layer="layout" svg:x1="5.115cm" svg:y1="6.08cm" svg:x2="5.127cm" svg:y2="7.032cm" draw:start-shape="id173" draw:start-glue-point="6" draw:end-shape="id174" draw:end-glue-point="4" svg:d="M5115 6080v477h12v475" svg:viewBox="0 0 13 953">
          <text:p/>
        </draw:connector>
        <draw:custom-shape draw:style-name="gr30" draw:text-style-name="P4" xml:id="id175" draw:id="id175" draw:layer="layout" svg:width="4.128cm" svg:height="4.128cm" svg:x="3.083cm" svg:y="10.881cm">
          <text:p text:style-name="P3">*ME Subnet</text:p>
          <text:p text:style-name="P3">Storage Drive</text:p>
          <text:p text:style-name="P11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2" draw:text-style-name="P10" draw:layer="layout" svg:x1="5.127cm" svg:y1="9.89cm" svg:x2="5.147cm" svg:y2="10.881cm" draw:start-shape="id174" draw:start-glue-point="6" draw:end-shape="id175" draw:end-glue-point="5" svg:d="M5127 9890v496h20v495" svg:viewBox="0 0 21 992">
          <text:p/>
        </draw:connector>
        <draw:custom-shape draw:style-name="gr203" draw:text-style-name="P4" xml:id="id176" draw:id="id176" draw:layer="layout" svg:width="5.486cm" svg:height="5.486cm" svg:x="8.214cm" svg:y="10.211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04" draw:text-style-name="P13" xml:id="id177" draw:id="id177" draw:layer="layout" svg:width="3.81cm" svg:height="1.905cm" svg:x="14.752cm" svg:y="12.012cm">
          <text:p text:style-name="P11">No Redstone</text:p>
          <text:p text:style-name="P11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5" draw:text-style-name="P7" draw:layer="layout" svg:x1="13.7cm" svg:y1="12.954cm" svg:x2="14.752cm" svg:y2="12.965cm" draw:start-shape="id176" draw:start-glue-point="7" draw:end-shape="id177" draw:end-glue-point="5" svg:d="M13700 12954h527v11h525" svg:viewBox="0 0 1053 12">
          <text:p text:style-name="P5">No</text:p>
          <text:p text:style-name="P5"/>
        </draw:connector>
        <draw:custom-shape draw:style-name="gr206" draw:text-style-name="P13" xml:id="id178" draw:id="id178" draw:layer="layout" svg:width="3.81cm" svg:height="3.81cm" svg:x="9.055cm" svg:y="16.875cm">
          <text:p text:style-name="P11">Redstone</text:p>
          <text:p text:style-name="P11">Signal</text:p>
          <text:p text:style-name="P11">Channel - </text:p>
          <text:p text:style-name="P11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7" draw:text-style-name="P7" draw:layer="layout" svg:x1="10.957cm" svg:y1="15.697cm" svg:x2="10.96cm" svg:y2="16.875cm" draw:start-shape="id176" draw:start-glue-point="6" draw:end-shape="id178" draw:end-glue-point="4" svg:d="M10957 15697v590h3v588" svg:viewBox="0 0 4 1179">
          <text:p text:style-name="P5"><text:tab/>Yes</text:p>
        </draw:connector>
        <draw:custom-shape draw:style-name="gr208" draw:text-style-name="P13" xml:id="id179" draw:id="id179" draw:layer="layout" svg:width="3.81cm" svg:height="3.81cm" svg:x="3.256cm" svg:y="16.076cm">
          <text:p text:style-name="P11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9" draw:text-style-name="P10" draw:layer="layout" svg:x1="5.147cm" svg:y1="15.009cm" svg:x2="5.161cm" svg:y2="16.076cm" draw:start-shape="id175" draw:start-glue-point="7" draw:end-shape="id179" draw:end-glue-point="4" svg:d="M5147 15009v534h14v533" svg:viewBox="0 0 15 1068">
          <text:p/>
        </draw:connector>
        <draw:custom-shape draw:style-name="gr22" draw:text-style-name="P4" xml:id="id180" draw:id="id180" draw:layer="layout" svg:width="4.127cm" svg:height="1.587cm" svg:x="3.105cm" svg:y="20.95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0" draw:text-style-name="P10" draw:layer="layout" svg:x1="5.161cm" svg:y1="19.886cm" svg:x2="5.169cm" svg:y2="20.95cm" draw:start-shape="id179" draw:start-glue-point="6" draw:end-shape="id180" draw:end-glue-point="4" svg:d="M5161 19886v532h8v532" svg:viewBox="0 0 9 1065">
          <text:p/>
        </draw:connector>
        <draw:connector draw:style-name="gr155" draw:text-style-name="P5" draw:layer="layout" svg:x1="7.211cm" svg:y1="12.945cm" svg:x2="8.214cm" svg:y2="12.954cm" draw:start-shape="id175" draw:start-glue-point="8" draw:end-shape="id176" draw:end-glue-point="5" svg:d="M7211 12945h502v9h501" svg:viewBox="0 0 1004 10">
          <text:p/>
        </draw:connector>
      </draw:page>
      <draw:page draw:name="page19" draw:style-name="dp1" draw:master-page-name="Default">
        <draw:custom-shape draw:style-name="gr211" draw:text-style-name="P13" xml:id="id190" draw:id="id190" draw:layer="layout" svg:width="5.715cm" svg:height="2.858cm" svg:x="2.251cm" svg:y="4.832cm">
          <text:p text:style-name="P11">*ME Level Emitter</text:p>
          <text:p text:style-name="P11">Redst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2" draw:text-style-name="P13" xml:id="id192" draw:id="id192" draw:layer="layout" svg:width="5.715cm" svg:height="2.858cm" svg:x="9.007cm" svg:y="4.832cm">
          <text:p text:style-name="P11">*ME Level Emitter</text:p>
          <text:p text:style-name="P11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3" draw:text-style-name="P4" xml:id="id181" draw:id="id181" draw:layer="layout" svg:width="6.332cm" svg:height="6.332cm" svg:x="1.946cm" svg:y="12.705cm">
          <text:p text:style-name="P3">*PLC</text:p>
          <text:p text:style-name="P3">Is there a</text:p>
          <text:p text:style-name="P3">Redstone</text:p>
          <text:p text:style-name="P3">input sign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4" draw:text-style-name="P13" xml:id="id182" draw:id="id182" draw:layer="layout" svg:width="5.715cm" svg:height="2.858cm" svg:x="9.32cm" svg:y="14.422cm">
          <text:p text:style-name="P11">Deactivate</text:p>
          <text:p text:style-name="P11">Mob Grinder</text:p>
          <text:p text:style-name="P11">Subsys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5" draw:text-style-name="P7" draw:layer="layout" svg:x1="8.278cm" svg:y1="15.871cm" svg:x2="9.32cm" svg:y2="15.851cm" draw:start-shape="id181" draw:start-glue-point="7" draw:end-shape="id182" draw:end-glue-point="5" svg:d="M8278 15871h521v-20h521" svg:viewBox="0 0 1043 21">
          <text:p text:style-name="P5">No</text:p>
          <text:p text:style-name="P5"/>
        </draw:connector>
        <draw:custom-shape draw:style-name="gr216" draw:text-style-name="P13" xml:id="id183" draw:id="id183" draw:layer="layout" svg:width="5.715cm" svg:height="2.858cm" svg:x="2.251cm" svg:y="20.172cm">
          <text:p text:style-name="P11">Spawn and collect</text:p>
          <text:p text:style-name="P11">mob dro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7" draw:text-style-name="P7" draw:layer="layout" svg:x1="5.112cm" svg:y1="19.037cm" svg:x2="5.108cm" svg:y2="20.172cm" draw:start-shape="id181" draw:start-glue-point="6" draw:end-shape="id183" draw:end-glue-point="4" svg:d="M5112 19037v568h-4v567" svg:viewBox="0 0 5 1136">
          <text:p text:style-name="P5"><text:s text:c="7"/>Yes</text:p>
        </draw:connector>
        <draw:custom-shape draw:style-name="gr35" draw:text-style-name="P4" xml:id="id184" draw:id="id184" draw:layer="layout" svg:width="5.715cm" svg:height="2.858cm" svg:x="9.007cm" svg:y="20.172cm">
          <text:p text:style-name="P3">*Nullifier</text:p>
          <text:p text:style-name="P3">Delete</text:p>
          <text:p text:style-name="P3">Non-Redstone/</text:p>
          <text:p text:style-name="P3">Gunpowder item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8" draw:text-style-name="P10" draw:layer="layout" svg:x1="7.966cm" svg:y1="21.601cm" svg:x2="9.007cm" svg:y2="21.601cm" draw:start-shape="id183" draw:start-glue-point="7" draw:end-shape="id184" draw:end-glue-point="5" svg:d="M7966 21601h1041" svg:viewBox="0 0 1042 1">
          <text:p/>
        </draw:connector>
        <draw:custom-shape draw:style-name="gr219" draw:text-style-name="P4" xml:id="id185" draw:id="id185" draw:layer="layout" svg:width="4.078cm" svg:height="4.127cm" svg:x="1.27cm" svg:y="24.042cm">
          <text:p text:style-name="P3">Is buffer</text:p>
          <text:p text:style-name="P3">chest fu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0" draw:text-style-name="P13" xml:id="id186" draw:id="id186" draw:layer="layout" svg:width="5.715cm" svg:height="2.858cm" svg:x="6.448cm" svg:y="24.665cm">
          <text:p text:style-name="P11">Nullify excess of</text:p>
          <text:p text:style-name="P11">that item</text:p>
          <text:p text:style-name="P11">(Redstone/</text:p>
          <text:p text:style-name="P11">Gunpowder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1" draw:text-style-name="P7" draw:layer="layout" svg:x1="5.348cm" svg:y1="26.106cm" svg:x2="6.448cm" svg:y2="26.094cm" draw:start-shape="id185" draw:start-glue-point="7" draw:end-shape="id186" draw:end-glue-point="5" svg:d="M5348 26106h550v-12h550" svg:viewBox="0 0 1101 13">
          <text:p text:style-name="P5"/>
          <text:p text:style-name="P5">Yes</text:p>
        </draw:connector>
        <draw:connector draw:style-name="gr222" draw:text-style-name="P10" draw:layer="layout" svg:x1="14.722cm" svg:y1="21.601cm" svg:x2="3.309cm" svg:y2="24.042cm" draw:start-shape="id184" draw:start-glue-point="7" draw:end-shape="id185" draw:end-glue-point="4" svg:d="M14722 21601h500v1935h-11913v506" svg:viewBox="0 0 11914 2442">
          <text:p/>
        </draw:connector>
        <draw:custom-shape draw:style-name="gr223" draw:text-style-name="P13" xml:id="id187" draw:id="id187" draw:layer="layout" svg:width="5.715cm" svg:height="2.858cm" svg:x="13.141cm" svg:y="24.671cm">
          <text:p text:style-name="P11">Insert Redstone/</text:p>
          <text:p text:style-name="P11">Gunpowder into</text:p>
          <text:p text:style-name="P11">their respective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4" draw:text-style-name="P7" draw:layer="layout" draw:line-skew="-0.265cm" svg:x1="3.309cm" svg:y1="28.169cm" svg:x2="15.998cm" svg:y2="27.529cm" draw:start-shape="id185" draw:start-glue-point="6" draw:end-shape="id187" draw:end-glue-point="6" svg:d="M3309 28169v236h12689v-876" svg:viewBox="0 0 12690 877">
          <text:p text:style-name="P5"><text:s text:c="61"/>No</text:p>
        </draw:connector>
        <draw:custom-shape draw:style-name="gr2" draw:text-style-name="P4" xml:id="id188" draw:id="id188" draw:layer="layout" svg:width="3.81cm" svg:height="2.54cm" svg:x="15.67cm" svg:y="17.61cm">
          <text:p text:style-name="P3">Contin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5" draw:text-style-name="P10" draw:layer="layout" draw:line-skew="1.552cm" svg:x1="9.305cm" svg:y1="24.665cm" svg:x2="17.575cm" svg:y2="20.15cm" draw:start-shape="id186" draw:start-glue-point="4" draw:end-shape="id188" draw:end-glue-point="6" svg:d="M9305 24665v-705h8270v-3810" svg:viewBox="0 0 8271 4516">
          <text:p/>
        </draw:connector>
        <draw:connector draw:style-name="gr226" draw:text-style-name="P10" draw:layer="layout" draw:line-skew="1.549cm" svg:x1="15.998cm" svg:y1="24.671cm" svg:x2="17.575cm" svg:y2="20.15cm" draw:start-shape="id187" draw:start-glue-point="4" draw:end-shape="id188" draw:end-glue-point="6" svg:d="M15998 24671v-711h1577v-3810" svg:viewBox="0 0 1578 4522">
          <text:p/>
        </draw:connector>
        <draw:custom-shape draw:style-name="gr227" draw:text-style-name="P13" xml:id="id189" draw:id="id189" draw:layer="layout" svg:width="4.353cm" svg:height="2.54cm" svg:x="2.93cm" svg:y="1.305cm">
          <text:p text:style-name="P11">Mob Farm</text:p>
          <text:p text:style-name="P11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28" draw:text-style-name="P10" xml:id="id191" draw:id="id191" draw:layer="layout" svg:x1="5.106cm" svg:y1="3.845cm" svg:x2="5.108cm" svg:y2="4.832cm" draw:start-shape="id189" draw:start-glue-point="2" draw:end-shape="id190" draw:end-glue-point="4" svg:d="M5106 3845v494h2v493" svg:viewBox="0 0 3 988">
          <text:p/>
        </draw:connector>
        <draw:connector draw:style-name="gr229" draw:text-style-name="P10" draw:layer="layout" draw:line-skew="0.831cm" svg:x1="5.107cm" svg:y1="4.339cm" svg:x2="11.864cm" svg:y2="4.832cm" draw:start-shape="id191" draw:start-glue-point="0" draw:end-shape="id192" draw:end-glue-point="4" svg:d="M5107 4339v-164h6757v657" svg:viewBox="0 0 6758 658">
          <text:p/>
        </draw:connector>
        <draw:connector draw:style-name="gr155" draw:text-style-name="P5" xml:id="id193" draw:id="id193" draw:layer="layout" svg:x1="7.966cm" svg:y1="6.261cm" svg:x2="9.007cm" svg:y2="6.261cm" draw:start-shape="id190" draw:start-glue-point="7" draw:end-shape="id192" draw:end-glue-point="5" svg:d="M7966 6261h1041" svg:viewBox="0 0 1042 1">
          <text:p/>
        </draw:connector>
        <draw:connector draw:style-name="gr230" draw:text-style-name="P10" draw:layer="layout" svg:x1="15.035cm" svg:y1="15.851cm" svg:x2="17.575cm" svg:y2="17.61cm" draw:start-shape="id182" draw:start-glue-point="7" draw:end-shape="id188" draw:end-glue-point="4" svg:d="M15035 15851h2540v1759" svg:viewBox="0 0 2541 1760">
          <text:p/>
        </draw:connector>
        <draw:custom-shape draw:style-name="gr231" draw:text-style-name="P13" xml:id="id194" draw:id="id194" draw:layer="layout" svg:width="6.35cm" svg:height="3.81cm" svg:x="1.922cm" svg:y="8.302cm">
          <text:p text:style-name="P11">*PLC</text:p>
          <text:p text:style-name="P11"><text:s text:c="2"/>Check for Redstone</text:p>
          <text:p text:style-name="P11"><text:s text:c="2"/>signal every 30 sec.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55" draw:text-style-name="P5" draw:layer="layout" draw:line-skew="-0.888cm" svg:x1="8.486cm" svg:y1="6.261cm" svg:x2="8.272cm" svg:y2="10.207cm" draw:start-shape="id193" draw:start-glue-point="0" draw:end-shape="id194" draw:end-glue-point="7" svg:d="M8486 6261h134v3946h-348" svg:viewBox="0 0 349 3947">
          <text:p/>
        </draw:connector>
        <draw:connector draw:style-name="gr232" draw:text-style-name="P5" draw:layer="layout" svg:x1="5.112cm" svg:y1="12.705cm" svg:x2="5.097cm" svg:y2="12.112cm" draw:start-shape="id181" draw:start-glue-point="4" draw:end-shape="id194" draw:end-glue-point="6" svg:d="M5112 12705v-296h-15v-297" svg:viewBox="0 0 16 594">
          <text:p/>
        </draw:connector>
      </draw:page>
      <draw:page draw:name="page20" draw:style-name="dp1" draw:master-page-name="Default">
        <draw:custom-shape draw:style-name="gr22" draw:text-style-name="P4" xml:id="id195" draw:id="id195" draw:layer="layout" svg:width="4.127cm" svg:height="1.587cm" svg:x="3.057cm" svg:y="2.245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3" draw:text-style-name="P13" xml:id="id196" draw:id="id196" draw:layer="layout" svg:width="4.445cm" svg:height="4.445cm" svg:x="2.905cm" svg:y="4.81cm">
          <text:p text:style-name="P11">Mob Farm</text:p>
          <text:p text:style-name="P11">Logic System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34" draw:text-style-name="P10" draw:layer="layout" svg:x1="5.121cm" svg:y1="3.832cm" svg:x2="5.127cm" svg:y2="4.81cm" draw:start-shape="id195" draw:start-glue-point="6" draw:end-shape="id196" draw:end-glue-point="0" svg:d="M5121 3832v489h6v489" svg:viewBox="0 0 7 979">
          <text:p/>
        </draw:connector>
        <draw:custom-shape draw:style-name="gr30" draw:text-style-name="P4" xml:id="id197" draw:id="id197" draw:layer="layout" svg:width="4.128cm" svg:height="4.128cm" svg:x="3.057cm" svg:y="10.266cm">
          <text:p text:style-name="P3">*ME Subnet</text:p>
          <text:p text:style-name="P3">Storage Drive</text:p>
          <text:p text:style-name="P11">Redston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5" draw:text-style-name="P13" xml:id="id198" draw:id="id198" draw:layer="layout" svg:width="3.81cm" svg:height="3.81cm" svg:x="3.222cm" svg:y="15.372cm">
          <text:p text:style-name="P11"><text:span text:style-name="T2">Redston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6" draw:text-style-name="P10" draw:layer="layout" svg:x1="5.121cm" svg:y1="14.394cm" svg:x2="5.127cm" svg:y2="15.372cm" draw:start-shape="id197" draw:start-glue-point="7" draw:end-shape="id198" draw:end-glue-point="4" svg:d="M5121 14394v490h6v488" svg:viewBox="0 0 7 979">
          <text:p/>
        </draw:connector>
        <draw:custom-shape draw:style-name="gr22" draw:text-style-name="P4" xml:id="id199" draw:id="id199" draw:layer="layout" svg:width="4.127cm" svg:height="1.587cm" svg:x="15.605cm" svg:y="21.718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4" xml:id="id203" draw:id="id203" draw:layer="layout" svg:width="4.128cm" svg:height="4.128cm" svg:x="8.341cm" svg:y="4.962cm">
          <text:p text:style-name="P3">*ME Subnet</text:p>
          <text:p text:style-name="P3">Storage Drive</text:p>
          <text:p text:style-name="P11">Gunpowd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7" draw:text-style-name="P13" xml:id="id204" draw:id="id204" draw:layer="layout" svg:width="3.81cm" svg:height="3.81cm" svg:x="14.03cm" svg:y="5.14cm">
          <text:p text:style-name="P11"><text:span text:style-name="T2">Gunpowder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38" draw:text-style-name="P10" draw:layer="layout" svg:x1="5.127cm" svg:y1="19.182cm" svg:x2="15.605cm" svg:y2="22.512cm" draw:start-shape="id198" draw:start-glue-point="6" draw:end-shape="id199" draw:end-glue-point="5" svg:d="M5127 19182v3330h10478" svg:viewBox="0 0 10479 3331">
          <text:p/>
        </draw:connector>
        <draw:custom-shape draw:style-name="gr203" draw:text-style-name="P4" xml:id="id200" draw:id="id200" draw:layer="layout" svg:width="5.486cm" svg:height="5.486cm" svg:x="8.185cm" svg:y="9.592cm">
          <text:p text:style-name="P3">*ME Level</text:p>
          <text:p text:style-name="P3">Emitter</text:p>
          <text:p text:style-name="P3">&lt; 1024</text:p>
          <text:p text:style-name="P3">Redst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9" draw:text-style-name="P13" xml:id="id201" draw:id="id201" draw:layer="layout" svg:width="3.81cm" svg:height="1.905cm" svg:x="14.713cm" svg:y="11.383cm">
          <text:p text:style-name="P11">No Redstone</text:p>
          <text:p text:style-name="P11">Sig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5" draw:text-style-name="P7" draw:layer="layout" svg:x1="13.671cm" svg:y1="12.335cm" svg:x2="14.713cm" svg:y2="12.336cm" draw:start-shape="id200" draw:start-glue-point="7" draw:end-shape="id201" draw:end-glue-point="5" svg:d="M13671 12335h522v1h520" svg:viewBox="0 0 1043 2">
          <text:p text:style-name="P5">No</text:p>
          <text:p text:style-name="P5"/>
        </draw:connector>
        <draw:custom-shape draw:style-name="gr240" draw:text-style-name="P13" xml:id="id202" draw:id="id202" draw:layer="layout" svg:width="3.81cm" svg:height="3.81cm" svg:x="9.026cm" svg:y="16.077cm">
          <text:p text:style-name="P11">Redstone</text:p>
          <text:p text:style-name="P11">Signal</text:p>
          <text:p text:style-name="P11">Channel - </text:p>
          <text:p text:style-name="P11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7" draw:text-style-name="P7" draw:layer="layout" svg:x1="10.928cm" svg:y1="15.078cm" svg:x2="10.931cm" svg:y2="16.077cm" draw:start-shape="id200" draw:start-glue-point="6" draw:end-shape="id202" draw:end-glue-point="4" svg:d="M10928 15078v500h3v499" svg:viewBox="0 0 4 1000">
          <text:p text:style-name="P5"><text:tab/>Yes</text:p>
        </draw:connector>
        <draw:connector draw:style-name="gr241" draw:text-style-name="P10" draw:layer="layout" svg:x1="7.185cm" svg:y1="12.33cm" svg:x2="8.185cm" svg:y2="12.335cm" draw:start-shape="id197" draw:start-glue-point="8" draw:end-shape="id200" draw:end-glue-point="5" svg:d="M7185 12330h501v5h499" svg:viewBox="0 0 1001 6">
          <text:p/>
        </draw:connector>
        <draw:connector draw:style-name="gr242" draw:text-style-name="P10" draw:layer="layout" svg:x1="12.469cm" svg:y1="7.026cm" svg:x2="14.03cm" svg:y2="7.045cm" draw:start-shape="id203" draw:start-glue-point="8" draw:end-shape="id204" draw:end-glue-point="5" svg:d="M12469 7026h781v19h780" svg:viewBox="0 0 1562 20">
          <text:p/>
        </draw:connector>
        <draw:connector draw:style-name="gr243" draw:text-style-name="P10" draw:layer="layout" draw:line-skew="1.063cm 0.447cm" svg:x1="17.84cm" svg:y1="7.045cm" svg:x2="17.669cm" svg:y2="21.718cm" draw:start-shape="id204" draw:start-glue-point="7" draw:end-shape="id199" draw:end-glue-point="4" svg:d="M17840 7045h1565v8736h-1736v5937" svg:viewBox="0 0 1737 14674">
          <text:p/>
        </draw:connector>
        <draw:connector draw:style-name="gr244" draw:text-style-name="P10" draw:layer="layout" svg:x1="5.127cm" svg:y1="9.255cm" svg:x2="5.121cm" svg:y2="10.266cm" draw:start-shape="id196" draw:start-glue-point="2" draw:end-shape="id197" draw:end-glue-point="5" svg:d="M5127 9255v506h-6v505" svg:viewBox="0 0 7 1012">
          <text:p/>
        </draw:connector>
        <draw:connector draw:style-name="gr245" draw:text-style-name="P10" draw:layer="layout" svg:x1="7.35cm" svg:y1="7.032cm" svg:x2="8.341cm" svg:y2="7.026cm" draw:start-shape="id196" draw:start-glue-point="1" draw:end-shape="id203" draw:end-glue-point="6" svg:d="M7350 7032h496v-6h495" svg:viewBox="0 0 992 7">
          <text:p/>
        </draw:connector>
      </draw:page>
      <draw:page draw:name="page21" draw:style-name="dp1" draw:master-page-name="Default">
        <draw:custom-shape draw:style-name="gr22" draw:text-style-name="P4" xml:id="id205" draw:id="id205" draw:layer="layout" svg:width="4.127cm" svg:height="1.587cm" svg:x="3.046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206" draw:id="id206" draw:layer="layout" svg:width="3.81cm" svg:height="3.81cm" svg:x="3.213cm" svg:y="4.939cm">
          <text:p text:style-name="P3">Suga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08" draw:id="id208" draw:layer="layout" svg:width="3.81cm" svg:height="3.81cm" svg:x="7.413cm" svg:y="4.939cm">
          <text:p text:style-name="P3">Potatoes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09" draw:id="id209" draw:layer="layout" svg:width="3.81cm" svg:height="3.81cm" svg:x="11.613cm" svg:y="4.939cm">
          <text:p text:style-name="P3">Wat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207" draw:id="id207" draw:layer="layout" svg:x1="5.11cm" svg:y1="3.858cm" svg:x2="5.118cm" svg:y2="4.939cm" draw:start-shape="id205" draw:start-glue-point="6" draw:end-shape="id206" draw:end-glue-point="4" svg:d="M5110 3858v541h8v540" svg:viewBox="0 0 9 1082">
          <text:p/>
        </draw:connector>
        <draw:connector draw:style-name="gr84" draw:text-style-name="P5" draw:layer="layout" svg:x1="5.114cm" svg:y1="4.399cm" svg:x2="9.318cm" svg:y2="4.939cm" draw:start-shape="id207" draw:start-glue-point="0" draw:end-shape="id208" draw:end-glue-point="4" svg:d="M5114 4399h4204v540" svg:viewBox="0 0 4205 541">
          <text:p/>
        </draw:connector>
        <draw:connector draw:style-name="gr84" draw:text-style-name="P5" draw:layer="layout" svg:x1="5.114cm" svg:y1="4.399cm" svg:x2="13.518cm" svg:y2="4.939cm" draw:start-shape="id207" draw:start-glue-point="0" draw:end-shape="id209" draw:end-glue-point="4" svg:d="M5114 4399h8404v540" svg:viewBox="0 0 8405 541">
          <text:p/>
        </draw:connector>
        <draw:custom-shape draw:style-name="gr246" draw:text-style-name="P13" xml:id="id210" draw:id="id210" draw:layer="layout" svg:width="5.715cm" svg:height="2.858cm" svg:x="2.27cm" svg:y="9.572cm">
          <text:p text:style-name="P11">Sugar 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7" draw:text-style-name="P13" xml:id="id212" draw:id="id212" draw:layer="layout" svg:width="5.715cm" svg:height="2.858cm" svg:x="2.27cm" svg:y="12.473cm">
          <text:p text:style-name="P11">Potatoes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8" draw:text-style-name="P13" xml:id="id215" draw:id="id215" draw:layer="layout" svg:width="5.715cm" svg:height="2.858cm" svg:x="2.27cm" svg:y="15.374cm">
          <text:p text:style-name="P11">Water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9" draw:text-style-name="P10" xml:id="id211" draw:id="id211" draw:layer="layout" svg:x1="5.118cm" svg:y1="8.749cm" svg:x2="5.127cm" svg:y2="9.572cm" draw:start-shape="id206" draw:start-glue-point="6" draw:end-shape="id210" draw:end-glue-point="4" svg:d="M5118 8749v412h9v411" svg:viewBox="0 0 10 824">
          <text:p/>
        </draw:connector>
        <draw:connector draw:style-name="gr250" draw:text-style-name="P5" draw:layer="layout" draw:line-skew="-1.135cm" svg:x1="9.318cm" svg:y1="8.749cm" svg:x2="5.122cm" svg:y2="9.161cm" draw:start-shape="id208" draw:start-glue-point="6" draw:end-shape="id211" draw:end-glue-point="0" svg:d="M9318 8749v188h-4196v224" svg:viewBox="0 0 4197 413">
          <text:p/>
        </draw:connector>
        <draw:connector draw:style-name="gr84" draw:text-style-name="P5" draw:layer="layout" draw:line-skew="-1.135cm" svg:x1="13.518cm" svg:y1="8.749cm" svg:x2="5.122cm" svg:y2="9.161cm" draw:start-shape="id209" draw:start-glue-point="6" draw:end-shape="id211" draw:end-glue-point="0" svg:d="M13518 8749v188h-8396v224" svg:viewBox="0 0 8397 413">
          <text:p/>
        </draw:connector>
        <draw:custom-shape draw:style-name="gr93" draw:text-style-name="P4" xml:id="id213" draw:id="id213" draw:layer="layout" svg:width="5.08cm" svg:height="3.81cm" svg:x="9.655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1" draw:text-style-name="P10" xml:id="id214" draw:id="id214" draw:layer="layout" svg:x1="7.985cm" svg:y1="13.902cm" svg:x2="10.925cm" svg:y2="13.878cm" draw:start-shape="id212" draw:start-glue-point="7" draw:end-shape="id213" draw:end-glue-point="5" svg:d="M7985 13902h835v-24h2105" svg:viewBox="0 0 2941 25">
          <text:p/>
        </draw:connector>
        <draw:connector draw:style-name="gr84" draw:text-style-name="P5" draw:layer="layout" svg:x1="7.985cm" svg:y1="11.001cm" svg:x2="8.82cm" svg:y2="13.89cm" draw:start-shape="id210" draw:start-glue-point="7" draw:end-shape="id214" draw:end-glue-point="0" svg:d="M7985 11001h835v2889" svg:viewBox="0 0 836 2890">
          <text:p/>
        </draw:connector>
        <draw:connector draw:style-name="gr84" draw:text-style-name="P5" draw:layer="layout" svg:x1="7.985cm" svg:y1="16.803cm" svg:x2="8.82cm" svg:y2="13.89cm" draw:start-shape="id215" draw:start-glue-point="7" draw:end-shape="id214" draw:end-glue-point="0" svg:d="M7985 16803h835v-2913" svg:viewBox="0 0 836 2914">
          <text:p/>
        </draw:connector>
        <draw:custom-shape draw:style-name="gr252" draw:text-style-name="P13" xml:id="id216" draw:id="id216" draw:layer="layout" svg:width="5.715cm" svg:height="2.858cm" svg:x="9.355cm" svg:y="16.857cm">
          <text:p text:style-name="P11">*The Enhanced Vats</text:p>
          <text:p text:style-name="P11">Materials to Hoot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3" draw:text-style-name="P10" draw:layer="layout" svg:x1="12.195cm" svg:y1="15.783cm" svg:x2="12.212cm" svg:y2="16.857cm" draw:start-shape="id213" draw:start-glue-point="6" draw:end-shape="id216" draw:end-glue-point="4" svg:d="M12195 15783v538h17v536" svg:viewBox="0 0 18 1075">
          <text:p/>
        </draw:connector>
        <draw:custom-shape draw:style-name="gr30" draw:text-style-name="P4" xml:id="id218" draw:id="id218" draw:layer="layout" svg:width="4.128cm" svg:height="4.128cm" svg:x="2.905cm" svg:y="20.075cm">
          <text:p text:style-name="P3">*ME Subnet</text:p>
          <text:p text:style-name="P3">Storage Drive</text:p>
          <text:p text:style-name="P11">Hootc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4" draw:text-style-name="P13" xml:id="id217" draw:id="id217" draw:layer="layout" svg:width="5.715cm" svg:height="2.858cm" svg:x="9.372cm" svg:y="20.732cm">
          <text:p text:style-name="P11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5" draw:text-style-name="P10" draw:layer="layout" svg:x1="12.212cm" svg:y1="19.715cm" svg:x2="12.229cm" svg:y2="20.732cm" draw:start-shape="id216" draw:start-glue-point="6" draw:end-shape="id217" draw:end-glue-point="4" svg:d="M12212 19715v509h17v508" svg:viewBox="0 0 18 1018">
          <text:p/>
        </draw:connector>
        <draw:connector draw:style-name="gr256" draw:text-style-name="P10" draw:layer="layout" svg:x1="9.372cm" svg:y1="22.161cm" svg:x2="7.033cm" svg:y2="22.139cm" draw:start-shape="id217" draw:start-glue-point="5" draw:end-shape="id218" draw:end-glue-point="8" svg:d="M9372 22161h-1169v-22h-1170" svg:viewBox="0 0 2340 23">
          <text:p/>
        </draw:connector>
        <draw:custom-shape draw:style-name="gr257" draw:text-style-name="P13" xml:id="id219" draw:id="id219" draw:layer="layout" svg:width="3.81cm" svg:height="3.81cm" svg:x="3.105cm" svg:y="24.812cm">
          <text:p text:style-name="P11"><text:span text:style-name="T2">Hootch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58" draw:text-style-name="P10" draw:layer="layout" svg:x1="4.969cm" svg:y1="24.203cm" svg:x2="5.01cm" svg:y2="24.812cm" draw:start-shape="id218" draw:start-glue-point="7" draw:end-shape="id219" draw:end-glue-point="4" svg:d="M4969 24203v305h41v304" svg:viewBox="0 0 42 610">
          <text:p/>
        </draw:connector>
        <draw:custom-shape draw:style-name="gr22" draw:text-style-name="P4" xml:id="id220" draw:id="id220" draw:layer="layout" svg:width="4.127cm" svg:height="1.587cm" svg:x="7.909cm" svg:y="25.917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9" draw:text-style-name="P10" draw:layer="layout" svg:x1="6.915cm" svg:y1="26.717cm" svg:x2="7.909cm" svg:y2="26.711cm" draw:start-shape="id219" draw:start-glue-point="7" draw:end-shape="id220" draw:end-glue-point="5" svg:d="M6915 26717h497v-6h497" svg:viewBox="0 0 995 7">
          <text:p/>
        </draw:connector>
      </draw:page>
      <draw:page draw:name="page22" draw:style-name="dp1" draw:master-page-name="Default">
        <draw:custom-shape draw:style-name="gr22" draw:text-style-name="P4" xml:id="id221" draw:id="id221" draw:layer="layout" svg:width="4.127cm" svg:height="1.587cm" svg:x="3.047cm" svg:y="2.271cm">
          <text:p text:style-name="P3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xml:id="id222" draw:id="id222" draw:layer="layout" svg:width="3.81cm" svg:height="3.81cm" svg:x="3.214cm" svg:y="4.939cm">
          <text:p text:style-name="P3">Redstone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24" draw:id="id224" draw:layer="layout" svg:width="3.81cm" svg:height="3.81cm" svg:x="7.414cm" svg:y="4.939cm">
          <text:p text:style-name="P3">Gunpowder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4" xml:id="id225" draw:id="id225" draw:layer="layout" svg:width="3.81cm" svg:height="3.81cm" svg:x="11.614cm" svg:y="4.939cm">
          <text:p text:style-name="P3">Hootch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2" draw:text-style-name="P10" xml:id="id223" draw:id="id223" draw:layer="layout" svg:x1="5.111cm" svg:y1="3.858cm" svg:x2="5.119cm" svg:y2="4.939cm" draw:start-shape="id221" draw:start-glue-point="6" draw:end-shape="id222" draw:end-glue-point="4" svg:d="M5111 3858v541h8v540" svg:viewBox="0 0 9 1082">
          <text:p/>
        </draw:connector>
        <draw:connector draw:style-name="gr84" draw:text-style-name="P5" draw:layer="layout" svg:x1="5.115cm" svg:y1="4.399cm" svg:x2="9.319cm" svg:y2="4.939cm" draw:start-shape="id223" draw:start-glue-point="0" draw:end-shape="id224" draw:end-glue-point="4" svg:d="M5115 4399h4204v540" svg:viewBox="0 0 4205 541">
          <text:p/>
        </draw:connector>
        <draw:connector draw:style-name="gr84" draw:text-style-name="P5" draw:layer="layout" svg:x1="5.115cm" svg:y1="4.399cm" svg:x2="13.519cm" svg:y2="4.939cm" draw:start-shape="id223" draw:start-glue-point="0" draw:end-shape="id225" draw:end-glue-point="4" svg:d="M5115 4399h8404v540" svg:viewBox="0 0 8405 541">
          <text:p/>
        </draw:connector>
        <draw:custom-shape draw:style-name="gr260" draw:text-style-name="P13" xml:id="id226" draw:id="id226" draw:layer="layout" svg:width="5.715cm" svg:height="2.858cm" svg:x="2.271cm" svg:y="9.572cm">
          <text:p text:style-name="P11">Redstone </text:p>
          <text:p text:style-name="P11">buffer 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1" draw:text-style-name="P13" xml:id="id228" draw:id="id228" draw:layer="layout" svg:width="5.715cm" svg:height="2.858cm" svg:x="2.271cm" svg:y="12.473cm">
          <text:p text:style-name="P11">Gunpowder buffer</text:p>
          <text:p text:style-name="P11">ch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2" draw:text-style-name="P13" xml:id="id231" draw:id="id231" draw:layer="layout" svg:width="5.715cm" svg:height="2.858cm" svg:x="2.271cm" svg:y="15.374cm">
          <text:p text:style-name="P11">Hootch buffer 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9" draw:text-style-name="P10" xml:id="id227" draw:id="id227" draw:layer="layout" svg:x1="5.119cm" svg:y1="8.749cm" svg:x2="5.128cm" svg:y2="9.572cm" draw:start-shape="id222" draw:start-glue-point="6" draw:end-shape="id226" draw:end-glue-point="4" svg:d="M5119 8749v412h9v411" svg:viewBox="0 0 10 824">
          <text:p/>
        </draw:connector>
        <draw:connector draw:style-name="gr250" draw:text-style-name="P5" draw:layer="layout" draw:line-skew="-1.135cm" svg:x1="9.319cm" svg:y1="8.749cm" svg:x2="5.123cm" svg:y2="9.161cm" draw:start-shape="id224" draw:start-glue-point="6" draw:end-shape="id227" draw:end-glue-point="0" svg:d="M9319 8749v188h-4196v224" svg:viewBox="0 0 4197 413">
          <text:p/>
        </draw:connector>
        <draw:connector draw:style-name="gr84" draw:text-style-name="P5" draw:layer="layout" draw:line-skew="-1.135cm" svg:x1="13.519cm" svg:y1="8.749cm" svg:x2="5.123cm" svg:y2="9.161cm" draw:start-shape="id225" draw:start-glue-point="6" draw:end-shape="id227" draw:end-glue-point="0" svg:d="M13519 8749v188h-8396v224" svg:viewBox="0 0 8397 413">
          <text:p/>
        </draw:connector>
        <draw:custom-shape draw:style-name="gr93" draw:text-style-name="P4" xml:id="id229" draw:id="id229" draw:layer="layout" svg:width="5.08cm" svg:height="3.81cm" svg:x="9.656cm" svg:y="11.973cm">
          <text:p text:style-name="P3">Materials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251" draw:text-style-name="P10" xml:id="id230" draw:id="id230" draw:layer="layout" svg:x1="7.986cm" svg:y1="13.902cm" svg:x2="10.926cm" svg:y2="13.878cm" draw:start-shape="id228" draw:start-glue-point="7" draw:end-shape="id229" draw:end-glue-point="5" svg:d="M7986 13902h835v-24h2105" svg:viewBox="0 0 2941 25">
          <text:p/>
        </draw:connector>
        <draw:connector draw:style-name="gr84" draw:text-style-name="P5" draw:layer="layout" svg:x1="7.986cm" svg:y1="11.001cm" svg:x2="8.821cm" svg:y2="13.89cm" draw:start-shape="id226" draw:start-glue-point="7" draw:end-shape="id230" draw:end-glue-point="0" svg:d="M7986 11001h835v2889" svg:viewBox="0 0 836 2890">
          <text:p/>
        </draw:connector>
        <draw:connector draw:style-name="gr84" draw:text-style-name="P5" draw:layer="layout" svg:x1="7.986cm" svg:y1="16.803cm" svg:x2="8.821cm" svg:y2="13.89cm" draw:start-shape="id231" draw:start-glue-point="7" draw:end-shape="id230" draw:end-glue-point="0" svg:d="M7986 16803h835v-2913" svg:viewBox="0 0 836 2914">
          <text:p/>
        </draw:connector>
        <draw:custom-shape draw:style-name="gr263" draw:text-style-name="P13" xml:id="id232" draw:id="id232" draw:layer="layout" svg:width="3.81cm" svg:height="3.81cm" svg:x="10.307cm" svg:y="16.875cm">
          <text:p text:style-name="P11">Materials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4" draw:text-style-name="P10" draw:layer="layout" svg:x1="12.196cm" svg:y1="15.783cm" svg:x2="12.212cm" svg:y2="16.875cm" draw:start-shape="id229" draw:start-glue-point="6" draw:end-shape="id232" draw:end-glue-point="4" svg:d="M12196 15783v547h16v545" svg:viewBox="0 0 17 1093">
          <text:p/>
        </draw:connector>
      </draw:page>
      <draw:page draw:name="page23" draw:style-name="dp1" draw:master-page-name="Default">
        <draw:custom-shape draw:style-name="gr265" draw:text-style-name="P13" xml:id="id237" draw:id="id237" draw:layer="layout" svg:width="5.715cm" svg:height="2.858cm" svg:x="3.54cm" svg:y="14.614cm">
          <text:p text:style-name="P11">*The Enhanced Vats</text:p>
          <text:p text:style-name="P11">Materials to Rocket</text:p>
          <text:p text:style-name="P11">Fuel 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3" draw:text-style-name="P4" xml:id="id234" draw:id="id234" draw:layer="layout" svg:width="5.486cm" svg:height="5.486cm" svg:x="7.473cm" svg:y="8.055cm">
          <text:p text:style-name="P3">*PLC</text:p>
          <text:p text:style-name="P3">Both Redstone</text:p>
          <text:p text:style-name="P3">Signals</text:p>
          <text:p text:style-name="P3">Activ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6" draw:text-style-name="P13" xml:id="id235" draw:id="id235" draw:layer="layout" svg:width="3.175cm" svg:height="3.18cm" svg:x="3.57cm" svg:y="11.16cm">
          <text:p text:style-name="P11">Redstone</text:p>
          <text:p text:style-name="P11">Signal</text:p>
          <text:p text:style-name="P11">Channel - </text:p>
          <text:p text:style-name="P11">R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7" draw:text-style-name="P13" xml:id="id233" draw:id="id233" draw:layer="layout" svg:width="3.175cm" svg:height="3.28cm" svg:x="3.57cm" svg:y="7.667cm">
          <text:p text:style-name="P11">Redstone</text:p>
          <text:p text:style-name="P11">Signal</text:p>
          <text:p text:style-name="P11">Channel - </text:p>
          <text:p text:style-name="P11">Green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68" draw:text-style-name="P10" draw:layer="layout" svg:x1="6.745cm" svg:y1="9.307cm" svg:x2="7.473cm" svg:y2="10.798cm" draw:start-shape="id233" draw:start-glue-point="7" draw:end-shape="id234" draw:end-glue-point="5" svg:d="M6745 9307h364v1491h364" svg:viewBox="0 0 729 1492">
          <text:p/>
        </draw:connector>
        <draw:connector draw:style-name="gr269" draw:text-style-name="P10" draw:layer="layout" svg:x1="6.745cm" svg:y1="12.75cm" svg:x2="7.473cm" svg:y2="10.798cm" draw:start-shape="id235" draw:start-glue-point="7" draw:end-shape="id234" draw:end-glue-point="5" svg:d="M6745 12750h364v-1952h364" svg:viewBox="0 0 729 1953">
          <text:p/>
        </draw:connector>
        <draw:custom-shape draw:style-name="gr270" draw:text-style-name="P13" xml:id="id244" draw:id="id244" draw:layer="layout" svg:width="3.81cm" svg:height="3.81cm" svg:x="3.27cm" svg:y="2.77cm">
          <text:p text:style-name="P11">Materials</text:p>
          <text:p text:style-name="P11">continued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1" draw:text-style-name="P13" xml:id="id236" draw:id="id236" draw:layer="layout" svg:width="3.81cm" svg:height="3.81cm" svg:x="15.43cm" svg:y="6.99cm">
          <text:p text:style-name="P11">Toggleable</text:p>
          <text:p text:style-name="P11">Vats</text:p>
          <text:p text:style-name="P11">Enab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2" draw:text-style-name="P4" xml:id="id238" draw:id="id238" draw:layer="layout" svg:width="3.81cm" svg:height="3.81cm" svg:x="15.43cm" svg:y="11.117cm">
          <text:p text:style-name="P3">Toggleable</text:p>
          <text:p text:style-name="P3">Vats</text:p>
          <text:p text:style-name="P3">Disabl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3" draw:text-style-name="P7" xml:id="id239" draw:id="id239" draw:layer="layout" svg:x1="19.24cm" svg:y1="8.895cm" svg:x2="9.255cm" svg:y2="16.043cm" draw:start-shape="id236" draw:start-glue-point="7" draw:end-shape="id237" draw:end-glue-point="7" svg:d="M19240 8895h502v7148h-10487" svg:viewBox="0 0 10488 7149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Redstone Signal</text:p>
        </draw:connector>
        <draw:connector draw:style-name="gr155" draw:text-style-name="P5" draw:layer="layout" draw:line-skew="-0.686cm" svg:x1="19.24cm" svg:y1="13.022cm" svg:x2="19.742cm" svg:y2="12.469cm" draw:start-shape="id238" draw:start-glue-point="7" draw:end-shape="id239" draw:end-glue-point="0" svg:d="M19240 13022h317v-553h185" svg:viewBox="0 0 503 554">
          <text:p/>
        </draw:connector>
        <draw:custom-shape draw:style-name="gr274" draw:text-style-name="P13" xml:id="id241" draw:id="id241" draw:layer="layout" svg:width="5.715cm" svg:height="2.858cm" svg:x="3.54cm" svg:y="18.467cm">
          <text:p text:style-name="P11">*The Enhanced Vats</text:p>
          <text:p text:style-name="P11">Materials to Rocket</text:p>
          <text:p text:style-name="P11">Fuel Non-toggle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5" draw:text-style-name="P13" xml:id="id240" draw:id="id240" draw:layer="layout" svg:width="5.715cm" svg:height="2.858cm" svg:x="10.542cm" svg:y="16.567cm">
          <text:p text:style-name="P11">Rocket Fuel buffer</text:p>
          <text:p text:style-name="P11">dru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6" draw:text-style-name="P10" draw:layer="layout" svg:x1="6.397cm" svg:y1="17.472cm" svg:x2="10.542cm" svg:y2="17.996cm" draw:start-shape="id237" draw:start-glue-point="6" draw:end-shape="id240" draw:end-glue-point="5" svg:d="M6397 17472v524h4145" svg:viewBox="0 0 4146 525">
          <text:p/>
        </draw:connector>
        <draw:connector draw:style-name="gr277" draw:text-style-name="P10" draw:layer="layout" svg:x1="6.397cm" svg:y1="18.467cm" svg:x2="10.542cm" svg:y2="17.996cm" draw:start-shape="id241" draw:start-glue-point="4" draw:end-shape="id240" draw:end-glue-point="5" svg:d="M6397 18467v-501h3506v30h639" svg:viewBox="0 0 4146 502">
          <text:p/>
        </draw:connector>
        <draw:custom-shape draw:style-name="gr30" draw:text-style-name="P4" xml:id="id242" draw:id="id242" draw:layer="layout" svg:width="4.128cm" svg:height="4.128cm" svg:x="10.606cm" svg:y="20.078cm">
          <text:p text:style-name="P3">*ME Subnet</text:p>
          <text:p text:style-name="P3">Storage Drive</text:p>
          <text:p text:style-name="P11">Rocket Fue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8" draw:text-style-name="P10" draw:layer="layout" svg:x1="12.67cm" svg:y1="24.206cm" svg:x2="12.711cm" svg:y2="24.815cm" draw:start-shape="id242" draw:start-glue-point="7" svg:d="M12670 24206v556h41v53" svg:viewBox="0 0 42 610">
          <text:p/>
        </draw:connector>
        <draw:custom-shape draw:style-name="gr22" draw:text-style-name="P4" xml:id="id243" draw:id="id243" draw:layer="layout" svg:width="4.127cm" svg:height="1.587cm" svg:x="15.61cm" svg:y="25.92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9" draw:text-style-name="P10" draw:layer="layout" svg:x1="14.616cm" svg:y1="26.72cm" svg:x2="15.61cm" svg:y2="26.714cm" draw:end-shape="id243" draw:end-glue-point="5" svg:d="M14616 26720h246v-6h748" svg:viewBox="0 0 995 7">
          <text:p/>
        </draw:connector>
        <draw:custom-shape draw:style-name="gr278" draw:text-style-name="P13" draw:layer="layout" svg:width="3.81cm" svg:height="3.81cm" svg:x="10.806cm" svg:y="24.816cm">
          <text:p text:style-name="P11"><text:span text:style-name="T2">Rocket</text:span></text:p>
          <text:p text:style-name="P11"><text:span text:style-name="T2">Fuel – Export</text:span></text:p>
          <text:p text:style-name="P11"><text:span text:style-name="T2">Offsit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79" draw:text-style-name="P10" draw:layer="layout" svg:x1="16.257cm" svg:y1="17.996cm" svg:x2="14.734cm" svg:y2="22.142cm" draw:start-shape="id240" draw:start-glue-point="7" draw:end-shape="id242" draw:end-glue-point="8" svg:d="M16257 17996h500v4146h-2023" svg:viewBox="0 0 2024 4147">
          <text:p/>
        </draw:connector>
        <draw:connector draw:style-name="gr280" draw:text-style-name="P10" draw:layer="layout" svg:x1="3.27cm" svg:y1="4.675cm" svg:x2="3.54cm" svg:y2="16.043cm" draw:start-shape="id244" draw:start-glue-point="5" draw:end-shape="id237" draw:end-glue-point="5" svg:d="M3270 4675h-501v11368h771" svg:viewBox="0 0 772 11369">
          <text:p/>
        </draw:connector>
        <draw:connector draw:style-name="gr281" draw:text-style-name="P10" draw:layer="layout" svg:x1="3.27cm" svg:y1="4.675cm" svg:x2="3.54cm" svg:y2="19.896cm" draw:start-shape="id244" draw:start-glue-point="5" draw:end-shape="id241" draw:end-glue-point="5" svg:d="M3270 4675h-501v15221h771" svg:viewBox="0 0 772 15222">
          <text:p/>
        </draw:connector>
        <draw:connector draw:style-name="gr282" draw:text-style-name="P7" draw:layer="layout" draw:line-skew="-0.343cm" svg:x1="10.216cm" svg:y1="13.541cm" svg:x2="15.43cm" svg:y2="13.022cm" draw:start-shape="id234" draw:start-glue-point="6" draw:end-shape="id238" draw:end-glue-point="5" svg:d="M10216 13541v159h3979v-678h1235" svg:viewBox="0 0 5215 679">
          <text:p text:style-name="P5">Yes</text:p>
        </draw:connector>
        <draw:custom-shape draw:style-name="gr283" draw:text-style-name="P4" xml:id="id245" draw:id="id245" draw:layer="layout" svg:width="3.493cm" svg:height="3.493cm" svg:x="11.894cm" svg:y="3.862cm">
          <text:p text:style-name="P3">Wait</text:p>
          <text:p text:style-name="P3">1200 Ticks</text:p>
          <text:p text:style-name="P3">(1 min)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84" draw:text-style-name="P7" draw:layer="layout" svg:x1="10.216cm" svg:y1="8.055cm" svg:x2="11.894cm" svg:y2="5.609cm" draw:start-shape="id234" draw:start-glue-point="4" draw:end-shape="id245" draw:end-glue-point="5" svg:d="M10216 8055v-2446h1678" svg:viewBox="0 0 1679 2447">
          <text:p text:style-name="P5">No <text:s/></text:p>
        </draw:connector>
        <draw:connector draw:style-name="gr285" draw:text-style-name="P10" draw:layer="layout" svg:x1="15.387cm" svg:y1="5.609cm" svg:x2="17.335cm" svg:y2="6.99cm" draw:start-shape="id245" draw:start-glue-point="7" draw:end-shape="id236" draw:end-glue-point="4" svg:d="M15387 5609h1948v1381" svg:viewBox="0 0 1949 1382">
          <text:p/>
        </draw:connector>
      </draw:page>
      <draw:page draw:name="page24" draw:style-name="dp1" draw:master-page-name="Default">
        <draw:custom-shape draw:style-name="gr2" draw:text-style-name="P4" xml:id="id246" draw:id="id246" draw:layer="layout" svg:width="3.81cm" svg:height="2.54cm" svg:x="2.622cm" svg:y="6.397cm">
          <text:p text:style-name="P3">Water, Sugar</text:p>
          <text:p text:style-name="P3">Potato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47" draw:id="id247" draw:layer="layout" svg:width="3.81cm" svg:height="2.54cm" svg:x="2.61cm" svg:y="3.54cm">
          <text:p text:style-name="P3">Vat set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6" draw:text-style-name="P10" draw:layer="layout" svg:x1="2.622cm" svg:y1="7.667cm" svg:x2="2.61cm" svg:y2="4.81cm" draw:start-shape="id246" draw:start-glue-point="5" draw:end-shape="id247" draw:end-glue-point="5" svg:d="M2622 7667h-513v-2857h501" svg:viewBox="0 0 514 2858">
          <text:p/>
        </draw:connector>
        <draw:custom-shape draw:style-name="gr2" draw:text-style-name="P4" xml:id="id248" draw:id="id248" draw:layer="layout" svg:width="3.81cm" svg:height="2.54cm" svg:x="9.29cm" svg:y="3.54cm">
          <text:p text:style-name="P3">Vat set 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7" draw:text-style-name="P7" draw:layer="layout" svg:x1="6.42cm" svg:y1="4.81cm" svg:x2="9.29cm" svg:y2="4.81cm" draw:start-shape="id247" draw:start-glue-point="7" draw:end-shape="id248" draw:end-glue-point="5" svg:d="M6420 4810h2870" svg:viewBox="0 0 2871 1">
          <text:p text:style-name="P5"/>
          <text:p text:style-name="P5">Hootch</text:p>
        </draw:connector>
        <draw:custom-shape draw:style-name="gr2" draw:text-style-name="P4" xml:id="id249" draw:id="id249" draw:layer="layout" svg:width="3.81cm" svg:height="2.54cm" svg:x="9.29cm" svg:y="6.385cm">
          <text:p text:style-name="P3">Redstone,</text:p>
          <text:p text:style-name="P3">Gunpow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8" draw:text-style-name="P10" draw:layer="layout" draw:line-skew="0.183cm" svg:x1="9.29cm" svg:y1="7.655cm" svg:x2="9.29cm" svg:y2="4.81cm" draw:start-shape="id249" draw:start-glue-point="5" draw:end-shape="id248" draw:end-glue-point="5" svg:d="M9290 7655h-318v-2845h318" svg:viewBox="0 0 319 2846">
          <text:p/>
        </draw:connector>
        <draw:custom-shape draw:style-name="gr2" draw:text-style-name="P4" xml:id="id250" draw:id="id250" draw:layer="layout" svg:width="3.81cm" svg:height="2.54cm" svg:x="15.1cm" svg:y="3.54cm">
          <text:p text:style-name="P3">Rocket Fu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9" draw:text-style-name="P10" draw:layer="layout" svg:x1="13.1cm" svg:y1="4.81cm" svg:x2="15.1cm" svg:y2="4.81cm" draw:start-shape="id248" draw:start-glue-point="7" draw:end-shape="id250" svg:d="M13100 4810h2000" svg:viewBox="0 0 2001 1">
          <text:p/>
        </draw:connector>
      </draw:page>
      <draw:page draw:name="page25" draw:style-name="dp1" draw:master-page-name="Default">
        <draw:custom-shape draw:style-name="gr290" draw:text-style-name="P4" xml:id="id252" draw:id="id252" draw:layer="layout" svg:width="5.08cm" svg:height="3.81cm" svg:x="1.17cm" svg:y="2.27cm">
          <text:p text:style-name="P3">Transport</text:p>
          <text:p text:style-name="P3">Network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4" xml:id="id266" draw:id="id266" draw:layer="layout" svg:width="5.08cm" svg:height="3.81cm" svg:x="13.66cm" svg:y="13.367cm">
          <text:p text:style-name="P3">Production</text:p>
          <text:p text:style-name="P3">Network Receiving</text:p>
          <text:p text:style-name="P3">Items/Fluids and</text:p>
          <text:p text:style-name="P3">Sharing One (1)</text:p>
          <text:p text:style-name="P3">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0" draw:text-style-name="P4" xml:id="id251" draw:id="id251" draw:layer="layout" svg:width="5.08cm" svg:height="3.81cm" svg:x="13.649cm" svg:y="4.861cm">
          <text:p text:style-name="P3">Production</text:p>
          <text:p text:style-name="P3">Network Receiving</text:p>
          <text:p text:style-name="P3">Items and Sharing</text:p>
          <text:p text:style-name="P3">One (1) Produ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1" draw:text-style-name="P7" draw:layer="layout" svg:x1="10.373cm" svg:y1="6.773cm" svg:x2="13.649cm" svg:y2="6.766cm" draw:end-shape="id251" draw:end-glue-point="5" svg:d="M10373 6773h1364v-7h1912" svg:viewBox="0 0 3277 8">
          <text:p text:style-name="P5"/>
          <text:p text:style-name="P5"/>
          <text:p text:style-name="P5"><text:span text:style-name="T1">Receiving</text:span></text:p>
          <text:p text:style-name="P5"><text:span text:style-name="T1">Resources</text:span></text:p>
          <text:p text:style-name="P5"><text:span text:style-name="T1">Handoff</text:span></text:p>
          <text:p text:style-name="P5"><text:span text:style-name="T1">Zone</text:span></text:p>
          <text:p text:style-name="P5"><text:span text:style-name="T1"/></text:p>
        </draw:connector>
        <draw:custom-shape draw:style-name="gr290" draw:text-style-name="P4" xml:id="id271" draw:id="id271" draw:layer="layout" svg:width="5.08cm" svg:height="3.81cm" svg:x="13.649cm" svg:y="23.058cm">
          <text:p text:style-name="P3">Production</text:p>
          <text:p text:style-name="P3">Network Receiving</text:p>
          <text:p text:style-name="P3">Items/Fluids and</text:p>
          <text:p text:style-name="P3">Sharing Two (2)</text:p>
          <text:p text:style-name="P3">Produc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2" draw:text-style-name="P7" xml:id="id283" draw:id="id283" draw:layer="layout" svg:x1="3.71cm" svg:y1="6.08cm" svg:x2="7.39cm" svg:y2="26.462cm" draw:start-shape="id252" draw:start-glue-point="6" draw:end-shape="id253" draw:end-glue-point="3" svg:d="M3710 6080v20382h3680" svg:viewBox="0 0 3681 20383">
          <text:p text:style-name="P3"/>
          <text:p text:style-name="P3"/>
          <text:p text:style-name="P3"><text:s text:c="28"/>Transport <text:s text:c="63"/></text:p>
          <text:p text:style-name="P3"><text:s text:c="28"/>Network <text:s text:c="63"/></text:p>
        </draw:connector>
        <draw:custom-shape draw:style-name="gr293" draw:text-style-name="P16" draw:layer="layout" svg:width="0.508cm" svg:height="2.54cm" svg:x="9.59cm" svg:y="5.496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6.131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5.496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6.131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xml:id="id255" draw:id="id255" draw:layer="layout" svg:width="2.54cm" svg:height="1.27cm" draw:transform="rotate (1.5707963267949) translate (8.72cm 8.085cm)">
          <text:p text:style-name="P18"><text:span text:style-name="T3">ME Interface</text:span></text:p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9.22cm 8.085cm)">
          <text:p text:style-name="P18"><text:span text:style-name="T3">ME Storage Bus</text:span></text:p>
          <draw:enhanced-geometry svg:viewBox="0 0 21600 21600" draw:type="rectangle" draw:enhanced-path="M 0 0 L 21600 0 21600 21600 0 21600 0 0 Z N"/>
        </draw:custom-shape>
        <draw:custom-shape draw:style-name="gr295" draw:text-style-name="P17" xml:id="id254" draw:id="id254" draw:layer="layout" svg:width="0.508cm" svg:height="2.54cm" svg:x="7.39cm" svg:y="5.547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8.085cm)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7" draw:text-style-name="P10" draw:layer="layout" svg:x1="7.898cm" svg:y1="6.817cm" svg:x2="8.72cm" svg:y2="6.815cm" draw:start-shape="id254" draw:start-glue-point="1" draw:end-shape="id255" draw:end-glue-point="0" svg:d="M7898 6817h412v-2h410" svg:viewBox="0 0 823 3">
          <text:p/>
        </draw:connector>
        <draw:custom-shape draw:style-name="gr293" draw:text-style-name="P16" draw:layer="layout" svg:width="0.508cm" svg:height="2.54cm" draw:transform="rotate (-1.5707963267949) translate (17.51cm 3.2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5cm 3.79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7.51cm 2.7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5cm 2.42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85" draw:id="id285" draw:layer="layout" svg:width="2.54cm" svg:height="1.27cm" svg:x="14.921cm" svg:y="2.394cm">
          <text:p text:style-name="P18"><text:span text:style-name="T3">ME Storage Bu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56" draw:id="id256" draw:layer="layout" svg:width="2.54cm" svg:height="1.27cm" svg:x="14.921cm" svg:y="2.894cm">
          <text:p text:style-name="P18"><text:span text:style-name="T3">ME 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xml:id="id257" draw:id="id257" draw:layer="layout" svg:width="0.508cm" svg:height="2.54cm" draw:transform="rotate (-1.5707963267949) translate (17.459cm 1.0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draw:layer="layout" svg:width="2.54cm" svg:height="1.27cm" svg:x="14.921cm" svg:y="0.694cm">
          <text:p text:style-name="P18"><text:span text:style-name="T3">P2P Tunn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98" draw:text-style-name="P20" xml:id="id291" draw:id="id291" draw:layer="layout" svg:x1="16.189cm" svg:y1="4.861cm" svg:x2="16.191cm" svg:y2="4.164cm" draw:start-shape="id251" draw:start-glue-point="4" draw:end-shape="id256" draw:end-glue-point="2" svg:d="M16189 4861v-349h2v-348" svg:viewBox="0 0 3 698">
          <text:p text:style-name="P5"><text:span text:style-name="T1">Sharing Products</text:span></text:p>
          <text:p text:style-name="P5"><text:span text:style-name="T1">Handoff Zone</text:span></text:p>
        </draw:connector>
        <draw:connector draw:style-name="gr299" draw:text-style-name="P10" xml:id="id258" draw:id="id258" draw:layer="layout" svg:x1="3.71cm" svg:y1="6.08cm" svg:x2="7.39cm" svg:y2="6.817cm" draw:start-shape="id252" draw:start-glue-point="6" draw:end-shape="id254" draw:end-glue-point="3" svg:d="M3710 6080v737h3680" svg:viewBox="0 0 3681 738">
          <text:p/>
        </draw:connector>
        <draw:connector draw:style-name="gr300" draw:text-style-name="P10" draw:layer="layout" draw:line-skew="3.506cm" svg:x1="14.919cm" svg:y1="1.318cm" svg:x2="3.71cm" svg:y2="6.817cm" draw:start-shape="id257" draw:end-shape="id258" draw:end-glue-point="0" svg:d="M14919 1318h-8204v5499h-3005" svg:viewBox="0 0 11210 5500">
          <text:p/>
        </draw:connector>
        <draw:custom-shape draw:style-name="gr293" draw:text-style-name="P16" draw:layer="layout" svg:width="0.508cm" svg:height="2.54cm" svg:x="9.59cm" svg:y="15.5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16.135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15.5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16.135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xml:id="id260" draw:id="id260" draw:layer="layout" svg:width="2.54cm" svg:height="1.27cm" draw:transform="rotate (1.5707963267949) translate (8.72cm 18.089cm)">
          <text:p text:style-name="P18"><text:span text:style-name="T3">ME Interface</text:span></text:p>
          <draw:enhanced-geometry svg:viewBox="0 0 21600 21600" draw:type="rectangle" draw:enhanced-path="M 0 0 L 21600 0 21600 21600 0 21600 0 0 Z N"/>
        </draw:custom-shape>
        <draw:custom-shape draw:style-name="gr296" draw:text-style-name="P19" xml:id="id267" draw:id="id267" draw:layer="layout" svg:width="2.54cm" svg:height="1.27cm" draw:transform="rotate (1.5707963267949) translate (9.22cm 18.089cm)">
          <text:p text:style-name="P18"><text:span text:style-name="T3">ME Storage Bus</text:span></text:p>
          <draw:enhanced-geometry svg:viewBox="0 0 21600 21600" draw:type="rectangle" draw:enhanced-path="M 0 0 L 21600 0 21600 21600 0 21600 0 0 Z N"/>
        </draw:custom-shape>
        <draw:custom-shape draw:style-name="gr295" draw:text-style-name="P17" xml:id="id259" draw:id="id259" draw:layer="layout" svg:width="0.508cm" svg:height="2.54cm" svg:x="7.39cm" svg:y="15.551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18.089cm)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7" draw:text-style-name="P10" xml:id="id263" draw:id="id263" draw:layer="layout" svg:x1="7.898cm" svg:y1="16.821cm" svg:x2="8.72cm" svg:y2="16.819cm" draw:start-shape="id259" draw:start-glue-point="1" draw:end-shape="id260" draw:end-glue-point="0" svg:d="M7898 16821h412v-2h410" svg:viewBox="0 0 823 3">
          <text:p/>
        </draw:connector>
        <draw:custom-shape draw:style-name="gr293" draw:text-style-name="P16" draw:layer="layout" svg:width="0.508cm" svg:height="2.54cm" svg:x="9.59cm" svg:y="12.304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12.939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12.304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12.939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xml:id="id262" draw:id="id262" draw:layer="layout" svg:width="2.54cm" svg:height="1.27cm" draw:transform="rotate (1.5707963267949) translate (8.72cm 14.893cm)">
          <text:p text:style-name="P18"><text:span text:style-name="T3">Fluid Interface</text:span></text:p>
          <draw:enhanced-geometry svg:viewBox="0 0 21600 21600" draw:type="rectangle" draw:enhanced-path="M 0 0 L 21600 0 21600 21600 0 21600 0 0 Z N"/>
        </draw:custom-shape>
        <draw:custom-shape draw:style-name="gr296" draw:text-style-name="P19" xml:id="id265" draw:id="id265" draw:layer="layout" svg:width="2.54cm" svg:height="1.27cm" draw:transform="rotate (1.5707963267949) translate (9.22cm 14.893cm)">
          <text:p text:style-name="P18"><text:span text:style-name="T3">Fluid Storage Bus</text:span></text:p>
          <draw:enhanced-geometry svg:viewBox="0 0 21600 21600" draw:type="rectangle" draw:enhanced-path="M 0 0 L 21600 0 21600 21600 0 21600 0 0 Z N"/>
        </draw:custom-shape>
        <draw:custom-shape draw:style-name="gr295" draw:text-style-name="P17" xml:id="id261" draw:id="id261" draw:layer="layout" svg:width="0.508cm" svg:height="2.54cm" svg:x="7.39cm" svg:y="12.355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14.893cm)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297" draw:text-style-name="P10" xml:id="id264" draw:id="id264" draw:layer="layout" svg:x1="7.898cm" svg:y1="13.625cm" svg:x2="8.72cm" svg:y2="13.623cm" draw:start-shape="id261" draw:start-glue-point="1" draw:end-shape="id262" draw:end-glue-point="0" svg:d="M7898 13625h412v-2h410" svg:viewBox="0 0 823 3">
          <text:p/>
        </draw:connector>
        <draw:connector draw:style-name="gr24" draw:text-style-name="P21" draw:layer="layout" svg:x1="8.31cm" svg:y1="16.82cm" svg:x2="8.31cm" svg:y2="13.624cm" draw:start-shape="id263" draw:start-glue-point="0" draw:end-shape="id264" draw:end-glue-point="0" svg:d="M8310 16820v-3196" svg:viewBox="0 0 1 3197">
          <text:p text:style-name="P5"><text:span text:style-name="T1">Cable Anchor</text:span></text:p>
        </draw:connector>
        <draw:connector draw:style-name="gr301" draw:text-style-name="P10" draw:layer="layout" draw:line-skew="-0.891cm" svg:x1="10.49cm" svg:y1="13.623cm" svg:x2="13.66cm" svg:y2="15.272cm" draw:start-shape="id265" draw:start-glue-point="2" draw:end-shape="id266" draw:end-glue-point="5" svg:d="M10490 13623h670v1649h2500" svg:viewBox="0 0 3171 1650">
          <text:p/>
        </draw:connector>
        <draw:connector draw:style-name="gr302" draw:text-style-name="P10" draw:layer="layout" draw:line-skew="-0.891cm" svg:x1="10.49cm" svg:y1="16.819cm" svg:x2="13.66cm" svg:y2="15.272cm" draw:start-shape="id267" draw:start-glue-point="2" draw:end-shape="id266" draw:end-glue-point="5" svg:d="M10490 16819h670v-1547h2500" svg:viewBox="0 0 3171 1548">
          <text:p/>
        </draw:connector>
        <draw:custom-shape draw:style-name="gr293" draw:text-style-name="P16" draw:layer="layout" svg:width="0.508cm" svg:height="2.54cm" draw:transform="rotate (-1.5707963267949) translate (17.508cm 11.7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3cm 12.29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7.508cm 11.2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6.873cm 10.92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86" draw:id="id286" draw:layer="layout" svg:width="2.54cm" svg:height="1.27cm" svg:x="14.919cm" svg:y="10.894cm">
          <text:p text:style-name="P18"><text:span text:style-name="T3">ME Storage Bu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xml:id="id268" draw:id="id268" draw:layer="layout" svg:width="2.54cm" svg:height="1.27cm" svg:x="14.919cm" svg:y="11.394cm">
          <text:p text:style-name="P18"><text:span text:style-name="T3">ME 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5" draw:text-style-name="P17" xml:id="id269" draw:id="id269" draw:layer="layout" svg:width="0.508cm" svg:height="2.54cm" draw:transform="rotate (-1.5707963267949) translate (17.457cm 9.56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6" draw:text-style-name="P19" draw:layer="layout" svg:width="2.54cm" svg:height="1.27cm" svg:x="14.919cm" svg:y="9.194cm">
          <text:p text:style-name="P18"><text:span text:style-name="T3">P2P Tunn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03" draw:text-style-name="P10" xml:id="id289" draw:id="id289" draw:layer="layout" svg:x1="16.2cm" svg:y1="13.367cm" svg:x2="16.189cm" svg:y2="12.664cm" draw:start-shape="id266" draw:start-glue-point="4" draw:end-shape="id268" draw:end-glue-point="2" svg:d="M16200 13367v-352h-11v-351" svg:viewBox="0 0 12 704">
          <text:p/>
        </draw:connector>
        <draw:connector draw:style-name="gr304" draw:text-style-name="P10" xml:id="id270" draw:id="id270" draw:layer="layout" svg:x1="3.71cm" svg:y1="6.08cm" svg:x2="7.39cm" svg:y2="16.821cm" draw:start-shape="id252" draw:start-glue-point="6" draw:end-shape="id259" draw:end-glue-point="3" svg:d="M3710 6080v10741h3680" svg:viewBox="0 0 3681 10742">
          <text:p/>
        </draw:connector>
        <draw:connector draw:style-name="gr305" draw:text-style-name="P10" draw:layer="layout" draw:line-skew="-0.609cm" svg:x1="5.852cm" svg:y1="16.809cm" svg:x2="7.39cm" svg:y2="13.625cm" draw:end-shape="id261" draw:end-glue-point="3" svg:d="M5852 16809h-90v-3184h1628" svg:viewBox="0 0 1629 3185">
          <text:p/>
        </draw:connector>
        <draw:connector draw:style-name="gr306" draw:text-style-name="P10" draw:layer="layout" draw:line-skew="3.676cm 1.601cm" svg:x1="16.187cm" svg:y1="9.564cm" svg:x2="3.71cm" svg:y2="16.821cm" draw:start-shape="id269" draw:start-glue-point="3" draw:end-shape="id270" draw:end-glue-point="0" svg:d="M16187 9564v-309h-11377v7566h-1100" svg:viewBox="0 0 12478 7567">
          <text:p/>
        </draw:connector>
        <draw:custom-shape draw:style-name="gr293" draw:text-style-name="P16" draw:layer="layout" svg:width="0.508cm" svg:height="2.54cm" draw:transform="rotate (-1.5707963267949) translate (15.944cm 21.3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5.309cm 21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5.944cm 2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5.309cm 20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23" xml:id="id287" draw:id="id287" draw:layer="layout" svg:width="2.54cm" svg:height="1.27cm" svg:x="13.355cm" svg:y="20.511cm">
          <text:p text:style-name="P22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3" draw:id="id273" draw:layer="layout" svg:width="2.54cm" svg:height="1.27cm" svg:x="13.355cm" svg:y="21.011cm">
          <text:p text:style-name="P18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82" draw:id="id282" draw:layer="layout" svg:width="0.508cm" svg:height="2.54cm" draw:transform="rotate (-1.5707963267949) translate (15.893cm 19.181cm)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svg:x="13.355cm" svg:y="18.811cm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ustom-shape draw:style-name="gr293" draw:text-style-name="P16" draw:layer="layout" svg:width="0.508cm" svg:height="2.54cm" draw:transform="rotate (-1.5707963267949) translate (19.14cm 21.3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8.505cm 21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draw:transform="rotate (-1.5707963267949) translate (19.14cm 2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draw:transform="rotate (-1.5707963267949) translate (18.505cm 20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23" xml:id="id288" draw:id="id288" draw:layer="layout" svg:width="2.54cm" svg:height="1.27cm" svg:x="16.551cm" svg:y="20.511cm">
          <text:p text:style-name="P22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4" draw:id="id274" draw:layer="layout" svg:width="2.54cm" svg:height="1.27cm" svg:x="16.551cm" svg:y="21.011cm">
          <text:p text:style-name="P18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84" draw:id="id284" draw:layer="layout" svg:width="0.508cm" svg:height="2.54cm" draw:transform="rotate (-1.5707963267949) translate (19.089cm 19.181cm)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9" draw:layer="layout" svg:width="2.54cm" svg:height="1.27cm" svg:x="16.551cm" svg:y="18.811cm">
          <text:p text:style-name="P18"><text:span text:style-name="T3">P2P Tunnel</text:span></text:p>
          <draw:enhanced-geometry svg:viewBox="0 0 21600 21600" draw:type="rectangle" draw:enhanced-path="M 0 0 L 21600 0 21600 21600 0 21600 0 0 Z N"/>
        </draw:custom-shape>
        <draw:connector draw:style-name="gr84" draw:text-style-name="P5" xml:id="id272" draw:id="id272" draw:layer="layout" svg:x1="16.189cm" svg:y1="23.058cm" svg:x2="16.189cm" svg:y2="20.112cm" draw:start-shape="id271" draw:start-glue-point="4" svg:d="M16189 23058v-2946" svg:viewBox="0 0 1 2947">
          <text:p/>
        </draw:connector>
        <draw:connector draw:style-name="gr309" draw:text-style-name="P18" draw:layer="layout" svg:x1="14.624cm" svg:y1="20.101cm" svg:x2="16.189cm" svg:y2="20.112cm" draw:end-shape="id272" draw:end-glue-point="3" svg:d="M14624 20101h532v11h1033" svg:viewBox="0 0 1566 12">
          <text:p text:style-name="P5"><text:span text:style-name="T3"><text:s text:c="16"/></text:span><text:span text:style-name="T3">Quartz Fiber Cable</text:span></text:p>
        </draw:connector>
        <draw:connector draw:style-name="gr155" draw:text-style-name="P5" draw:layer="layout" svg:x1="16.189cm" svg:y1="20.112cm" svg:x2="17.82cm" svg:y2="20.101cm" draw:start-shape="id272" draw:start-glue-point="3" svg:d="M16189 20112h1066v-11h565" svg:viewBox="0 0 1632 12">
          <text:p/>
        </draw:connector>
        <draw:connector draw:style-name="gr310" draw:text-style-name="P10" draw:layer="layout" svg:x1="16.189cm" svg:y1="23.058cm" svg:x2="14.625cm" svg:y2="22.281cm" draw:start-shape="id271" draw:start-glue-point="4" draw:end-shape="id273" draw:end-glue-point="2" svg:d="M16189 23058v-389h-1564v-388" svg:viewBox="0 0 1565 778">
          <text:p/>
        </draw:connector>
        <draw:connector draw:style-name="gr311" draw:text-style-name="P10" draw:layer="layout" svg:x1="16.189cm" svg:y1="23.058cm" svg:x2="17.821cm" svg:y2="22.281cm" draw:start-shape="id271" draw:start-glue-point="4" draw:end-shape="id274" draw:end-glue-point="2" svg:d="M16189 23058v-389h1632v-388" svg:viewBox="0 0 1633 778">
          <text:p/>
        </draw:connector>
        <draw:custom-shape draw:style-name="gr293" draw:text-style-name="P16" draw:layer="layout" svg:width="0.508cm" svg:height="2.54cm" svg:x="9.59cm" svg:y="2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xml:id="id281" draw:id="id281" draw:layer="layout" svg:width="0.318cm" svg:height="1.27cm" svg:x="10.117cm" svg:y="2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2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25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5" draw:id="id275" draw:layer="layout" svg:width="2.54cm" svg:height="1.27cm" draw:transform="rotate (1.5707963267949) translate (8.72cm 27.73cm)">
          <text:p text:style-name="P18"><text:span text:style-name="T3">M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9.22cm 27.73cm)">
          <text:p text:style-name="P18"><text:span text:style-name="T3">ME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53" draw:id="id253" draw:layer="layout" svg:width="0.508cm" svg:height="2.54cm" svg:x="7.39cm" svg:y="25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27.73cm)">
          <text:p text:style-name="P18"><text:span text:style-name="T3">P2P Tu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10" xml:id="id278" draw:id="id278" draw:layer="layout" svg:x1="7.898cm" svg:y1="26.462cm" svg:x2="8.72cm" svg:y2="26.46cm" draw:start-shape="id253" draw:start-glue-point="1" draw:end-shape="id275" draw:end-glue-point="0" svg:d="M7898 26462h412v-2h410" svg:viewBox="0 0 823 3">
          <text:p/>
        </draw:connector>
        <draw:custom-shape draw:style-name="gr293" draw:text-style-name="P16" draw:layer="layout" svg:width="0.508cm" svg:height="2.54cm" svg:x="9.59cm" svg:y="21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svg:x="10.117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draw:layer="layout" svg:width="0.508cm" svg:height="2.54cm" svg:x="9.09cm" svg:y="21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16" draw:layer="layout" svg:width="0.318cm" svg:height="1.27cm" svg:x="8.747cm" svg:y="22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77" draw:id="id277" draw:layer="layout" svg:width="2.54cm" svg:height="1.27cm" draw:transform="rotate (1.5707963267949) translate (8.72cm 24.534cm)">
          <text:p text:style-name="P18"><text:span text:style-name="T3">Fluid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xml:id="id280" draw:id="id280" draw:layer="layout" svg:width="2.54cm" svg:height="1.27cm" draw:transform="rotate (1.5707963267949) translate (9.22cm 24.534cm)">
          <text:p text:style-name="P18"><text:span text:style-name="T3">Fluid Storage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7" xml:id="id276" draw:id="id276" draw:layer="layout" svg:width="0.508cm" svg:height="2.54cm" svg:x="7.39cm" svg:y="2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19" draw:layer="layout" svg:width="2.54cm" svg:height="1.27cm" draw:transform="rotate (1.5707963267949) translate (7.02cm 24.534cm)">
          <text:p text:style-name="P18"><text:span text:style-name="T3">P2P Tun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7" draw:text-style-name="P10" xml:id="id279" draw:id="id279" draw:layer="layout" svg:x1="7.898cm" svg:y1="23.266cm" svg:x2="8.72cm" svg:y2="23.264cm" draw:start-shape="id276" draw:start-glue-point="1" draw:end-shape="id277" draw:end-glue-point="0" svg:d="M7898 23266h412v-2h410" svg:viewBox="0 0 823 3">
          <text:p/>
        </draw:connector>
        <draw:connector draw:style-name="gr24" draw:text-style-name="P21" draw:layer="layout" svg:x1="8.31cm" svg:y1="26.461cm" svg:x2="8.31cm" svg:y2="23.265cm" draw:start-shape="id278" draw:start-glue-point="0" draw:end-shape="id279" draw:end-glue-point="0" svg:d="M8310 26461v-3196" svg:viewBox="0 0 1 3197">
          <text:p text:style-name="P5"><text:span text:style-name="T1">Cable Anchor</text:span></text:p>
        </draw:connector>
        <draw:connector draw:style-name="gr312" draw:text-style-name="P10" draw:layer="layout" draw:line-skew="-0.886cm" svg:x1="10.49cm" svg:y1="23.264cm" svg:x2="13.649cm" svg:y2="24.963cm" draw:start-shape="id280" draw:start-glue-point="2" draw:end-shape="id271" draw:end-glue-point="5" svg:d="M10490 23264h670v1699h2489" svg:viewBox="0 0 3160 1700">
          <text:p/>
        </draw:connector>
        <draw:connector draw:style-name="gr313" draw:text-style-name="P10" draw:layer="layout" draw:line-skew="-0.859cm" svg:x1="10.435cm" svg:y1="26.411cm" svg:x2="13.649cm" svg:y2="24.963cm" draw:start-shape="id281" draw:end-shape="id271" draw:end-glue-point="5" svg:d="M10435 26411h725v-1448h2489" svg:viewBox="0 0 3215 1449">
          <text:p/>
        </draw:connector>
        <draw:connector draw:style-name="gr314" draw:text-style-name="P10" draw:layer="layout" draw:line-skew="-0.469cm" svg:x1="5.572cm" svg:y1="26.459cm" svg:x2="7.39cm" svg:y2="23.266cm" draw:end-shape="id276" draw:end-glue-point="3" svg:d="M5572 26459h190v-3193h1628" svg:viewBox="0 0 1819 3194">
          <text:p/>
        </draw:connector>
        <draw:connector draw:style-name="gr315" draw:text-style-name="P10" draw:layer="layout" draw:line-skew="13.201cm 9.283cm" svg:x1="14.623cm" svg:y1="19.181cm" svg:x2="3.71cm" svg:y2="26.462cm" draw:start-shape="id282" draw:start-glue-point="3" draw:end-shape="id283" draw:end-glue-point="0" svg:d="M14623 19181v-401h-9813v7682h-1100" svg:viewBox="0 0 10914 7683">
          <text:p/>
        </draw:connector>
        <draw:connector draw:style-name="gr84" draw:text-style-name="P5" draw:layer="layout" draw:line-skew="13.201cm 9.283cm" svg:x1="17.819cm" svg:y1="19.181cm" svg:x2="3.71cm" svg:y2="26.462cm" draw:start-shape="id284" draw:start-glue-point="3" draw:end-shape="id283" draw:end-glue-point="0" svg:d="M17819 19181v-401h-13009v7682h-1100" svg:viewBox="0 0 14110 7683">
          <text:p/>
        </draw:connector>
        <draw:connector draw:style-name="gr316" draw:text-style-name="P10" xml:id="id292" draw:id="id292" draw:layer="layout" svg:x1="16.191cm" svg:y1="2.394cm" svg:x2="16.189cm" svg:y2="1.572cm" draw:start-shape="id285" draw:start-glue-point="0" draw:end-shape="id257" draw:end-glue-point="1" svg:d="M16191 2394v-410h-2v-412" svg:viewBox="0 0 3 823">
          <text:p/>
        </draw:connector>
        <draw:connector draw:style-name="gr317" draw:text-style-name="P10" xml:id="id290" draw:id="id290" draw:layer="layout" svg:x1="16.189cm" svg:y1="10.894cm" svg:x2="16.187cm" svg:y2="10.072cm" draw:start-shape="id286" draw:start-glue-point="0" draw:end-shape="id269" draw:end-glue-point="1" svg:d="M16189 10894v-410h-2v-412" svg:viewBox="0 0 3 823">
          <text:p/>
        </draw:connector>
        <draw:connector draw:style-name="gr318" draw:text-style-name="P10" draw:layer="layout" svg:x1="14.625cm" svg:y1="20.511cm" svg:x2="14.623cm" svg:y2="19.689cm" draw:start-shape="id287" draw:start-glue-point="0" draw:end-shape="id282" draw:end-glue-point="1" svg:d="M14625 20511v-410h-2v-412" svg:viewBox="0 0 3 823">
          <text:p/>
        </draw:connector>
        <draw:connector draw:style-name="gr319" draw:text-style-name="P10" draw:layer="layout" svg:x1="17.821cm" svg:y1="20.511cm" svg:x2="17.819cm" svg:y2="19.689cm" draw:start-shape="id288" draw:start-glue-point="0" draw:end-shape="id284" draw:end-glue-point="1" svg:d="M17821 20511v-410h-2v-412" svg:viewBox="0 0 3 823">
          <text:p/>
        </draw:connector>
        <draw:connector draw:style-name="gr320" draw:text-style-name="P24" draw:layer="layout" draw:line-skew="-2.187cm" svg:x1="16.194cm" svg:y1="13.015cm" svg:x2="16.188cm" svg:y2="10.484cm" draw:start-shape="id289" draw:start-glue-point="0" draw:end-shape="id290" draw:end-glue-point="0" svg:d="M16194 13015h-1542v-2531h1536" svg:viewBox="0 0 1543 2532">
          <text:p text:style-name="P5"><text:span text:style-name="T3">Quartz <text:s text:c="28"/></text:span></text:p>
          <text:p text:style-name="P5"><text:span text:style-name="T3">Fiber <text:s text:c="30"/></text:span></text:p>
          <text:p text:style-name="P5"><text:span text:style-name="T3">Cable <text:s text:c="28"/></text:span></text:p>
        </draw:connector>
        <draw:connector draw:style-name="gr321" draw:text-style-name="P24" draw:layer="layout" draw:line-skew="-4.544cm" svg:x1="16.19cm" svg:y1="4.512cm" svg:x2="16.19cm" svg:y2="1.984cm" draw:start-shape="id291" draw:start-glue-point="0" draw:end-shape="id292" draw:end-glue-point="0" svg:d="M16190 4512h-2173v-2528h2173" svg:viewBox="0 0 2174 2529">
          <text:p text:style-name="P5"><text:span text:style-name="T3">Quartz <text:s text:c="35"/></text:span></text:p>
          <text:p text:style-name="P5"><text:span text:style-name="T3">Fiber <text:s text:c="37"/></text:span></text:p>
          <text:p text:style-name="P5"><text:span text:style-name="T3">Cable <text:s text:c="36"/></text:span></text:p>
        </draw:connector>
      </draw:page>
      <draw:page draw:name="page26" draw:style-name="dp1" draw:master-page-name="Default">
        <draw:custom-shape draw:style-name="gr322" draw:text-style-name="P4" xml:id="id297" draw:id="id297" draw:layer="layout" svg:width="3.175cm" svg:height="2.438cm" svg:x="3.475cm" svg:y="8.222cm">
          <text:p text:style-name="P3">ME</text:p>
          <text:p text:style-name="P3">Security</text:p>
          <text:p text:style-name="P3">Termin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3" draw:text-style-name="P4" xml:id="id295" draw:id="id295" draw:layer="layout" svg:width="3.175cm" svg:height="2.451cm" svg:x="6.655cm" svg:y="8.209cm">
          <text:p text:style-name="P3">ME</text:p>
          <text:p text:style-name="P3">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3" draw:text-style-name="P4" xml:id="id299" draw:id="id299" draw:layer="layout" svg:width="3.175cm" svg:height="2.451cm" svg:x="9.83cm" svg:y="8.22cm">
          <text:p text:style-name="P3">Energy</text:p>
          <text:p text:style-name="P3">Accep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4" draw:text-style-name="P4" xml:id="id294" draw:id="id294" draw:layer="layout" svg:width="4.364cm" svg:height="1.587cm" svg:x="13.587cm" svg:y="13.535cm">
          <text:p text:style-name="P3">ME Fluid </text:p>
          <text:p text:style-name="P3">Storage B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4" draw:text-style-name="P4" xml:id="id293" draw:id="id293" draw:layer="layout" svg:width="4.364cm" svg:height="1.587cm" svg:x="13.588cm" svg:y="11.035cm">
          <text:p text:style-name="P3">ME Fluid</text:p>
          <text:p text:style-name="P3">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5" draw:text-style-name="P7" draw:layer="layout" svg:x1="15.77cm" svg:y1="12.622cm" svg:x2="15.769cm" svg:y2="13.535cm" draw:start-shape="id293" draw:start-glue-point="6" draw:end-shape="id294" draw:end-glue-point="4" svg:d="M15770 12622v456h-1v457" svg:viewBox="0 0 2 914">
          <text:p/>
        </draw:connector>
        <draw:custom-shape draw:style-name="gr326" draw:text-style-name="P4" xml:id="id296" draw:id="id296" draw:layer="layout" svg:width="9.55cm" svg:height="8.89cm" svg:x="3.464cm" svg:y="11.995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n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27" draw:text-style-name="P3" xml:id="id298" draw:id="id298" draw:layer="layout" svg:x1="8.243cm" svg:y1="10.66cm" svg:x2="8.239cm" svg:y2="11.995cm" draw:start-shape="id295" draw:start-glue-point="6" draw:end-shape="id296" draw:end-glue-point="4" svg:d="M8243 10660v668h-4v667" svg:viewBox="0 0 5 1336">
          <text:p text:style-name="P5">Export <text:s text:c="48"/></text:p>
          <text:p text:style-name="P5">Network <text:s text:c="45"/></text:p>
        </draw:connector>
        <draw:connector draw:style-name="gr84" draw:text-style-name="P3" draw:layer="layout" draw:line-skew="-1.336cm" svg:x1="5.063cm" svg:y1="10.66cm" svg:x2="8.241cm" svg:y2="11.328cm" draw:start-shape="id297" draw:start-glue-point="6" draw:end-shape="id298" draw:end-glue-point="0" svg:d="M5063 10660v500h3178v168" svg:viewBox="0 0 3179 669">
          <text:p/>
        </draw:connector>
        <draw:connector draw:style-name="gr84" draw:text-style-name="P3" draw:layer="layout" draw:line-skew="-1.336cm" svg:x1="11.418cm" svg:y1="10.671cm" svg:x2="8.241cm" svg:y2="11.328cm" draw:start-shape="id299" draw:start-glue-point="6" draw:end-shape="id298" draw:end-glue-point="0" svg:d="M11418 10671v489h-3177v168" svg:viewBox="0 0 3178 658">
          <text:p/>
        </draw:connector>
        <draw:connector draw:style-name="gr328" draw:text-style-name="P7" draw:layer="layout" svg:x1="15.769cm" svg:y1="15.122cm" svg:x2="13.014cm" svg:y2="16.44cm" draw:start-shape="id294" draw:start-glue-point="6" draw:end-shape="id296" draw:end-glue-point="7" svg:d="M15769 15122v1318h-2755" svg:viewBox="0 0 2756 1319">
          <text:p text:style-name="P5"/>
          <text:p text:style-name="P5"/>
          <text:p text:style-name="P5"/>
          <text:p text:style-name="P5"><text:s text:c="11"/>Export Network</text:p>
        </draw:connector>
        <draw:connector draw:style-name="gr329" draw:text-style-name="P7" draw:layer="layout" draw:line-skew="-1.569cm" svg:x1="1.145cm" svg:y1="7.305cm" svg:x2="15.77cm" svg:y2="11.035cm" draw:end-shape="id293" draw:end-glue-point="4" svg:d="M1145 7305v45h14625v3685" svg:viewBox="0 0 14626 3731">
          <text:p text:style-name="P5">Rocket Fuel AE2 Network</text:p>
          <text:p text:style-name="P5"/>
          <text:p text:style-name="P5"/>
          <text:p text:style-name="P5"/>
          <text:p text:style-name="P5"/>
          <text:p text:style-name="P5"/>
          <text:p text:style-name="P5"/>
        </draw:connector>
        <draw:custom-shape draw:style-name="gr330" draw:text-style-name="P25" draw:layer="layout" svg:width="5.08cm" svg:height="6.985cm" svg:x="13.284cm" svg:y="8.62cm">
          <text:p text:style-name="P3">Handoff Zone</text:p>
          <text:p text:style-name="P3">Configured for</text:p>
          <text:p text:style-name="P3">Sharing Products</text:p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onnector draw:style-name="gr331" draw:text-style-name="P7" draw:layer="layout" svg:x1="11.421cm" svg:y1="7.408cm" svg:x2="11.418cm" svg:y2="8.22cm" draw:end-shape="id299" draw:end-glue-point="4" svg:d="M11421 7408v155h-3v657" svg:viewBox="0 0 4 813">
          <text:p text:style-name="P5">Quartz Fiber (pwr only) -&gt; <text:s text:c="42"/></text:p>
        </draw:connector>
        <draw:custom-shape draw:style-name="gr332" draw:text-style-name="P16" draw:layer="layout" svg:width="1.27cm" svg:height="1.27cm" draw:transform="rotate (-1.5707963267949) translate (2.905cm 6.7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3" draw:text-style-name="P12" draw:layer="layout" svg:width="6.033cm" svg:height="3.095cm" svg:x="1.317cm" svg:y="3.62cm">
          <draw:text-box>
            <text:p>ME Inverted Toggle Bus</text:p>
            <text:p>|</text:p>
            <text:p>v</text:p>
          </draw:text-box>
        </draw:frame>
        <draw:line draw:style-name="gr334" draw:text-style-name="P10" draw:layer="layout" svg:x1="1.117cm" svg:y1="7.35cm" svg:x2="1.117cm" svg:y2="20.05cm">
          <text:p/>
        </draw:line>
        <draw:custom-shape draw:style-name="gr335" draw:text-style-name="P16" xml:id="id300" draw:id="id300" draw:layer="layout" svg:width="2.223cm" svg:height="2.235cm" svg:x="7.147cm" svg:y="14.077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6" draw:layer="layout" svg:width="1.118cm" svg:height="1.118cm" svg:x="7.706cm" svg:y="14.68cm">
          <text:p/>
          <draw:enhanced-geometry svg:viewBox="0 0 21600 21600" draw:type="rectangle" draw:enhanced-path="M 0 0 L 21600 0 21600 21600 0 21600 0 0 Z N"/>
        </draw:custom-shape>
        <draw:frame draw:style-name="gr337" draw:text-style-name="P26" draw:layer="layout" svg:width="5.397cm" svg:height="0.962cm" svg:x="5.623cm" svg:y="16.58cm">
          <draw:text-box>
            <text:p><text:s/>ME Storage Bus</text:p>
          </draw:text-box>
        </draw:frame>
        <draw:connector draw:style-name="gr338" draw:text-style-name="P10" draw:layer="layout" svg:x1="8.239cm" svg:y1="11.995cm" svg:x2="8.258cm" svg:y2="14.077cm" draw:start-shape="id296" draw:start-glue-point="4" draw:end-shape="id300" draw:end-glue-point="0" svg:d="M8239 11995v-501h19v2583" svg:viewBox="0 0 20 2584">
          <text:p/>
        </draw:connector>
      </draw:page>
      <draw:page draw:name="page27" draw:style-name="dp1" draw:master-page-name="Default">
        <draw:custom-shape draw:style-name="gr339" draw:text-style-name="P4" xml:id="id305" draw:id="id305" draw:layer="layout" svg:width="7.327cm" svg:height="6.845cm" svg:x="6.873cm" svg:y="10.992cm">
          <text:p text:style-name="P3">Off-Site</text:p>
          <text:p text:style-name="P3">Quantum Network Bridg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0" draw:text-style-name="P4" draw:layer="layout" svg:width="3.493cm" svg:height="2.685cm" svg:x="8.795cm" svg:y="1.483cm">
          <text:p text:style-name="P3">Dimensional</text:p>
          <text:p text:style-name="P3">Transcei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1" draw:text-style-name="P13" xml:id="id301" draw:id="id301" draw:layer="layout" svg:width="3.493cm" svg:height="2.685cm" svg:x="8.795cm" svg:y="4.183cm">
          <text:p text:style-name="P11">Energy</text:p>
          <text:p text:style-name="P11">Accep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2" draw:text-style-name="P13" xml:id="id304" draw:id="id304" draw:layer="layout" svg:width="3.493cm" svg:height="2.685cm" svg:x="8.795cm" svg:y="6.883cm">
          <text:p text:style-name="P11">Dense</text:p>
          <text:p text:style-name="P11">Energy</text:p>
          <text:p text:style-name="P11">Ce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6" xml:id="id302" draw:id="id302" draw:layer="layout" svg:width="0.317cm" svg:height="0.535cm" svg:x="7.903cm" svg:y="5.855cm">
          <text:p/>
          <draw:enhanced-geometry svg:viewBox="0 0 21600 21600" draw:type="rectangle" draw:enhanced-path="M 0 0 L 21600 0 21600 21600 0 21600 0 0 Z N"/>
        </draw:custom-shape>
        <draw:frame draw:style-name="gr337" draw:text-style-name="P12" draw:layer="layout" svg:width="0.195cm" svg:height="0.962cm" svg:x="7.965cm" svg:y="6.163cm">
          <draw:text-box>
            <text:p>*</text:p>
          </draw:text-box>
        </draw:frame>
        <draw:connector draw:style-name="gr344" draw:text-style-name="P10" draw:layer="layout" svg:x1="8.795cm" svg:y1="5.526cm" svg:x2="8.061cm" svg:y2="5.855cm" draw:start-shape="id301" draw:start-glue-point="5" draw:end-shape="id302" draw:end-glue-point="0" svg:d="M8795 5526h-734v329" svg:viewBox="0 0 735 330">
          <text:p/>
        </draw:connector>
        <draw:frame draw:style-name="gr345" draw:text-style-name="P12" draw:layer="layout" svg:width="3.35cm" svg:height="1.673cm" svg:x="4.81cm" svg:y="4.76cm">
          <draw:text-box>
            <text:p>ME Level Emitter -&gt;</text:p>
          </draw:text-box>
        </draw:frame>
        <draw:custom-shape draw:style-name="gr346" draw:text-style-name="P17" draw:layer="layout" svg:width="0.623cm" svg:height="2.692cm" svg:x="8.16cm" svg:y="6.8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3" draw:text-style-name="P16" xml:id="id303" draw:id="id303" draw:layer="layout" svg:width="0.317cm" svg:height="0.535cm" svg:x="12.903cm" svg:y="5.854cm">
          <text:p/>
          <draw:enhanced-geometry svg:viewBox="0 0 21600 21600" draw:type="rectangle" draw:enhanced-path="M 0 0 L 21600 0 21600 21600 0 21600 0 0 Z N"/>
        </draw:custom-shape>
        <draw:frame draw:style-name="gr337" draw:text-style-name="P12" draw:layer="layout" svg:width="0.195cm" svg:height="0.962cm" svg:x="12.965cm" svg:y="6.162cm">
          <draw:text-box>
            <text:p>*</text:p>
          </draw:text-box>
        </draw:frame>
        <draw:connector draw:style-name="gr347" draw:text-style-name="P10" draw:layer="layout" svg:x1="12.288cm" svg:y1="5.526cm" svg:x2="13.061cm" svg:y2="5.854cm" draw:start-shape="id301" draw:start-glue-point="7" draw:end-shape="id303" draw:end-glue-point="0" svg:d="M12288 5526h773v328" svg:viewBox="0 0 774 329">
          <text:p/>
        </draw:connector>
        <draw:custom-shape draw:style-name="gr346" draw:text-style-name="P17" draw:layer="layout" svg:width="0.623cm" svg:height="2.692cm" svg:x="12.26cm" svg:y="6.8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8" draw:text-style-name="P7" draw:layer="layout" draw:type="line" svg:x1="10.542cm" svg:y1="9.568cm" svg:x2="10.537cm" svg:y2="10.992cm" draw:start-shape="id304" draw:start-glue-point="6" draw:end-shape="id305" draw:end-glue-point="4" svg:d="M10542 9568l-5 1424" svg:viewBox="0 0 6 1425">
          <text:p text:style-name="P5">Export Network <text:s text:c="24"/></text:p>
        </draw:connector>
        <draw:custom-shape draw:style-name="gr349" draw:text-style-name="P27" xml:id="id306" draw:id="id306" draw:layer="layout" svg:width="2.757cm" svg:height="0.576cm" svg:x="9.153cm" svg:y="18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16" draw:layer="layout" svg:width="2.506cm" svg:height="0.287cm" svg:x="9.282cm" svg:y="1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16" xml:id="id307" draw:id="id307" draw:layer="layout" svg:width="1.587cm" svg:height="0.287cm" svg:x="9.762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" xml:id="id308" draw:id="id308" draw:layer="layout" svg:width="1.587cm" svg:height="2.54cm" svg:x="9.763cm" svg:y="20.482cm">
          <text:p text:style-name="P3">Dru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53" draw:text-style-name="P10" xml:id="id310" draw:id="id310" draw:layer="layout" svg:x1="10.537cm" svg:y1="17.837cm" svg:x2="10.531cm" svg:y2="18.551cm" draw:start-shape="id305" draw:start-glue-point="6" draw:end-shape="id306" draw:end-glue-point="0" svg:d="M10537 17837v357h-6v357" svg:viewBox="0 0 7 715">
          <text:p/>
        </draw:connector>
        <draw:connector draw:style-name="gr354" draw:text-style-name="P10" draw:layer="layout" svg:x1="10.555cm" svg:y1="19.727cm" svg:x2="10.557cm" svg:y2="20.482cm" draw:start-shape="id307" draw:start-glue-point="2" draw:end-shape="id308" draw:end-glue-point="5" svg:d="M10555 19727v377h2v378" svg:viewBox="0 0 3 756">
          <text:p/>
        </draw:connector>
        <draw:frame draw:style-name="gr355" draw:text-style-name="P28" draw:layer="layout" svg:width="4.763cm" svg:height="2.384cm" svg:x="3.722cm" svg:y="7.15cm">
          <draw:text-box>
            <text:p text:style-name="P14"><text:span text:style-name="T4">Redstone Transmitter -&gt;</text:span></text:p>
          </draw:text-box>
        </draw:frame>
        <draw:custom-shape draw:style-name="gr349" draw:text-style-name="P27" xml:id="id311" draw:id="id311" draw:layer="layout" svg:width="2.757cm" svg:height="0.576cm" draw:transform="rotate (1.5707963267949) translate (7.83cm 23.2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16" draw:layer="layout" svg:width="2.506cm" svg:height="0.287cm" draw:transform="rotate (1.5707963267949) translate (8.429cm 23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16" xml:id="id309" draw:id="id309" draw:layer="layout" svg:width="1.587cm" svg:height="0.287cm" draw:transform="rotate (1.5707963267949) translate (8.719cm 22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10" draw:layer="layout" svg:x1="9.006cm" svg:y1="21.834cm" svg:x2="9.761cm" svg:y2="21.832cm" draw:start-shape="id309" draw:start-glue-point="2" svg:d="M9006 21834h628v-2h127" svg:viewBox="0 0 756 3">
          <text:p/>
        </draw:connector>
        <draw:connector draw:style-name="gr356" draw:text-style-name="P7" draw:layer="layout" draw:line-skew="0.021cm" svg:x1="10.534cm" svg:y1="18.194cm" svg:x2="7.83cm" svg:y2="21.858cm" draw:start-shape="id310" draw:start-glue-point="0" draw:end-shape="id311" draw:end-glue-point="0" svg:d="M10534 18194h-3184v3664h480" svg:viewBox="0 0 3185 3665">
          <text:p text:style-name="P5">Export Network <text:s text:c="42"/></text:p>
        </draw:connector>
        <draw:frame draw:style-name="gr357" draw:text-style-name="P28" draw:layer="layout" svg:width="4.128cm" svg:height="1.673cm" svg:x="11.794cm" svg:y="18.377cm">
          <draw:text-box>
            <text:p text:style-name="P11"><text:span text:style-name="T4">&lt;- ME Fluid Export B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0" draw:display-name="Arrowheads 140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51" draw:display-name="Arrowheads 151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7" draw:display-name="Arrowheads 167" svg:viewBox="0 0 20 20" svg:d="M0 20l10-20 10 20z"/>
    <draw:marker draw:name="Arrowheads_20_169" draw:display-name="Arrowheads 169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36" draw:display-name="Arrowheads 236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1" draw:display-name="Arrowheads 241" svg:viewBox="0 0 20 20" svg:d="M0 20l10-20 10 20z"/>
    <draw:marker draw:name="Arrowheads_20_242" draw:display-name="Arrowheads 242" svg:viewBox="0 0 20 20" svg:d="M0 20l10-20 10 20z"/>
    <draw:marker draw:name="Arrowheads_20_243" draw:display-name="Arrowheads 243" svg:viewBox="0 0 20 20" svg:d="M0 20l10-20 10 20z"/>
    <draw:marker draw:name="Arrowheads_20_244" draw:display-name="Arrowheads 244" svg:viewBox="0 0 20 20" svg:d="M0 20l10-20 10 20z"/>
    <draw:marker draw:name="Arrowheads_20_245" draw:display-name="Arrowheads 245" svg:viewBox="0 0 20 20" svg:d="M0 20l10-20 10 20z"/>
    <draw:marker draw:name="Arrowheads_20_246" draw:display-name="Arrowheads 246" svg:viewBox="0 0 20 20" svg:d="M0 20l10-20 10 20z"/>
    <draw:marker draw:name="Arrowheads_20_247" draw:display-name="Arrowheads 247" svg:viewBox="0 0 20 20" svg:d="M0 20l10-20 10 20z"/>
    <draw:marker draw:name="Arrowheads_20_248" draw:display-name="Arrowheads 248" svg:viewBox="0 0 20 20" svg:d="M0 20l10-20 10 20z"/>
    <draw:marker draw:name="Arrowheads_20_249" draw:display-name="Arrowheads 249" svg:viewBox="0 0 20 20" svg:d="M0 20l10-20 10 20z"/>
    <draw:marker draw:name="Arrowheads_20_250" draw:display-name="Arrowheads 250" svg:viewBox="0 0 20 20" svg:d="M0 20l10-20 10 20z"/>
    <draw:marker draw:name="Arrowheads_20_251" draw:display-name="Arrowheads 251" svg:viewBox="0 0 20 20" svg:d="M0 20l10-20 10 20z"/>
    <draw:marker draw:name="Arrowheads_20_252" draw:display-name="Arrowheads 252" svg:viewBox="0 0 20 20" svg:d="M0 20l10-20 10 20z"/>
    <draw:marker draw:name="Arrowheads_20_253" draw:display-name="Arrowheads 253" svg:viewBox="0 0 20 20" svg:d="M0 20l10-20 10 20z"/>
    <draw:marker draw:name="Arrowheads_20_254" draw:display-name="Arrowheads 254" svg:viewBox="0 0 20 20" svg:d="M0 20l10-20 10 20z"/>
    <draw:marker draw:name="Arrowheads_20_255" draw:display-name="Arrowheads 25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58" draw:display-name="Arrowheads 258" svg:viewBox="0 0 20 20" svg:d="M0 20l10-20 10 20z"/>
    <draw:marker draw:name="Arrowheads_20_259" draw:display-name="Arrowheads 259" svg:viewBox="0 0 20 20" svg:d="M0 20l10-20 10 20z"/>
    <draw:marker draw:name="Arrowheads_20_260" draw:display-name="Arrowheads 260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1" draw:display-name="Arrowheads 271" svg:viewBox="0 0 20 20" svg:d="M0 20l10-20 10 20z"/>
    <draw:marker draw:name="Arrowheads_20_272" draw:display-name="Arrowheads 272" svg:viewBox="0 0 20 20" svg:d="M0 20l10-20 10 20z"/>
    <draw:marker draw:name="Arrowheads_20_277" draw:display-name="Arrowheads 277" svg:viewBox="0 0 20 20" svg:d="M0 20l10-20 10 20z"/>
    <draw:marker draw:name="Arrowheads_20_278" draw:display-name="Arrowheads 278" svg:viewBox="0 0 20 20" svg:d="M0 20l10-20 10 20z"/>
    <draw:marker draw:name="Arrowheads_20_279" draw:display-name="Arrowheads 279" svg:viewBox="0 0 20 20" svg:d="M0 20l10-20 10 20z"/>
    <draw:marker draw:name="Arrowheads_20_280" draw:display-name="Arrowheads 280" svg:viewBox="0 0 20 20" svg:d="M0 20l10-20 10 20z"/>
    <draw:marker draw:name="Arrowheads_20_281" draw:display-name="Arrowheads 281" svg:viewBox="0 0 20 20" svg:d="M0 20l10-20 10 20z"/>
    <draw:marker draw:name="Arrowheads_20_282" draw:display-name="Arrowheads 282" svg:viewBox="0 0 20 20" svg:d="M0 20l10-20 10 20z"/>
    <draw:marker draw:name="Arrowheads_20_283" draw:display-name="Arrowheads 283" svg:viewBox="0 0 20 20" svg:d="M0 20l10-20 10 20z"/>
    <draw:marker draw:name="Arrowheads_20_287" draw:display-name="Arrowheads 287" svg:viewBox="0 0 20 20" svg:d="M0 20l10-20 10 20z"/>
    <draw:marker draw:name="Arrowheads_20_293" draw:display-name="Arrowheads 293" svg:viewBox="0 0 20 20" svg:d="M0 20l10-20 10 20z"/>
    <draw:marker draw:name="Arrowheads_20_294" draw:display-name="Arrowheads 294" svg:viewBox="0 0 20 20" svg:d="M0 20l10-20 10 20z"/>
    <draw:marker draw:name="Arrowheads_20_295" draw:display-name="Arrowheads 295" svg:viewBox="0 0 20 20" svg:d="M0 20l10-20 10 20z"/>
    <draw:marker draw:name="Arrowheads_20_299" draw:display-name="Arrowheads 299" svg:viewBox="0 0 20 20" svg:d="M0 20l10-20 10 20z"/>
    <draw:marker draw:name="Arrowheads_20_305" draw:display-name="Arrowheads 305" svg:viewBox="0 0 20 20" svg:d="M0 20l10-20 10 20z"/>
    <draw:marker draw:name="Arrowheads_20_306" draw:display-name="Arrowheads 306" svg:viewBox="0 0 20 20" svg:d="M0 20l10-20 10 20z"/>
    <draw:marker draw:name="Arrowheads_20_307" draw:display-name="Arrowheads 307" svg:viewBox="0 0 20 20" svg:d="M0 20l10-20 10 20z"/>
    <draw:marker draw:name="Arrowheads_20_310" draw:display-name="Arrowheads 310" svg:viewBox="0 0 20 20" svg:d="M0 20l10-20 10 20z"/>
    <draw:marker draw:name="Arrowheads_20_311" draw:display-name="Arrowheads 311" svg:viewBox="0 0 20 20" svg:d="M0 20l10-20 10 20z"/>
    <draw:marker draw:name="Arrowheads_20_312" draw:display-name="Arrowheads 312" svg:viewBox="0 0 20 20" svg:d="M0 20l10-20 10 20z"/>
    <draw:marker draw:name="Arrowheads_20_313" draw:display-name="Arrowheads 313" svg:viewBox="0 0 20 20" svg:d="M0 20l10-20 10 20z"/>
    <draw:marker draw:name="Arrowheads_20_314" draw:display-name="Arrowheads 314" svg:viewBox="0 0 20 20" svg:d="M0 20l10-20 10 20z"/>
    <draw:marker draw:name="Arrowheads_20_317" draw:display-name="Arrowheads 317" svg:viewBox="0 0 20 20" svg:d="M0 20l10-20 10 20z"/>
    <draw:marker draw:name="Arrowheads_20_318" draw:display-name="Arrowheads 318" svg:viewBox="0 0 20 20" svg:d="M0 20l10-20 10 20z"/>
    <draw:marker draw:name="Arrowheads_20_319" draw:display-name="Arrowheads 319" svg:viewBox="0 0 20 20" svg:d="M0 20l10-20 10 20z"/>
    <draw:marker draw:name="Arrowheads_20_325" draw:display-name="Arrowheads 325" svg:viewBox="0 0 20 20" svg:d="M0 20l10-20 10 20z"/>
    <draw:marker draw:name="Arrowheads_20_329" draw:display-name="Arrowheads 329" svg:viewBox="0 0 20 20" svg:d="M0 20l10-20 10 20z"/>
    <draw:marker draw:name="Arrowheads_20_334" draw:display-name="Arrowheads 334" svg:viewBox="0 0 20 20" svg:d="M0 20l10-20 10 20z"/>
    <draw:marker draw:name="Arrowheads_20_337" draw:display-name="Arrowheads 337" svg:viewBox="0 0 20 20" svg:d="M0 20l10-20 10 20z"/>
    <draw:marker draw:name="Arrowheads_20_341" draw:display-name="Arrowheads 341" svg:viewBox="0 0 20 20" svg:d="M0 20l10-20 10 20z"/>
    <draw:marker draw:name="Arrowheads_20_343" draw:display-name="Arrowheads 343" svg:viewBox="0 0 20 20" svg:d="M0 20l10-20 10 20z"/>
    <draw:marker draw:name="Arrowheads_20_344" draw:display-name="Arrowheads 344" svg:viewBox="0 0 20 20" svg:d="M0 20l10-20 10 20z"/>
    <draw:marker draw:name="Arrowheads_20_346" draw:display-name="Arrowheads 346" svg:viewBox="0 0 20 20" svg:d="M0 20l10-20 10 20z"/>
    <draw:marker draw:name="Arrowheads_20_347" draw:display-name="Arrowheads 347" svg:viewBox="0 0 20 20" svg:d="M0 20l10-20 10 20z"/>
    <draw:marker draw:name="Arrowheads_20_348" draw:display-name="Arrowheads 348" svg:viewBox="0 0 20 20" svg:d="M0 20l10-20 10 20z"/>
    <draw:marker draw:name="Arrowheads_20_349" draw:display-name="Arrowheads 349" svg:viewBox="0 0 20 20" svg:d="M0 20l10-20 10 20z"/>
    <draw:marker draw:name="Arrowheads_20_350" draw:display-name="Arrowheads 350" svg:viewBox="0 0 20 20" svg:d="M0 20l10-20 10 20z"/>
    <draw:marker draw:name="Arrowheads_20_354" draw:display-name="Arrowheads 354" svg:viewBox="0 0 20 20" svg:d="M0 20l10-20 10 20z"/>
    <draw:marker draw:name="Arrowheads_20_355" draw:display-name="Arrowheads 355" svg:viewBox="0 0 20 20" svg:d="M0 20l10-20 10 20z"/>
    <draw:marker draw:name="Arrowheads_20_356" draw:display-name="Arrowheads 356" svg:viewBox="0 0 20 20" svg:d="M0 20l10-20 10 20z"/>
    <draw:marker draw:name="Arrowheads_20_358" draw:display-name="Arrowheads 358" svg:viewBox="0 0 20 20" svg:d="M0 20l10-20 10 20z"/>
    <draw:marker draw:name="Arrowheads_20_360" draw:display-name="Arrowheads 360" svg:viewBox="0 0 20 20" svg:d="M0 20l10-20 10 20z"/>
    <draw:marker draw:name="Arrowheads_20_361" draw:display-name="Arrowheads 361" svg:viewBox="0 0 20 20" svg:d="M0 20l10-20 10 20z"/>
    <draw:marker draw:name="Arrowheads_20_363" draw:display-name="Arrowheads 363" svg:viewBox="0 0 20 20" svg:d="M0 20l10-20 10 20z"/>
    <draw:marker draw:name="Arrowheads_20_367" draw:display-name="Arrowheads 367" svg:viewBox="0 0 20 20" svg:d="M0 20l10-20 10 20z"/>
    <draw:marker draw:name="Arrowheads_20_368" draw:display-name="Arrowheads 368" svg:viewBox="0 0 20 20" svg:d="M0 20l10-20 10 20z"/>
    <draw:marker draw:name="Arrowheads_20_369" draw:display-name="Arrowheads 369" svg:viewBox="0 0 20 20" svg:d="M0 20l10-20 10 20z"/>
    <draw:marker draw:name="Arrowheads_20_370" draw:display-name="Arrowheads 370" svg:viewBox="0 0 20 20" svg:d="M0 20l10-20 10 20z"/>
    <draw:marker draw:name="Arrowheads_20_372" draw:display-name="Arrowheads 372" svg:viewBox="0 0 20 20" svg:d="M0 20l10-20 10 20z"/>
    <draw:marker draw:name="Arrowheads_20_373" draw:display-name="Arrowheads 373" svg:viewBox="0 0 20 20" svg:d="M0 20l10-20 10 20z"/>
    <draw:marker draw:name="Arrowheads_20_374" draw:display-name="Arrowheads 374" svg:viewBox="0 0 20 20" svg:d="M0 20l10-20 10 20z"/>
    <draw:marker draw:name="Arrowheads_20_378" draw:display-name="Arrowheads 378" svg:viewBox="0 0 20 20" svg:d="M0 20l10-20 10 20z"/>
    <draw:marker draw:name="Arrowheads_20_380" draw:display-name="Arrowheads 380" svg:viewBox="0 0 20 20" svg:d="M0 20l10-20 10 20z"/>
    <draw:marker draw:name="Arrowheads_20_383" draw:display-name="Arrowheads 383" svg:viewBox="0 0 20 20" svg:d="M0 20l10-20 10 20z"/>
    <draw:marker draw:name="Arrowheads_20_384" draw:display-name="Arrowheads 384" svg:viewBox="0 0 20 20" svg:d="M0 20l10-20 10 20z"/>
    <draw:marker draw:name="Arrowheads_20_385" draw:display-name="Arrowheads 385" svg:viewBox="0 0 20 20" svg:d="M0 20l10-20 10 20z"/>
    <draw:marker draw:name="Arrowheads_20_386" draw:display-name="Arrowheads 386" svg:viewBox="0 0 20 20" svg:d="M0 20l10-20 10 20z"/>
    <draw:marker draw:name="Arrowheads_20_387" draw:display-name="Arrowheads 387" svg:viewBox="0 0 20 20" svg:d="M0 20l10-20 10 20z"/>
    <draw:marker draw:name="Arrowheads_20_4" draw:display-name="Arrowheads 4" svg:viewBox="0 0 20 20" svg:d="M0 20l10-20 10 20z"/>
    <draw:marker draw:name="Arrowheads_20_403" draw:display-name="Arrowheads 403" svg:viewBox="0 0 20 20" svg:d="M0 20l10-20 10 20z"/>
    <draw:marker draw:name="Arrowheads_20_405" draw:display-name="Arrowheads 405" svg:viewBox="0 0 20 20" svg:d="M0 20l10-20 10 20z"/>
    <draw:marker draw:name="Arrowheads_20_407" draw:display-name="Arrowheads 407" svg:viewBox="0 0 20 20" svg:d="M0 20l10-20 10 20z"/>
    <draw:marker draw:name="Arrowheads_20_409" draw:display-name="Arrowheads 409" svg:viewBox="0 0 20 20" svg:d="M0 20l10-20 10 20z"/>
    <draw:marker draw:name="Arrowheads_20_412" draw:display-name="Arrowheads 412" svg:viewBox="0 0 20 20" svg:d="M0 20l10-20 10 20z"/>
    <draw:marker draw:name="Arrowheads_20_414" draw:display-name="Arrowheads 414" svg:viewBox="0 0 20 20" svg:d="M0 20l10-20 10 20z"/>
    <draw:marker draw:name="Arrowheads_20_415" draw:display-name="Arrowheads 415" svg:viewBox="0 0 20 20" svg:d="M0 20l10-20 10 20z"/>
    <draw:marker draw:name="Arrowheads_20_417" draw:display-name="Arrowheads 417" svg:viewBox="0 0 20 20" svg:d="M0 20l10-20 10 20z"/>
    <draw:marker draw:name="Arrowheads_20_418" draw:display-name="Arrowheads 418" svg:viewBox="0 0 20 20" svg:d="M0 20l10-20 10 20z"/>
    <draw:marker draw:name="Arrowheads_20_419" draw:display-name="Arrowheads 419" svg:viewBox="0 0 20 20" svg:d="M0 20l10-20 10 20z"/>
    <draw:marker draw:name="Arrowheads_20_420" draw:display-name="Arrowheads 420" svg:viewBox="0 0 20 20" svg:d="M0 20l10-20 10 20z"/>
    <draw:marker draw:name="Arrowheads_20_421" draw:display-name="Arrowheads 421" svg:viewBox="0 0 20 20" svg:d="M0 20l10-20 10 20z"/>
    <draw:marker draw:name="Arrowheads_20_422" draw:display-name="Arrowheads 422" svg:viewBox="0 0 20 20" svg:d="M0 20l10-20 10 20z"/>
    <draw:marker draw:name="Arrowheads_20_423" draw:display-name="Arrowheads 423" svg:viewBox="0 0 20 20" svg:d="M0 20l10-20 10 20z"/>
    <draw:marker draw:name="Arrowheads_20_425" draw:display-name="Arrowheads 425" svg:viewBox="0 0 20 20" svg:d="M0 20l10-20 10 20z"/>
    <draw:marker draw:name="Arrowheads_20_426" draw:display-name="Arrowheads 426" svg:viewBox="0 0 20 20" svg:d="M0 20l10-20 10 20z"/>
    <draw:marker draw:name="Arrowheads_20_427" draw:display-name="Arrowheads 427" svg:viewBox="0 0 20 20" svg:d="M0 20l10-20 10 20z"/>
    <draw:marker draw:name="Arrowheads_20_428" draw:display-name="Arrowheads 428" svg:viewBox="0 0 20 20" svg:d="M0 20l10-20 10 20z"/>
    <draw:marker draw:name="Arrowheads_20_429" draw:display-name="Arrowheads 429" svg:viewBox="0 0 20 20" svg:d="M0 20l10-20 10 20z"/>
    <draw:marker draw:name="Arrowheads_20_431" draw:display-name="Arrowheads 431" svg:viewBox="0 0 20 20" svg:d="M0 20l10-20 10 20z"/>
    <draw:marker draw:name="Arrowheads_20_432" draw:display-name="Arrowheads 432" svg:viewBox="0 0 20 20" svg:d="M0 20l10-20 10 20z"/>
    <draw:marker draw:name="Arrowheads_20_434" draw:display-name="Arrowheads 434" svg:viewBox="0 0 20 20" svg:d="M0 20l10-20 10 20z"/>
    <draw:marker draw:name="Arrowheads_20_435" draw:display-name="Arrowheads 435" svg:viewBox="0 0 20 20" svg:d="M0 20l10-20 10 20z"/>
    <draw:marker draw:name="Arrowheads_20_436" draw:display-name="Arrowheads 436" svg:viewBox="0 0 20 20" svg:d="M0 20l10-20 10 20z"/>
    <draw:marker draw:name="Arrowheads_20_437" draw:display-name="Arrowheads 437" svg:viewBox="0 0 20 20" svg:d="M0 20l10-20 10 20z"/>
    <draw:marker draw:name="Arrowheads_20_438" draw:display-name="Arrowheads 438" svg:viewBox="0 0 20 20" svg:d="M0 20l10-20 10 20z"/>
    <draw:marker draw:name="Arrowheads_20_439" draw:display-name="Arrowheads 439" svg:viewBox="0 0 20 20" svg:d="M0 20l10-20 10 20z"/>
    <draw:marker draw:name="Arrowheads_20_440" draw:display-name="Arrowheads 440" svg:viewBox="0 0 20 20" svg:d="M0 20l10-20 10 20z"/>
    <draw:marker draw:name="Arrowheads_20_442" draw:display-name="Arrowheads 442" svg:viewBox="0 0 20 20" svg:d="M0 20l10-20 10 20z"/>
    <draw:marker draw:name="Arrowheads_20_443" draw:display-name="Arrowheads 443" svg:viewBox="0 0 20 20" svg:d="M0 20l10-20 10 20z"/>
    <draw:marker draw:name="Arrowheads_20_444" draw:display-name="Arrowheads 444" svg:viewBox="0 0 20 20" svg:d="M0 20l10-20 10 20z"/>
    <draw:marker draw:name="Arrowheads_20_445" draw:display-name="Arrowheads 445" svg:viewBox="0 0 20 20" svg:d="M0 20l10-20 10 20z"/>
    <draw:marker draw:name="Arrowheads_20_446" draw:display-name="Arrowheads 44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5" draw:display-name="Arrowheads 65" svg:viewBox="0 0 20 20" svg:d="M0 20l10-20 10 20z"/>
    <draw:marker draw:name="Arrowheads_20_68" draw:display-name="Arrowheads 68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31T04:03:25.352988972</meta:creation-date>
    <meta:generator>LibreOffice/7.1.6.2$Linux_X86_64 LibreOffice_project/0e133318fcee89abacd6a7d077e292f1145735c3</meta:generator>
    <dc:date>2021-10-03T23:10:38.548844818</dc:date>
    <meta:editing-duration>P2DT10H17M35S</meta:editing-duration>
    <meta:editing-cycles>1366</meta:editing-cycles>
    <meta:document-statistic meta:object-count="632"/>
  </office:meta>
</office:document-meta>
</file>